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96pt"/>
    </style:style>
    <style:style style:name="co3" style:family="table-column">
      <style:table-column-properties fo:break-before="auto" style:column-width="204.35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75.15pt"/>
    </style:style>
    <style:style style:name="co6" style:family="table-column">
      <style:table-column-properties fo:break-before="auto" style:column-width="43.94pt"/>
    </style:style>
    <style:style style:name="co7" style:family="table-column">
      <style:table-column-properties fo:break-before="auto" style:column-width="33.56pt"/>
    </style:style>
    <style:style style:name="co8" style:family="table-column">
      <style:table-column-properties fo:break-before="auto" style:column-width="47.79pt"/>
    </style:style>
    <style:style style:name="co9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ext-properties fo:font-style="italic" style:font-style-asian="italic" style:font-style-complex="italic"/>
    </style:style>
    <style:style style:name="ce30" style:family="table-cell" style:parent-style-name="Default" style:data-style-name="N10">
      <style:text-properties fo:font-style="normal" style:font-style-asian="normal" style:font-style-complex="normal"/>
    </style:style>
    <style:style style:name="ce31" style:family="table-cell" style:parent-style-name="Default" style:data-style-name="N10">
      <style:text-properties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a1fdac"/>
      <style:text-properties fo:font-weight="bold" style:font-weight-asian="bold" style:font-weight-complex="bold"/>
    </style:style>
    <style:style style:name="ce33" style:family="table-cell" style:parent-style-name="Default" style:data-style-name="N10">
      <style:table-cell-properties fo:background-color="#fdf8a1"/>
      <style:text-properties fo:font-weight="bold" style:font-weight-asian="bold" style:font-weight-complex="bold"/>
    </style:style>
    <style:style style:name="ce32" style:family="table-cell" style:parent-style-name="Default" style:data-style-name="N10">
      <style:text-properties fo:font-weight="normal" style:font-weight-asian="normal" style:font-weight-complex="normal"/>
    </style:style>
    <style:style style:name="ce35" style:family="table-cell" style:parent-style-name="Default" style:data-style-name="N10">
      <style:table-cell-properties fo:background-color="#f79898"/>
      <style:text-properties fo:font-weight="bold" style:font-weight-asian="bold" style:font-weight-complex="bold"/>
    </style:style>
    <style:style style:name="ce36" style:family="table-cell" style:parent-style-name="Категория_20_сводной_20_таблицы" style:data-style-name="N0">
      <style:table-cell-properties fo:border-bottom="none" fo:border-left="0.99pt solid #000000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visibility="collapse" table:default-cell-style-name="Default"/>
        <table:table-column table:style-name="co1" table:visibility="collapse" table:number-columns-repeated="3" table:default-cell-style-name="ce27"/>
        <table:table-column table:style-name="co1" table:visibility="collapse" table:number-columns-repeated="3" table:default-cell-style-name="Default"/>
        <table:table-column table:style-name="co1" table:number-columns-repeated="2" table:default-cell-style-name="ce27"/>
        <table:table-column table:style-name="co1" table:number-columns-repeated="1005" table:default-cell-style-name="Default"/>
        <table:table-row table:style-name="ro1">
          <table:table-cell table:number-columns-repeated="3"/>
          <table:table-cell office:value-type="string" calcext:value-type="string">
            <text:p>упак</text:p>
          </table:table-cell>
          <table:table-cell table:number-columns-repeated="5"/>
          <table:table-cell office:value-type="string" calcext:value-type="string">
            <text:p>ставка спп</text:p>
          </table:table-cell>
          <table:table-cell office:value-type="string" calcext:value-type="string">
            <text:p>спп</text:p>
          </table:table-cell>
          <table:table-cell/>
          <table:table-cell office:value-type="string" calcext:value-type="string">
            <text:p>спп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спп</text:p>
          </table:table-cell>
          <table:table-cell office:value-type="string" calcext:value-type="string">
            <text:p>-упак</text:p>
          </table:table-cell>
          <table:table-cell office:value-type="string" calcext:value-type="string">
            <text:p>рент</text:p>
          </table:table-cell>
          <table:table-cell office:value-type="string" calcext:value-type="string">
            <text:p>рент с упак</text:p>
          </table:table-cell>
          <table:table-cell office:value-type="string" calcext:value-type="string">
            <text:p>конкур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002"/>
        </table:table-row>
        <table:table-row table:style-name="ro1">
          <table:table-cell/>
          <table:table-cell table:formula="of:=449"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*(100-[.E2])/100" office:value-type="float" office:value="314.3" calcext:value-type="float">
            <text:p>314.3</text:p>
          </table:table-cell>
          <table:table-cell table:formula="of:=[.H2]*(100-[.F2])/100" office:value-type="float" office:value="282.87" calcext:value-type="float">
            <text:p>282.87</text:p>
          </table:table-cell>
          <table:table-cell office:value-type="float" office:value="7" calcext:value-type="float">
            <text:p>7</text:p>
          </table:table-cell>
          <table:table-cell table:formula="of:=[.I2]*(100-[.J2])/100" office:value-type="float" office:value="263.0691" calcext:value-type="float">
            <text:p>263.0691</text:p>
          </table:table-cell>
          <table:table-cell table:formula="of:=([.B2]-[.I2])/[.B2]" office:value-type="percentage" office:value="0.37" calcext:value-type="percentage">
            <text:p>37%</text:p>
          </table:table-cell>
          <table:table-cell table:formula="of:=([.$B2]-[.K2])/[.$B2]" office:value-type="percentage" office:value="0.4141" calcext:value-type="percentage">
            <text:p>41%</text:p>
          </table:table-cell>
          <table:table-cell table:formula="of:=MAX(12-[.J2]; 1)/100" office:value-type="percentage" office:value="0.05" calcext:value-type="percentage">
            <text:p>5%</text:p>
          </table:table-cell>
          <table:table-cell table:style-name="ce18"/>
          <table:table-cell table:formula="of:=([.K2]*(1-[.N2])-[.$O$1])*0.93-[.$C2]" office:value-type="float" office:value="71.62154985" calcext:value-type="float">
            <text:p>71.62154985</text:p>
          </table:table-cell>
          <table:table-cell table:formula="of:=[.P2]-[.D2]" office:value-type="float" office:value="71.62154985" calcext:value-type="float">
            <text:p>71.62154985</text:p>
          </table:table-cell>
          <table:table-cell table:formula="of:=[.P2]/[.K2]" office:value-type="percentage" office:value="0.272253753291436" calcext:value-type="percentage">
            <text:p>27%</text:p>
          </table:table-cell>
          <table:table-cell table:formula="of:=[.Q2]/[.K2]" office:value-type="percentage" office:value="0.272253753291436" calcext:value-type="percentage">
            <text:p>27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]*(100-[.E3])/100" office:value-type="float" office:value="314.3" calcext:value-type="float">
            <text:p>314.3</text:p>
          </table:table-cell>
          <table:table-cell table:formula="of:=[.H3]*(100-[.F3])/100" office:value-type="float" office:value="251.44" calcext:value-type="float">
            <text:p>251.44</text:p>
          </table:table-cell>
          <table:table-cell office:value-type="float" office:value="7" calcext:value-type="float">
            <text:p>7</text:p>
          </table:table-cell>
          <table:table-cell table:formula="of:=[.I3]*(100-[.J3])/100" office:value-type="float" office:value="233.8392" calcext:value-type="float">
            <text:p>233.8392</text:p>
          </table:table-cell>
          <table:table-cell table:formula="of:=([.$B3]-[.I3])/[.$B3]" office:value-type="percentage" office:value="0.44" calcext:value-type="percentage">
            <text:p>44%</text:p>
          </table:table-cell>
          <table:table-cell table:formula="of:=([.$B3]-[.K3])/[.$B3]" office:value-type="percentage" office:value="0.4792" calcext:value-type="percentage">
            <text:p>48%</text:p>
          </table:table-cell>
          <table:table-cell table:formula="of:=MAX(12-[.J3]; 1)/100" office:value-type="percentage" office:value="0.05" calcext:value-type="percentage">
            <text:p>5%</text:p>
          </table:table-cell>
          <table:table-cell table:style-name="ce18"/>
          <table:table-cell table:formula="of:=([.K3]*(1-[.N3])-[.$O$1])*0.93-[.$C3]" office:value-type="float" office:value="45.7969332" calcext:value-type="float">
            <text:p>45.7969332</text:p>
          </table:table-cell>
          <table:table-cell table:formula="of:=[.P3]-[.D3]" office:value-type="float" office:value="45.7969332" calcext:value-type="float">
            <text:p>45.7969332</text:p>
          </table:table-cell>
          <table:table-cell table:formula="of:=[.P3]/[.K3]" office:value-type="percentage" office:value="0.195847972452865" calcext:value-type="percentage">
            <text:p>20%</text:p>
          </table:table-cell>
          <table:table-cell table:formula="of:=[.Q3]/[.K3]" office:value-type="percentage" office:value="0.195847972452865" calcext:value-type="percentage">
            <text:p>20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0x90</text:p>
          </table:table-cell>
          <table:table-cell table:style-name="ce18" office:value-type="float" office:value="449" calcext:value-type="float">
            <text:p>449</text:p>
          </table:table-cell>
          <table:table-cell table:style-name="ce18" office:value-type="float" office:value="90" calcext:value-type="float">
            <text:p>90</text:p>
          </table:table-cell>
          <table:table-cell table:style-name="ce18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table:style-name="ce18" table:formula="of:=1-([.I4]/[.B4])" office:value-type="float" office:value="0.52" calcext:value-type="float">
            <text:p>0.52</text:p>
          </table:table-cell>
          <table:table-cell table:style-name="ce18" table:formula="of:=[.B4]*(100-[.E4])/100" office:value-type="float" office:value="269.4" calcext:value-type="float">
            <text:p>269.4</text:p>
          </table:table-cell>
          <table:table-cell table:style-name="ce19" table:formula="of:=[.H4]*(100-[.F4])/100" office:value-type="float" office:value="215.52" calcext:value-type="float">
            <text:p>215.52</text:p>
          </table:table-cell>
          <table:table-cell office:value-type="float" office:value="0" calcext:value-type="float">
            <text:p>0</text:p>
          </table:table-cell>
          <table:table-cell table:formula="of:=[.I4]*(100-[.J4])/100" office:value-type="float" office:value="215.52" calcext:value-type="float">
            <text:p>215.52</text:p>
          </table:table-cell>
          <table:table-cell table:style-name="ce28" table:formula="of:=([.B4]-[.I4])/[.B4]" office:value-type="percentage" office:value="0.52" calcext:value-type="percentage">
            <text:p>52%</text:p>
          </table:table-cell>
          <table:table-cell table:formula="of:=([.$B4]-[.K4])/[.$B4]" office:value-type="percentage" office:value="0.52" calcext:value-type="percentage">
            <text:p>52%</text:p>
          </table:table-cell>
          <table:table-cell table:formula="of:=MAX(12-[.J4]; 1)/100" office:value-type="percentage" office:value="0.12" calcext:value-type="percentage">
            <text:p>12%</text:p>
          </table:table-cell>
          <table:table-cell table:style-name="ce18"/>
          <table:table-cell table:formula="of:=([.K4]*(1-[.N4])-[.$O$1])*0.93-[.$C4]" office:value-type="float" office:value="30.581568" calcext:value-type="float">
            <text:p>30.581568</text:p>
          </table:table-cell>
          <table:table-cell table:formula="of:=[.P4]-[.D4]" office:value-type="float" office:value="30.581568" calcext:value-type="float">
            <text:p>30.581568</text:p>
          </table:table-cell>
          <table:table-cell table:formula="of:=[.P4]/[.K4]" office:value-type="percentage" office:value="0.141896659242762" calcext:value-type="percentage">
            <text:p>14%</text:p>
          </table:table-cell>
          <table:table-cell table:style-name="ce31" table:formula="of:=[.Q4]/[.K4]" office:value-type="percentage" office:value="0.141896659242762" calcext:value-type="percentage">
            <text:p>14%</text:p>
          </table:table-cell>
          <table:table-cell table:number-columns-repeated="2"/>
          <table:table-cell table:style-name="ce18" table:number-columns-repeated="1003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18" table:formula="of:=1-([.I5]/[.B5])" office:value-type="float" office:value="0.4475" calcext:value-type="float">
            <text:p>0.4475</text:p>
          </table:table-cell>
          <table:table-cell table:formula="of:=[.B5]*(100-[.E5])/100" office:value-type="float" office:value="291.85" calcext:value-type="float">
            <text:p>291.85</text:p>
          </table:table-cell>
          <table:table-cell table:formula="of:=[.H5]*(100-[.F5])/100" office:value-type="float" office:value="248.0725" calcext:value-type="float">
            <text:p>248.0725</text:p>
          </table:table-cell>
          <table:table-cell office:value-type="float" office:value="7" calcext:value-type="float">
            <text:p>7</text:p>
          </table:table-cell>
          <table:table-cell table:formula="of:=[.I5]*(100-[.J5])/100" office:value-type="float" office:value="230.707425" calcext:value-type="float">
            <text:p>230.707425</text:p>
          </table:table-cell>
          <table:table-cell table:formula="of:=([.B5]-[.I5])/[.B5]" office:value-type="percentage" office:value="0.4475" calcext:value-type="percentage">
            <text:p>45%</text:p>
          </table:table-cell>
          <table:table-cell table:formula="of:=([.$B5]-[.K5])/[.$B5]" office:value-type="percentage" office:value="0.486175" calcext:value-type="percentage">
            <text:p>49%</text:p>
          </table:table-cell>
          <table:table-cell table:formula="of:=MAX(12-[.J5]; 1)/100" office:value-type="percentage" office:value="0.05" calcext:value-type="percentage">
            <text:p>5%</text:p>
          </table:table-cell>
          <table:table-cell table:style-name="ce18"/>
          <table:table-cell table:formula="of:=([.K5]*(1-[.N5])-[.$O$1])*0.93-[.$C5]" office:value-type="float" office:value="43.0300099875" calcext:value-type="float">
            <text:p>43.0300099875</text:p>
          </table:table-cell>
          <table:table-cell table:formula="of:=[.P5]-[.D5]" office:value-type="float" office:value="43.0300099875" calcext:value-type="float">
            <text:p>43.0300099875</text:p>
          </table:table-cell>
          <table:table-cell table:formula="of:=[.P5]/[.K5]" office:value-type="percentage" office:value="0.186513329544985" calcext:value-type="percentage">
            <text:p>19%</text:p>
          </table:table-cell>
          <table:table-cell table:formula="of:=[.Q5]/[.K5]" office:value-type="percentage" office:value="0.186513329544985" calcext:value-type="percentage">
            <text:p>19%</text:p>
          </table:table-cell>
          <table:table-cell table:number-columns-repeated="1005"/>
        </table:table-row>
        <table:table-row table:style-name="ro1">
          <table:table-cell/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105" calcext:value-type="float">
            <text:p>105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0" calcext:value-type="float">
            <text:p>20</text:p>
          </table:table-cell>
          <table:table-cell table:style-name="ce18" table:formula="of:=1-([.I6]/[.B6])" office:value-type="float" office:value="0.52" calcext:value-type="float">
            <text:p>0.52</text:p>
          </table:table-cell>
          <table:table-cell table:style-name="ce17" table:formula="of:=[.B6]*(100-[.E6])/100" office:value-type="float" office:value="269.4" calcext:value-type="float">
            <text:p>269.4</text:p>
          </table:table-cell>
          <table:table-cell table:style-name="ce23" table:formula="of:=[.H6]*(100-[.F6])/100" office:value-type="float" office:value="215.52" calcext:value-type="float">
            <text:p>215.52</text:p>
          </table:table-cell>
          <table:table-cell table:style-name="ce24" office:value-type="float" office:value="7" calcext:value-type="float">
            <text:p>7</text:p>
          </table:table-cell>
          <table:table-cell table:formula="of:=[.I6]*(100-[.J6])/100" office:value-type="float" office:value="200.4336" calcext:value-type="float">
            <text:p>200.4336</text:p>
          </table:table-cell>
          <table:table-cell table:style-name="ce29" table:formula="of:=([.B6]-[.I6])/[.B6]" office:value-type="percentage" office:value="0.52" calcext:value-type="percentage">
            <text:p>52%</text:p>
          </table:table-cell>
          <table:table-cell table:style-name="ce29" table:formula="of:=([.$B6]-[.K6])/[.$B6]" office:value-type="percentage" office:value="0.5536" calcext:value-type="percentage">
            <text:p>55%</text:p>
          </table:table-cell>
          <table:table-cell table:formula="of:=MAX(12-[.J6]; 1)/100" office:value-type="percentage" office:value="0.05" calcext:value-type="percentage">
            <text:p>5%</text:p>
          </table:table-cell>
          <table:table-cell table:style-name="ce18"/>
          <table:table-cell table:formula="of:=([.K6]*(1-[.N6])-[.$O$1])*0.93-[.$C6]" office:value-type="float" office:value="16.2830856" calcext:value-type="float">
            <text:p>16.2830856</text:p>
          </table:table-cell>
          <table:table-cell table:formula="of:=[.P6]-[.D6]" office:value-type="float" office:value="16.2830856" calcext:value-type="float">
            <text:p>16.2830856</text:p>
          </table:table-cell>
          <table:table-cell table:formula="of:=[.P6]/[.K6]" office:value-type="percentage" office:value="0.0812393011950093" calcext:value-type="percentage">
            <text:p>8%</text:p>
          </table:table-cell>
          <table:table-cell table:formula="of:=[.Q6]/[.K6]" office:value-type="percentage" office:value="0.0812393011950093" calcext:value-type="percentage">
            <text:p>8%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7]/[.B7])" office:value-type="string" office:string-value="" calcext:value-type="error">
            <text:p>#ДЕЛ/0!</text:p>
          </table:table-cell>
          <table:table-cell table:style-name="ce17"/>
          <table:table-cell table:style-name="ce23" table:number-columns-repeated="2"/>
          <table:table-cell/>
          <table:table-cell table:style-name="ce29" table:number-columns-repeated="2"/>
          <table:table-cell table:formula="of:=MAX(12-[.J7]; 1)/100" office:value-type="percentage" office:value="0.12" calcext:value-type="percentage">
            <text:p>12%</text:p>
          </table:table-cell>
          <table:table-cell table:style-name="ce18"/>
          <table:table-cell table:formula="of:=([.K7]*(1-[.N7])-[.$O$1])*0.93-[.$C7]" office:value-type="float" office:value="-55.8" calcext:value-type="float">
            <text:p>-55.8</text:p>
          </table:table-cell>
          <table:table-cell table:formula="of:=[.P7]-[.D7]" office:value-type="float" office:value="-55.8" calcext:value-type="float">
            <text:p>-55.8</text:p>
          </table:table-cell>
          <table:table-cell table:formula="of:=[.P7]/[.K7]" office:value-type="string" office:string-value="" calcext:value-type="error">
            <text:p>#ДЕЛ/0!</text:p>
          </table:table-cell>
          <table:table-cell table:formula="of:=[.Q7]/[.K7]" office:value-type="string" office:string-value="" calcext:value-type="error">
            <text:p>#ДЕЛ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0x140</text:p>
          </table:table-cell>
          <table:table-cell office:value-type="float" office:value="771" calcext:value-type="float">
            <text:p>771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18" table:formula="of:=1-([.I8]/[.B8])" office:value-type="float" office:value="0.488" calcext:value-type="float">
            <text:p>0.488</text:p>
          </table:table-cell>
          <table:table-cell table:style-name="ce17" table:formula="of:=[.B8]*(100-[.E8])/100" office:value-type="float" office:value="493.44" calcext:value-type="float">
            <text:p>493.44</text:p>
          </table:table-cell>
          <table:table-cell table:style-name="ce24" table:formula="of:=[.H8]*(100-[.F8])/100" office:value-type="float" office:value="394.752" calcext:value-type="float">
            <text:p>394.752</text:p>
          </table:table-cell>
          <table:table-cell office:value-type="float" office:value="12" calcext:value-type="float">
            <text:p>12</text:p>
          </table:table-cell>
          <table:table-cell table:formula="of:=[.I8]*(100-[.J8])/100" office:value-type="float" office:value="347.38176" calcext:value-type="float">
            <text:p>347.38176</text:p>
          </table:table-cell>
          <table:table-cell table:style-name="ce29" table:formula="of:=([.B8]-[.I8])/[.B8]" office:value-type="percentage" office:value="0.488" calcext:value-type="percentage">
            <text:p>49%</text:p>
          </table:table-cell>
          <table:table-cell table:style-name="ce29" table:formula="of:=([.$B8]-[.K8])/[.$B8]" office:value-type="percentage" office:value="0.54944" calcext:value-type="percentage">
            <text:p>55%</text:p>
          </table:table-cell>
          <table:table-cell table:formula="of:=MAX(12-[.J8]; 1)/100" office:value-type="percentage" office:value="0.01" calcext:value-type="percentage">
            <text:p>1%</text:p>
          </table:table-cell>
          <table:table-cell table:style-name="ce18"/>
          <table:table-cell table:formula="of:=([.K8]*(1-[.N8])-[.$O$1])*0.93-[.$C8]" office:value-type="float" office:value="89.034386432" calcext:value-type="float">
            <text:p>89.034386432</text:p>
          </table:table-cell>
          <table:table-cell table:formula="of:=[.P8]-[.D8]" office:value-type="float" office:value="70.621886432" calcext:value-type="float">
            <text:p>70.621886432</text:p>
          </table:table-cell>
          <table:table-cell table:formula="of:=[.P8]/[.K8]" office:value-type="percentage" office:value="0.256301270486971" calcext:value-type="percentage">
            <text:p>26%</text:p>
          </table:table-cell>
          <table:table-cell table:formula="of:=[.Q8]/[.K8]" office:value-type="percentage" office:value="0.203297624008814" calcext:value-type="percentage">
            <text:p>20%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T8]-[.V8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style-name="ce18" table:formula="of:=1-([.I9]/[.B9])" office:value-type="float" office:value="0.4865" calcext:value-type="float">
            <text:p>0.4865</text:p>
          </table:table-cell>
          <table:table-cell table:style-name="ce17" table:formula="of:=[.B9]*(100-[.E9])/100" office:value-type="float" office:value="501.15" calcext:value-type="float">
            <text:p>501.15</text:p>
          </table:table-cell>
          <table:table-cell table:style-name="ce24" table:formula="of:=[.H9]*(100-[.F9])/100" office:value-type="float" office:value="395.9085" calcext:value-type="float">
            <text:p>395.9085</text:p>
          </table:table-cell>
          <table:table-cell office:value-type="float" office:value="7" calcext:value-type="float">
            <text:p>7</text:p>
          </table:table-cell>
          <table:table-cell table:formula="of:=[.I9]*(100-[.J9])/100" office:value-type="float" office:value="368.194905" calcext:value-type="float">
            <text:p>368.194905</text:p>
          </table:table-cell>
          <table:table-cell table:style-name="ce29" table:formula="of:=([.B9]-[.I9])/[.B9]" office:value-type="percentage" office:value="0.4865" calcext:value-type="percentage">
            <text:p>49%</text:p>
          </table:table-cell>
          <table:table-cell table:style-name="ce29" table:formula="of:=([.$B9]-[.K9])/[.$B9]" office:value-type="percentage" office:value="0.522445" calcext:value-type="percentage">
            <text:p>52%</text:p>
          </table:table-cell>
          <table:table-cell table:formula="of:=MAX(12-[.J9]; 1)/100" office:value-type="percentage" office:value="0.05" calcext:value-type="percentage">
            <text:p>5%</text:p>
          </table:table-cell>
          <table:table-cell table:style-name="ce18"/>
          <table:table-cell table:formula="of:=([.K9]*(1-[.N9])-[.$O$1])*0.93-[.$C9]" office:value-type="float" office:value="94.5001985675" calcext:value-type="float">
            <text:p>94.5001985675</text:p>
          </table:table-cell>
          <table:table-cell table:formula="of:=[.P9]-[.D9]" office:value-type="float" office:value="76.0876985675" calcext:value-type="float">
            <text:p>76.0876985675</text:p>
          </table:table-cell>
          <table:table-cell table:formula="of:=[.P9]/[.K9]" office:value-type="percentage" office:value="0.256658083216822" calcext:value-type="percentage">
            <text:p>26%</text:p>
          </table:table-cell>
          <table:table-cell table:formula="of:=[.Q9]/[.K9]" office:value-type="percentage" office:value="0.206650601445721" calcext:value-type="percentage">
            <text:p>21%</text:p>
          </table:table-cell>
          <table:table-cell table:number-columns-repeated="4"/>
          <table:table-cell table:formula="of:=[.T9]-[.V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style-name="ce18" table:formula="of:=1-([.I10]/[.B10])" office:value-type="float" office:value="0.49" calcext:value-type="float">
            <text:p>0.49</text:p>
          </table:table-cell>
          <table:table-cell table:style-name="ce17" table:formula="of:=[.B10]*(100-[.E10])/100" office:value-type="float" office:value="524.28" calcext:value-type="float">
            <text:p>524.28</text:p>
          </table:table-cell>
          <table:table-cell table:style-name="ce24" table:formula="of:=[.H10]*(100-[.F10])/100" office:value-type="float" office:value="393.21" calcext:value-type="float">
            <text:p>393.21</text:p>
          </table:table-cell>
          <table:table-cell office:value-type="float" office:value="0" calcext:value-type="float">
            <text:p>0</text:p>
          </table:table-cell>
          <table:table-cell table:style-name="ce5" table:formula="of:=[.I10]*(100-[.J10])/100" office:value-type="float" office:value="393.21" calcext:value-type="float">
            <text:p>393.21</text:p>
          </table:table-cell>
          <table:table-cell table:style-name="ce29" table:formula="of:=([.B10]-[.I10])/[.B10]" office:value-type="percentage" office:value="0.49" calcext:value-type="percentage">
            <text:p>49%</text:p>
          </table:table-cell>
          <table:table-cell table:style-name="ce29" table:formula="of:=([.$B10]-[.K10])/[.$B10]" office:value-type="percentage" office:value="0.49" calcext:value-type="percentage">
            <text:p>49%</text:p>
          </table:table-cell>
          <table:table-cell table:formula="of:=MAX(12-[.J10]; 1)/100" office:value-type="percentage" office:value="0.12" calcext:value-type="percentage">
            <text:p>12%</text:p>
          </table:table-cell>
          <table:table-cell table:style-name="ce18"/>
          <table:table-cell table:formula="of:=([.K10]*(1-[.N10])-[.$O$1])*0.93-[.$C10]" office:value-type="float" office:value="91.003064" calcext:value-type="float">
            <text:p>91.003064</text:p>
          </table:table-cell>
          <table:table-cell table:formula="of:=[.P10]-[.D10]" office:value-type="float" office:value="72.590564" calcext:value-type="float">
            <text:p>72.590564</text:p>
          </table:table-cell>
          <table:table-cell table:style-name="ce31" table:formula="of:=[.P10]/[.K10]" office:value-type="percentage" office:value="0.231436291040411" calcext:value-type="percentage">
            <text:p>23%</text:p>
          </table:table-cell>
          <table:table-cell table:style-name="ce20" table:formula="of:=[.Q10]/[.K10]" office:value-type="percentage" office:value="0.184610167594924" calcext:value-type="percentage">
            <text:p>18%</text:p>
          </table:table-cell>
          <table:table-cell table:number-columns-repeated="4"/>
          <table:table-cell table:formula="of:=[.T10]-[.V1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11]/[.B11])" office:value-type="float" office:value="0.37" calcext:value-type="float">
            <text:p>0.37</text:p>
          </table:table-cell>
          <table:table-cell table:style-name="ce17" table:formula="of:=[.B11]*(100-[.E11])/100" office:value-type="float" office:value="539.7" calcext:value-type="float">
            <text:p>539.7</text:p>
          </table:table-cell>
          <table:table-cell table:style-name="ce24" table:formula="of:=[.H11]*(100-[.F11])/100" office:value-type="float" office:value="485.73" calcext:value-type="float">
            <text:p>485.73</text:p>
          </table:table-cell>
          <table:table-cell office:value-type="float" office:value="7" calcext:value-type="float">
            <text:p>7</text:p>
          </table:table-cell>
          <table:table-cell table:formula="of:=[.I11]*(100-[.J11])/100" office:value-type="float" office:value="451.7289" calcext:value-type="float">
            <text:p>451.7289</text:p>
          </table:table-cell>
          <table:table-cell table:style-name="ce29" table:formula="of:=([.B11]-[.I11])/[.B11]" office:value-type="percentage" office:value="0.37" calcext:value-type="percentage">
            <text:p>37%</text:p>
          </table:table-cell>
          <table:table-cell table:style-name="ce29" table:formula="of:=([.$B11]-[.K11])/[.$B11]" office:value-type="percentage" office:value="0.4141" calcext:value-type="percentage">
            <text:p>41%</text:p>
          </table:table-cell>
          <table:table-cell table:formula="of:=MAX(12-[.J11]; 1)/100" office:value-type="percentage" office:value="0.05" calcext:value-type="percentage">
            <text:p>5%</text:p>
          </table:table-cell>
          <table:table-cell table:style-name="ce18"/>
          <table:table-cell table:formula="of:=([.K11]*(1-[.N11])-[.$O$1])*0.93-[.$C11]" office:value-type="float" office:value="168.30248315" calcext:value-type="float">
            <text:p>168.30248315</text:p>
          </table:table-cell>
          <table:table-cell table:formula="of:=[.P11]-[.D11]" office:value-type="float" office:value="149.88998315" calcext:value-type="float">
            <text:p>149.88998315</text:p>
          </table:table-cell>
          <table:table-cell table:formula="of:=[.P11]/[.K11]" office:value-type="percentage" office:value="0.372574088463235" calcext:value-type="percentage">
            <text:p>37%</text:p>
          </table:table-cell>
          <table:table-cell table:formula="of:=[.Q11]/[.K11]" office:value-type="percentage" office:value="0.331814021972028" calcext:value-type="percentage">
            <text:p>33%</text:p>
          </table:table-cell>
          <table:table-cell table:number-columns-repeated="4"/>
          <table:table-cell table:formula="of:=[.T11]-[.V1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12]/[.B12])" office:value-type="float" office:value="0.37" calcext:value-type="float">
            <text:p>0.37</text:p>
          </table:table-cell>
          <table:table-cell table:style-name="ce17" table:formula="of:=[.B12]*(100-[.E12])/100" office:value-type="float" office:value="539.7" calcext:value-type="float">
            <text:p>539.7</text:p>
          </table:table-cell>
          <table:table-cell table:style-name="ce24" table:formula="of:=[.H12]*(100-[.F12])/100" office:value-type="float" office:value="485.73" calcext:value-type="float">
            <text:p>485.73</text:p>
          </table:table-cell>
          <table:table-cell table:style-name="ce24" office:value-type="float" office:value="7" calcext:value-type="float">
            <text:p>7</text:p>
          </table:table-cell>
          <table:table-cell table:formula="of:=[.I12]*(100-[.J12])/100" office:value-type="float" office:value="451.7289" calcext:value-type="float">
            <text:p>451.7289</text:p>
          </table:table-cell>
          <table:table-cell table:style-name="ce29" table:formula="of:=([.B12]-[.I12])/[.B12]" office:value-type="percentage" office:value="0.37" calcext:value-type="percentage">
            <text:p>37%</text:p>
          </table:table-cell>
          <table:table-cell table:style-name="ce29" table:formula="of:=([.$B12]-[.K12])/[.$B12]" office:value-type="percentage" office:value="0.4141" calcext:value-type="percentage">
            <text:p>41%</text:p>
          </table:table-cell>
          <table:table-cell table:formula="of:=MAX(12-[.J12]; 1)/100" office:value-type="percentage" office:value="0.05" calcext:value-type="percentage">
            <text:p>5%</text:p>
          </table:table-cell>
          <table:table-cell table:style-name="ce18"/>
          <table:table-cell table:formula="of:=([.K12]*(1-[.N12])-[.$O$1])*0.93-[.$C12]" office:value-type="float" office:value="168.30248315" calcext:value-type="float">
            <text:p>168.30248315</text:p>
          </table:table-cell>
          <table:table-cell table:formula="of:=[.P12]-[.D12]" office:value-type="float" office:value="149.88998315" calcext:value-type="float">
            <text:p>149.88998315</text:p>
          </table:table-cell>
          <table:table-cell table:formula="of:=[.P12]/[.K12]" office:value-type="percentage" office:value="0.372574088463235" calcext:value-type="percentage">
            <text:p>37%</text:p>
          </table:table-cell>
          <table:table-cell table:formula="of:=[.Q12]/[.K12]" office:value-type="percentage" office:value="0.331814021972028" calcext:value-type="percentage">
            <text:p>33%</text:p>
          </table:table-cell>
          <table:table-cell table:number-columns-repeated="4"/>
          <table:table-cell table:formula="of:=[.T12]-[.V1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17" office:value-type="float" office:value="771" calcext:value-type="float">
            <text:p>771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8" calcext:value-type="float">
            <text:p>18</text:p>
          </table:table-cell>
          <table:table-cell table:style-name="ce18" table:formula="of:=1-([.I13]/[.B13])" office:value-type="float" office:value="0.549" calcext:value-type="float">
            <text:p>0.549</text:p>
          </table:table-cell>
          <table:table-cell table:style-name="ce17" table:formula="of:=[.B13]*(100-[.E13])/100" office:value-type="float" office:value="424.05" calcext:value-type="float">
            <text:p>424.05</text:p>
          </table:table-cell>
          <table:table-cell table:style-name="ce24" table:formula="of:=[.H13]*(100-[.F13])/100" office:value-type="float" office:value="347.721" calcext:value-type="float">
            <text:p>347.721</text:p>
          </table:table-cell>
          <table:table-cell table:style-name="ce24" office:value-type="float" office:value="7" calcext:value-type="float">
            <text:p>7</text:p>
          </table:table-cell>
          <table:table-cell table:formula="of:=[.I13]*(100-[.J13])/100" office:value-type="float" office:value="323.38053" calcext:value-type="float">
            <text:p>323.38053</text:p>
          </table:table-cell>
          <table:table-cell table:style-name="ce29" table:formula="of:=([.B13]-[.I13])/[.B13]" office:value-type="percentage" office:value="0.549" calcext:value-type="percentage">
            <text:p>55%</text:p>
          </table:table-cell>
          <table:table-cell table:style-name="ce29" table:formula="of:=([.$B13]-[.K13])/[.$B13]" office:value-type="percentage" office:value="0.58057" calcext:value-type="percentage">
            <text:p>58%</text:p>
          </table:table-cell>
          <table:table-cell table:formula="of:=MAX(12-[.J13]; 1)/100" office:value-type="percentage" office:value="0.05" calcext:value-type="percentage">
            <text:p>5%</text:p>
          </table:table-cell>
          <table:table-cell table:style-name="ce18"/>
          <table:table-cell table:formula="of:=([.K13]*(1-[.N13])-[.$O$1])*0.93-[.$C13]" office:value-type="float" office:value="54.906698255" calcext:value-type="float">
            <text:p>54.906698255</text:p>
          </table:table-cell>
          <table:table-cell table:formula="of:=[.P13]-[.D13]" office:value-type="float" office:value="36.494198255" calcext:value-type="float">
            <text:p>36.494198255</text:p>
          </table:table-cell>
          <table:table-cell table:formula="of:=[.P13]/[.K13]" office:value-type="percentage" office:value="0.169789746633788" calcext:value-type="percentage">
            <text:p>17%</text:p>
          </table:table-cell>
          <table:table-cell table:formula="of:=[.Q13]/[.K13]" office:value-type="percentage" office:value="0.112852181468686" calcext:value-type="percentage">
            <text:p>11%</text:p>
          </table:table-cell>
          <table:table-cell table:number-columns-repeated="4"/>
          <table:table-cell table:formula="of:=[.T13]-[.V1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 table:formula="of:=1-([.I14]/[.B14])" office:value-type="string" office:string-value="" calcext:value-type="error">
            <text:p>#ДЕЛ/0!</text:p>
          </table:table-cell>
          <table:table-cell table:style-name="ce17"/>
          <table:table-cell table:style-name="ce23" table:number-columns-repeated="2"/>
          <table:table-cell/>
          <table:table-cell table:style-name="ce29" table:number-columns-repeated="2"/>
          <table:table-cell table:formula="of:=MAX(12-[.J14]; 1)/100" office:value-type="percentage" office:value="0.12" calcext:value-type="percentage">
            <text:p>12%</text:p>
          </table:table-cell>
          <table:table-cell table:style-name="ce18"/>
          <table:table-cell table:formula="of:=([.K14]*(1-[.N14])-[.$O$1])*0.93-[.$C14]" office:value-type="float" office:value="-55.8" calcext:value-type="float">
            <text:p>-55.8</text:p>
          </table:table-cell>
          <table:table-cell table:formula="of:=[.P14]-[.D14]" office:value-type="float" office:value="-55.8" calcext:value-type="float">
            <text:p>-55.8</text:p>
          </table:table-cell>
          <table:table-cell table:formula="of:=[.P14]/[.K14]" office:value-type="string" office:string-value="" calcext:value-type="error">
            <text:p>#ДЕЛ/0!</text:p>
          </table:table-cell>
          <table:table-cell table:formula="of:=[.Q14]/[.K14]" office:value-type="string" office:string-value="" calcext:value-type="error">
            <text:p>#ДЕЛ/0!</text:p>
          </table:table-cell>
          <table:table-cell table:number-columns-repeated="4"/>
          <table:table-cell table:formula="of:=[.T14]-[.V1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x180</text:p>
          </table:table-cell>
          <table:table-cell office:value-type="float" office:value="1080" calcext:value-type="float">
            <text:p>1080</text:p>
          </table:table-cell>
          <table:table-cell office:value-type="float" office:value="325" calcext:value-type="float">
            <text:p>325</text:p>
          </table:table-cell>
          <table:table-cell table:formula="of:=[затраты.$E$8]" office:value-type="float" office:value="46.5696428571429" calcext:value-type="float">
            <text:p>46.56964285714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0" calcext:value-type="float">
            <text:p>20</text:p>
          </table:table-cell>
          <table:table-cell table:style-name="ce18" table:formula="of:=1-([.I15]/[.B15])" office:value-type="float" office:value="0.424" calcext:value-type="float">
            <text:p>0.424</text:p>
          </table:table-cell>
          <table:table-cell table:formula="of:=[.B15]*(100-[.E15])/100" office:value-type="float" office:value="777.6" calcext:value-type="float">
            <text:p>777.6</text:p>
          </table:table-cell>
          <table:table-cell table:formula="of:=[.H15]*(100-[.F15])/100" office:value-type="float" office:value="622.08" calcext:value-type="float">
            <text:p>622.08</text:p>
          </table:table-cell>
          <table:table-cell office:value-type="float" office:value="0" calcext:value-type="float">
            <text:p>0</text:p>
          </table:table-cell>
          <table:table-cell table:style-name="ce5" table:formula="of:=[.I15]*(100-[.J15])/100" office:value-type="float" office:value="622.08" calcext:value-type="float">
            <text:p>622.08</text:p>
          </table:table-cell>
          <table:table-cell table:formula="of:=([.B15]-[.I15])/[.B15]" office:value-type="percentage" office:value="0.424" calcext:value-type="percentage">
            <text:p>42%</text:p>
          </table:table-cell>
          <table:table-cell table:formula="of:=([.$B15]-[.K15])/[.$B15]" office:value-type="percentage" office:value="0.424" calcext:value-type="percentage">
            <text:p>42%</text:p>
          </table:table-cell>
          <table:table-cell table:formula="of:=MAX(12-[.J15]; 1)/100" office:value-type="percentage" office:value="0.12" calcext:value-type="percentage">
            <text:p>12%</text:p>
          </table:table-cell>
          <table:table-cell table:style-name="ce18"/>
          <table:table-cell table:formula="of:=([.K15]*(1-[.N15])-[.$O$1])*0.93-[.$C15]" office:value-type="float" office:value="128.310272" calcext:value-type="float">
            <text:p>128.310272</text:p>
          </table:table-cell>
          <table:table-cell table:formula="of:=[.P15]-[.D15]" office:value-type="float" office:value="81.7406291428572" calcext:value-type="float">
            <text:p>81.7406291428572</text:p>
          </table:table-cell>
          <table:table-cell table:formula="of:=[.P15]/[.K15]" office:value-type="percentage" office:value="0.206260082304527" calcext:value-type="percentage">
            <text:p>21%</text:p>
          </table:table-cell>
          <table:table-cell table:style-name="ce33" table:formula="of:=[.Q15]/[.K15]" office:value-type="percentage" office:value="0.131398902300118" calcext:value-type="percentage">
            <text:p>13%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646" calcext:value-type="float">
            <text:p>646</text:p>
          </table:table-cell>
          <table:table-cell/>
          <table:table-cell table:formula="of:=[.T15]-[.V15]" office:value-type="float" office:value="-27" calcext:value-type="float">
            <text:p>-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25" calcext:value-type="float">
            <text:p>325</text:p>
          </table:table-cell>
          <table:table-cell table:formula="of:=[затраты.$E$8]" office:value-type="float" office:value="46.5696428571429" calcext:value-type="float">
            <text:p>46.5696428571429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8" table:formula="of:=1-([.I16]/[.B16])" office:value-type="float" office:value="0.4135" calcext:value-type="float">
            <text:p>0.4135</text:p>
          </table:table-cell>
          <table:table-cell table:formula="of:=[.B16]*(100-[.E16])/100" office:value-type="float" office:value="745.2" calcext:value-type="float">
            <text:p>745.2</text:p>
          </table:table-cell>
          <table:table-cell table:style-name="ce21" table:formula="of:=[.H16]*(100-[.F16])/100" office:value-type="float" office:value="633.42" calcext:value-type="float">
            <text:p>633.42</text:p>
          </table:table-cell>
          <table:table-cell office:value-type="float" office:value="0" calcext:value-type="float">
            <text:p>0</text:p>
          </table:table-cell>
          <table:table-cell table:formula="of:=[.I16]*(100-[.J16])/100" office:value-type="float" office:value="633.42" calcext:value-type="float">
            <text:p>633.42</text:p>
          </table:table-cell>
          <table:table-cell table:formula="of:=([.B16]-[.I16])/[.B16]" office:value-type="percentage" office:value="0.4135" calcext:value-type="percentage">
            <text:p>41%</text:p>
          </table:table-cell>
          <table:table-cell table:formula="of:=([.$B16]-[.K16])/[.$B16]" office:value-type="percentage" office:value="0.4135" calcext:value-type="percentage">
            <text:p>41%</text:p>
          </table:table-cell>
          <table:table-cell table:formula="of:=MAX(12-[.J16]; 1)/100" office:value-type="percentage" office:value="0.12" calcext:value-type="percentage">
            <text:p>12%</text:p>
          </table:table-cell>
          <table:table-cell table:style-name="ce18"/>
          <table:table-cell table:formula="of:=([.K16]*(1-[.N16])-[.$O$1])*0.93-[.$C16]" office:value-type="float" office:value="137.590928" calcext:value-type="float">
            <text:p>137.590928</text:p>
          </table:table-cell>
          <table:table-cell table:formula="of:=[.P16]-[.D16]" office:value-type="float" office:value="91.0212851428572" calcext:value-type="float">
            <text:p>91.0212851428572</text:p>
          </table:table-cell>
          <table:table-cell table:formula="of:=[.P16]/[.K16]" office:value-type="percentage" office:value="0.217219108964037" calcext:value-type="percentage">
            <text:p>22%</text:p>
          </table:table-cell>
          <table:table-cell table:formula="of:=[.Q16]/[.K16]" office:value-type="percentage" office:value="0.143698154688607" calcext:value-type="percentage">
            <text:p>14%</text:p>
          </table:table-cell>
          <table:table-cell table:number-columns-repeated="4"/>
          <table:table-cell table:formula="of:=[.T16]-[.V1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25" calcext:value-type="float">
            <text:p>325</text:p>
          </table:table-cell>
          <table:table-cell table:formula="of:=[затраты.$E$8]" office:value-type="float" office:value="46.5696428571429" calcext:value-type="float">
            <text:p>46.5696428571429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4" calcext:value-type="float">
            <text:p>14</text:p>
          </table:table-cell>
          <table:table-cell table:style-name="ce18" table:formula="of:=1-([.I17]/[.B17])" office:value-type="float" office:value="0.4152" calcext:value-type="float">
            <text:p>0.4152</text:p>
          </table:table-cell>
          <table:table-cell table:formula="of:=[.B17]*(100-[.E17])/100" office:value-type="float" office:value="734.4" calcext:value-type="float">
            <text:p>734.4</text:p>
          </table:table-cell>
          <table:table-cell table:formula="of:=[.H17]*(100-[.F17])/100" office:value-type="float" office:value="631.584" calcext:value-type="float">
            <text:p>631.584</text:p>
          </table:table-cell>
          <table:table-cell office:value-type="float" office:value="7" calcext:value-type="float">
            <text:p>7</text:p>
          </table:table-cell>
          <table:table-cell table:formula="of:=[.I17]*(100-[.J17])/100" office:value-type="float" office:value="587.37312" calcext:value-type="float">
            <text:p>587.37312</text:p>
          </table:table-cell>
          <table:table-cell table:formula="of:=([.B17]-[.I17])/[.B17]" office:value-type="percentage" office:value="0.4152" calcext:value-type="percentage">
            <text:p>42%</text:p>
          </table:table-cell>
          <table:table-cell table:formula="of:=([.$B17]-[.K17])/[.$B17]" office:value-type="percentage" office:value="0.456136" calcext:value-type="percentage">
            <text:p>46%</text:p>
          </table:table-cell>
          <table:table-cell table:formula="of:=MAX(12-[.J17]; 1)/100" office:value-type="percentage" office:value="0.05" calcext:value-type="percentage">
            <text:p>5%</text:p>
          </table:table-cell>
          <table:table-cell table:style-name="ce18"/>
          <table:table-cell table:formula="of:=([.K17]*(1-[.N17])-[.$O$1])*0.93-[.$C17]" office:value-type="float" office:value="138.14415152" calcext:value-type="float">
            <text:p>138.14415152</text:p>
          </table:table-cell>
          <table:table-cell table:formula="of:=[.P17]-[.D17]" office:value-type="float" office:value="91.5745086628572" calcext:value-type="float">
            <text:p>91.5745086628572</text:p>
          </table:table-cell>
          <table:table-cell table:formula="of:=[.P17]/[.K17]" office:value-type="percentage" office:value="0.235189774295426" calcext:value-type="percentage">
            <text:p>24%</text:p>
          </table:table-cell>
          <table:table-cell table:formula="of:=[.Q17]/[.K17]" office:value-type="percentage" office:value="0.155905174317233" calcext:value-type="percentage">
            <text:p>16%</text:p>
          </table:table-cell>
          <table:table-cell table:number-columns-repeated="4"/>
          <table:table-cell table:formula="of:=[.T17]-[.V1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17" office:value-type="float" office:value="1080" calcext:value-type="float">
            <text:p>1080</text:p>
          </table:table-cell>
          <table:table-cell office:value-type="float" office:value="325" calcext:value-type="float">
            <text:p>325</text:p>
          </table:table-cell>
          <table:table-cell table:formula="of:=[затраты.$E$8]" office:value-type="float" office:value="46.5696428571429" calcext:value-type="float">
            <text:p>46.56964285714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1-([.I18]/[.B18])" office:value-type="float" office:value="0.484" calcext:value-type="float">
            <text:p>0.484</text:p>
          </table:table-cell>
          <table:table-cell table:style-name="ce17" table:formula="of:=[.B18]*(100-[.E18])/100" office:value-type="float" office:value="648" calcext:value-type="float">
            <text:p>648</text:p>
          </table:table-cell>
          <table:table-cell table:style-name="ce24" table:formula="of:=[.H18]*(100-[.F18])/100" office:value-type="float" office:value="557.28" calcext:value-type="float">
            <text:p>557.28</text:p>
          </table:table-cell>
          <table:table-cell office:value-type="float" office:value="7" calcext:value-type="float">
            <text:p>7</text:p>
          </table:table-cell>
          <table:table-cell table:formula="of:=[.I18]*(100-[.J18])/100" office:value-type="float" office:value="518.2704" calcext:value-type="float">
            <text:p>518.2704</text:p>
          </table:table-cell>
          <table:table-cell table:style-name="ce29" table:formula="of:=([.B18]-[.I18])/[.B18]" office:value-type="percentage" office:value="0.484" calcext:value-type="percentage">
            <text:p>48%</text:p>
          </table:table-cell>
          <table:table-cell table:style-name="ce29" table:formula="of:=([.$B18]-[.K18])/[.$B18]" office:value-type="percentage" office:value="0.52012" calcext:value-type="percentage">
            <text:p>52%</text:p>
          </table:table-cell>
          <table:table-cell table:formula="of:=MAX(12-[.J18]; 1)/100" office:value-type="percentage" office:value="0.05" calcext:value-type="percentage">
            <text:p>5%</text:p>
          </table:table-cell>
          <table:table-cell table:style-name="ce18"/>
          <table:table-cell table:formula="of:=([.K18]*(1-[.N18])-[.$O$1])*0.93-[.$C18]" office:value-type="float" office:value="77.0918984" calcext:value-type="float">
            <text:p>77.0918984</text:p>
          </table:table-cell>
          <table:table-cell table:formula="of:=[.P18]-[.D18]" office:value-type="float" office:value="30.5222555428571" calcext:value-type="float">
            <text:p>30.5222555428571</text:p>
          </table:table-cell>
          <table:table-cell table:formula="of:=[.P18]/[.K18]" office:value-type="percentage" office:value="0.148748410868149" calcext:value-type="percentage">
            <text:p>15%</text:p>
          </table:table-cell>
          <table:table-cell table:formula="of:=[.Q18]/[.K18]" office:value-type="percentage" office:value="0.0588925308928642" calcext:value-type="percentage">
            <text:p>6%</text:p>
          </table:table-cell>
          <table:table-cell table:number-columns-repeated="4"/>
          <table:table-cell table:formula="of:=[.T18]-[.V1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/>
          <table:table-cell table:number-columns-repeated="6"/>
          <table:table-cell table:formula="of:=MAX(12-[.J19]; 1)/100" office:value-type="percentage" office:value="0.12" calcext:value-type="percentage">
            <text:p>12%</text:p>
          </table:table-cell>
          <table:table-cell table:style-name="ce18"/>
          <table:table-cell table:formula="of:=([.K19]*(1-[.N19])-[.$O$1])*0.93-[.$C19]" office:value-type="float" office:value="-55.8" calcext:value-type="float">
            <text:p>-55.8</text:p>
          </table:table-cell>
          <table:table-cell table:formula="of:=[.P19]-[.D19]" office:value-type="float" office:value="-55.8" calcext:value-type="float">
            <text:p>-55.8</text:p>
          </table:table-cell>
          <table:table-cell table:formula="of:=[.P19]/[.K19]" office:value-type="string" office:string-value="" calcext:value-type="error">
            <text:p>#ДЕЛ/0!</text:p>
          </table:table-cell>
          <table:table-cell table:formula="of:=[.Q19]/[.K19]" office:value-type="string" office:string-value="" calcext:value-type="error">
            <text:p>#ДЕЛ/0!</text:p>
          </table:table-cell>
          <table:table-cell table:number-columns-repeated="4"/>
          <table:table-cell table:formula="of:=[.T19]-[.V1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50x210</text:p>
          </table:table-cell>
          <table:table-cell office:value-type="float" office:value="1740" calcext:value-type="float">
            <text:p>1740</text:p>
          </table:table-cell>
          <table:table-cell office:value-type="float" office:value="565" calcext:value-type="float">
            <text:p>565</text:p>
          </table:table-cell>
          <table:table-cell table:formula="of:=[затраты.$E$7]" office:value-type="float" office:value="48.771875" calcext:value-type="float">
            <text:p>48.77187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5" calcext:value-type="float">
            <text:p>15</text:p>
          </table:table-cell>
          <table:table-cell table:style-name="ce18" table:formula="of:=1-([.I20]/[.B20])" office:value-type="float" office:value="0.4135" calcext:value-type="float">
            <text:p>0.4135</text:p>
          </table:table-cell>
          <table:table-cell table:formula="of:=[.B20]*(100-[.E20])/100" office:value-type="float" office:value="1200.6" calcext:value-type="float">
            <text:p>1200.6</text:p>
          </table:table-cell>
          <table:table-cell table:style-name="ce5" table:formula="of:=[.H20]*(100-[.F20])/100" office:value-type="float" office:value="1020.51" calcext:value-type="float">
            <text:p>1020.51</text:p>
          </table:table-cell>
          <table:table-cell office:value-type="float" office:value="0" calcext:value-type="float">
            <text:p>0</text:p>
          </table:table-cell>
          <table:table-cell table:formula="of:=[.I20]*(100-[.J20])/100" office:value-type="float" office:value="1020.51" calcext:value-type="float">
            <text:p>1020.51</text:p>
          </table:table-cell>
          <table:table-cell table:formula="of:=([.B20]-[.I20])/[.B20]" office:value-type="percentage" office:value="0.4135" calcext:value-type="percentage">
            <text:p>41%</text:p>
          </table:table-cell>
          <table:table-cell table:formula="of:=([.$B20]-[.K20])/[.$B20]" office:value-type="percentage" office:value="0.4135" calcext:value-type="percentage">
            <text:p>41%</text:p>
          </table:table-cell>
          <table:table-cell table:formula="of:=MAX(12-[.J20]; 1)/100" office:value-type="percentage" office:value="0.12" calcext:value-type="percentage">
            <text:p>12%</text:p>
          </table:table-cell>
          <table:table-cell table:style-name="ce18"/>
          <table:table-cell table:formula="of:=([.K20]*(1-[.N20])-[.$O$1])*0.93-[.$C20]" office:value-type="float" office:value="214.385384" calcext:value-type="float">
            <text:p>214.385384</text:p>
          </table:table-cell>
          <table:table-cell table:formula="of:=[.P20]-[.D20]" office:value-type="float" office:value="165.613509" calcext:value-type="float">
            <text:p>165.613509</text:p>
          </table:table-cell>
          <table:table-cell table:formula="of:=[.P20]/[.K20]" office:value-type="percentage" office:value="0.210076710664276" calcext:value-type="percentage">
            <text:p>21%</text:p>
          </table:table-cell>
          <table:table-cell table:style-name="ce31" table:formula="of:=[.Q20]/[.K20]" office:value-type="percentage" office:value="0.162285042772731" calcext:value-type="percentage">
            <text:p>16%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formula="of:=[.T20]-[.V20]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65" calcext:value-type="float">
            <text:p>565</text:p>
          </table:table-cell>
          <table:table-cell table:formula="of:=[затраты.$E$7]" office:value-type="float" office:value="48.771875" calcext:value-type="float">
            <text:p>48.771875</text:p>
          </table:table-cell>
          <table:table-cell office:value-type="float" office:value="24" calcext:value-type="float">
            <text:p>24</text:p>
          </table:table-cell>
          <table:table-cell table:style-name="ce21" office:value-type="float" office:value="20" calcext:value-type="float">
            <text:p>20</text:p>
          </table:table-cell>
          <table:table-cell table:style-name="ce18" table:formula="of:=1-([.I21]/[.B21])" office:value-type="float" office:value="0.392" calcext:value-type="float">
            <text:p>0.392</text:p>
          </table:table-cell>
          <table:table-cell table:formula="of:=[.B21]*(100-[.E21])/100" office:value-type="float" office:value="1322.4" calcext:value-type="float">
            <text:p>1322.4</text:p>
          </table:table-cell>
          <table:table-cell table:style-name="ce21" table:formula="of:=[.H21]*(100-[.F21])/100" office:value-type="float" office:value="1057.92" calcext:value-type="float">
            <text:p>1057.92</text:p>
          </table:table-cell>
          <table:table-cell office:value-type="float" office:value="0" calcext:value-type="float">
            <text:p>0</text:p>
          </table:table-cell>
          <table:table-cell table:formula="of:=[.I21]*(100-[.J21])/100" office:value-type="float" office:value="1057.92" calcext:value-type="float">
            <text:p>1057.92</text:p>
          </table:table-cell>
          <table:table-cell table:formula="of:=([.B21]-[.I21])/[.B21]" office:value-type="percentage" office:value="0.392" calcext:value-type="percentage">
            <text:p>39%</text:p>
          </table:table-cell>
          <table:table-cell table:formula="of:=([.$B21]-[.K21])/[.$B21]" office:value-type="percentage" office:value="0.392" calcext:value-type="percentage">
            <text:p>39%</text:p>
          </table:table-cell>
          <table:table-cell table:formula="of:=MAX(12-[.J21]; 1)/100" office:value-type="percentage" office:value="0.12" calcext:value-type="percentage">
            <text:p>12%</text:p>
          </table:table-cell>
          <table:table-cell table:style-name="ce18"/>
          <table:table-cell table:formula="of:=([.K21]*(1-[.N21])-[.$O$1])*0.93-[.$C21]" office:value-type="float" office:value="245.001728" calcext:value-type="float">
            <text:p>245.001728</text:p>
          </table:table-cell>
          <table:table-cell table:formula="of:=[.P21]-[.D21]" office:value-type="float" office:value="196.229853" calcext:value-type="float">
            <text:p>196.229853</text:p>
          </table:table-cell>
          <table:table-cell table:formula="of:=[.P21]/[.K21]" office:value-type="percentage" office:value="0.23158814277072" calcext:value-type="percentage">
            <text:p>23%</text:p>
          </table:table-cell>
          <table:table-cell table:style-name="ce32" table:formula="of:=[.Q21]/[.K21]" office:value-type="percentage" office:value="0.185486476293104" calcext:value-type="percentage">
            <text:p>19%</text:p>
          </table:table-cell>
          <table:table-cell table:number-columns-repeated="4"/>
          <table:table-cell table:formula="of:=[.T21]-[.V2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65" calcext:value-type="float">
            <text:p>565</text:p>
          </table:table-cell>
          <table:table-cell table:formula="of:=[затраты.$E$7]" office:value-type="float" office:value="48.771875" calcext:value-type="float">
            <text:p>48.77187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18" table:formula="of:=1-([.I22]/[.B22])" office:value-type="float" office:value="0.3686" calcext:value-type="float">
            <text:p>0.3686</text:p>
          </table:table-cell>
          <table:table-cell table:formula="of:=[.B22]*(100-[.E22])/100" office:value-type="float" office:value="1339.8" calcext:value-type="float">
            <text:p>1339.8</text:p>
          </table:table-cell>
          <table:table-cell table:style-name="ce21" table:formula="of:=[.H22]*(100-[.F22])/100" office:value-type="float" office:value="1098.636" calcext:value-type="float">
            <text:p>1098.636</text:p>
          </table:table-cell>
          <table:table-cell office:value-type="float" office:value="10" calcext:value-type="float">
            <text:p>10</text:p>
          </table:table-cell>
          <table:table-cell table:formula="of:=[.I22]*(100-[.J22])/100" office:value-type="float" office:value="988.7724" calcext:value-type="float">
            <text:p>988.7724</text:p>
          </table:table-cell>
          <table:table-cell table:formula="of:=([.B22]-[.I22])/[.B22]" office:value-type="percentage" office:value="0.3686" calcext:value-type="percentage">
            <text:p>37%</text:p>
          </table:table-cell>
          <table:table-cell table:formula="of:=([.$B22]-[.K22])/[.$B22]" office:value-type="percentage" office:value="0.43174" calcext:value-type="percentage">
            <text:p>43%</text:p>
          </table:table-cell>
          <table:table-cell table:formula="of:=MAX(12-[.J22]; 1)/100" office:value-type="percentage" office:value="0.02" calcext:value-type="percentage">
            <text:p>2%</text:p>
          </table:table-cell>
          <table:table-cell table:style-name="ce18"/>
          <table:table-cell table:formula="of:=([.K22]*(1-[.N22])-[.$O$1])*0.93-[.$C22]" office:value-type="float" office:value="280.36716536" calcext:value-type="float">
            <text:p>280.36716536</text:p>
          </table:table-cell>
          <table:table-cell table:formula="of:=[.P22]-[.D22]" office:value-type="float" office:value="231.59529036" calcext:value-type="float">
            <text:p>231.59529036</text:p>
          </table:table-cell>
          <table:table-cell table:formula="of:=[.P22]/[.K22]" office:value-type="percentage" office:value="0.283550759871534" calcext:value-type="percentage">
            <text:p>28%</text:p>
          </table:table-cell>
          <table:table-cell table:formula="of:=[.Q22]/[.K22]" office:value-type="percentage" office:value="0.234225075821291" calcext:value-type="percentage">
            <text:p>23%</text:p>
          </table:table-cell>
          <table:table-cell table:number-columns-repeated="4"/>
          <table:table-cell table:formula="of:=[.T22]-[.V2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65" calcext:value-type="float">
            <text:p>565</text:p>
          </table:table-cell>
          <table:table-cell table:formula="of:=[затраты.$E$7]" office:value-type="float" office:value="48.771875" calcext:value-type="float">
            <text:p>48.77187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8" table:formula="of:=1-([.I23]/[.B23])" office:value-type="float" office:value="0.3065" calcext:value-type="float">
            <text:p>0.3065</text:p>
          </table:table-cell>
          <table:table-cell table:formula="of:=[.B23]*(100-[.E23])/100" office:value-type="float" office:value="1270.2" calcext:value-type="float">
            <text:p>1270.2</text:p>
          </table:table-cell>
          <table:table-cell table:formula="of:=[.H23]*(100-[.F23])/100" office:value-type="float" office:value="1206.69" calcext:value-type="float">
            <text:p>1206.69</text:p>
          </table:table-cell>
          <table:table-cell office:value-type="float" office:value="7" calcext:value-type="float">
            <text:p>7</text:p>
          </table:table-cell>
          <table:table-cell table:formula="of:=[.I23]*(100-[.J23])/100" office:value-type="float" office:value="1122.2217" calcext:value-type="float">
            <text:p>1122.2217</text:p>
          </table:table-cell>
          <table:table-cell table:formula="of:=([.B23]-[.I23])/[.B23]" office:value-type="percentage" office:value="0.3065" calcext:value-type="percentage">
            <text:p>31%</text:p>
          </table:table-cell>
          <table:table-cell table:formula="of:=([.$B23]-[.K23])/[.$B23]" office:value-type="percentage" office:value="0.355045" calcext:value-type="percentage">
            <text:p>36%</text:p>
          </table:table-cell>
          <table:table-cell table:formula="of:=MAX(12-[.J23]; 1)/100" office:value-type="percentage" office:value="0.05" calcext:value-type="percentage">
            <text:p>5%</text:p>
          </table:table-cell>
          <table:table-cell table:style-name="ce18"/>
          <table:table-cell table:formula="of:=([.K23]*(1-[.N23])-[.$O$1])*0.93-[.$C23]" office:value-type="float" office:value="370.68287195" calcext:value-type="float">
            <text:p>370.68287195</text:p>
          </table:table-cell>
          <table:table-cell table:formula="of:=[.P23]-[.D23]" office:value-type="float" office:value="321.91099695" calcext:value-type="float">
            <text:p>321.91099695</text:p>
          </table:table-cell>
          <table:table-cell table:formula="of:=[.P23]/[.K23]" office:value-type="percentage" office:value="0.330311623763825" calcext:value-type="percentage">
            <text:p>33%</text:p>
          </table:table-cell>
          <table:table-cell table:formula="of:=[.Q23]/[.K23]" office:value-type="percentage" office:value="0.286851516906151" calcext:value-type="percentage">
            <text:p>29%</text:p>
          </table:table-cell>
          <table:table-cell table:number-columns-repeated="4"/>
          <table:table-cell table:formula="of:=[.T23]-[.V2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17"/>
          <table:table-cell office:value-type="float" office:value="1740" calcext:value-type="float">
            <text:p>1740</text:p>
          </table:table-cell>
          <table:table-cell office:value-type="float" office:value="565" calcext:value-type="float">
            <text:p>565</text:p>
          </table:table-cell>
          <table:table-cell table:formula="of:=[затраты.$E$7]" office:value-type="float" office:value="48.771875" calcext:value-type="float">
            <text:p>48.771875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0" calcext:value-type="float">
            <text:p>20</text:p>
          </table:table-cell>
          <table:table-cell table:style-name="ce18" table:formula="of:=1-([.I24]/[.B24])" office:value-type="float" office:value="0.48" calcext:value-type="float">
            <text:p>0.48</text:p>
          </table:table-cell>
          <table:table-cell table:style-name="ce17" table:formula="of:=[.B24]*(100-[.E24])/100" office:value-type="float" office:value="1131" calcext:value-type="float">
            <text:p>1131</text:p>
          </table:table-cell>
          <table:table-cell table:style-name="ce23" table:formula="of:=[.H24]*(100-[.F24])/100" office:value-type="float" office:value="904.8" calcext:value-type="float">
            <text:p>904.8</text:p>
          </table:table-cell>
          <table:table-cell table:style-name="ce24" office:value-type="float" office:value="7" calcext:value-type="float">
            <text:p>7</text:p>
          </table:table-cell>
          <table:table-cell table:formula="of:=[.I24]*(100-[.J24])/100" office:value-type="float" office:value="841.464" calcext:value-type="float">
            <text:p>841.464</text:p>
          </table:table-cell>
          <table:table-cell table:style-name="ce29" table:formula="of:=([.B24]-[.I24])/[.B24]" office:value-type="percentage" office:value="0.48" calcext:value-type="percentage">
            <text:p>48%</text:p>
          </table:table-cell>
          <table:table-cell table:style-name="ce29" table:formula="of:=([.$B24]-[.K24])/[.$B24]" office:value-type="percentage" office:value="0.5164" calcext:value-type="percentage">
            <text:p>52%</text:p>
          </table:table-cell>
          <table:table-cell table:formula="of:=MAX(12-[.J24]; 1)/100" office:value-type="percentage" office:value="0.05" calcext:value-type="percentage">
            <text:p>5%</text:p>
          </table:table-cell>
          <table:table-cell table:style-name="ce18"/>
          <table:table-cell table:formula="of:=([.K24]*(1-[.N24])-[.$O$1])*0.93-[.$C24]" office:value-type="float" office:value="122.633444" calcext:value-type="float">
            <text:p>122.633444</text:p>
          </table:table-cell>
          <table:table-cell table:formula="of:=[.P24]-[.D24]" office:value-type="float" office:value="73.8615689999999" calcext:value-type="float">
            <text:p>73.8615689999999</text:p>
          </table:table-cell>
          <table:table-cell table:formula="of:=[.P24]/[.K24]" office:value-type="percentage" office:value="0.145738194385024" calcext:value-type="percentage">
            <text:p>15%</text:p>
          </table:table-cell>
          <table:table-cell table:formula="of:=[.Q24]/[.K24]" office:value-type="percentage" office:value="0.0877774557200307" calcext:value-type="percentage">
            <text:p>9%</text:p>
          </table:table-cell>
          <table:table-cell table:style-name="ce17" table:number-columns-repeated="4"/>
          <table:table-cell table:formula="of:=[.T24]-[.V24]" office:value-type="float" office:value="0" calcext:value-type="float">
            <text:p>0</text:p>
          </table:table-cell>
          <table:table-cell table:style-name="ce17" table:number-columns-repeated="1000"/>
        </table:table-row>
        <table:table-row table:style-name="ro1">
          <table:table-cell table:number-columns-repeated="6"/>
          <table:table-cell table:style-name="ce18" table:formula="of:=1-([.I25]/[.B25])" office:value-type="string" office:string-value="" calcext:value-type="error">
            <text:p>#ДЕЛ/0!</text:p>
          </table:table-cell>
          <table:table-cell table:style-name="ce17" table:number-columns-repeated="3"/>
          <table:table-cell/>
          <table:table-cell table:style-name="ce29" table:number-columns-repeated="2"/>
          <table:table-cell table:formula="of:=MAX(12-[.J25]; 1)/100" office:value-type="percentage" office:value="0.12" calcext:value-type="percentage">
            <text:p>12%</text:p>
          </table:table-cell>
          <table:table-cell table:style-name="ce18"/>
          <table:table-cell table:formula="of:=([.K25]*(1-[.N25])-[.$O$1])*0.93-[.$C25]" office:value-type="float" office:value="-55.8" calcext:value-type="float">
            <text:p>-55.8</text:p>
          </table:table-cell>
          <table:table-cell table:formula="of:=[.P25]-[.D25]" office:value-type="float" office:value="-55.8" calcext:value-type="float">
            <text:p>-55.8</text:p>
          </table:table-cell>
          <table:table-cell table:formula="of:=[.P25]/[.K25]" office:value-type="string" office:string-value="" calcext:value-type="error">
            <text:p>#ДЕЛ/0!</text:p>
          </table:table-cell>
          <table:table-cell table:formula="of:=[.Q25]/[.K25]" office:value-type="string" office:string-value="" calcext:value-type="error">
            <text:p>#ДЕЛ/0!</text:p>
          </table:table-cell>
          <table:table-cell table:number-columns-repeated="4"/>
          <table:table-cell table:formula="of:=[.T25]-[.V2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0x210</text:p>
          </table:table-cell>
          <table:table-cell office:value-type="float" office:value="2049" calcext:value-type="float">
            <text:p>2049</text:p>
          </table:table-cell>
          <table:table-cell office:value-type="float" office:value="685" calcext:value-type="float">
            <text:p>685</text:p>
          </table:table-cell>
          <table:table-cell table:formula="of:=[затраты.$E$6]" office:value-type="float" office:value="57.8792857142857" calcext:value-type="float">
            <text:p>57.879285714285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18" table:formula="of:=1-([.I26]/[.B26])" office:value-type="float" office:value="0.4152" calcext:value-type="float">
            <text:p>0.4152</text:p>
          </table:table-cell>
          <table:table-cell table:style-name="ce17" table:formula="of:=[.B26]*(100-[.E26])/100" office:value-type="float" office:value="1393.32" calcext:value-type="float">
            <text:p>1393.32</text:p>
          </table:table-cell>
          <table:table-cell table:style-name="ce17" table:formula="of:=[.H26]*(100-[.F26])/100" office:value-type="float" office:value="1198.2552" calcext:value-type="float">
            <text:p>1198.2552</text:p>
          </table:table-cell>
          <table:table-cell office:value-type="float" office:value="10" calcext:value-type="float">
            <text:p>10</text:p>
          </table:table-cell>
          <table:table-cell table:style-name="ce21" table:formula="of:=[.I26]*(100-[.J26])/100" office:value-type="float" office:value="1078.42968" calcext:value-type="float">
            <text:p>1078.42968</text:p>
          </table:table-cell>
          <table:table-cell table:style-name="ce29" table:formula="of:=([.B26]-[.I26])/[.B26]" office:value-type="percentage" office:value="0.4152" calcext:value-type="percentage">
            <text:p>42%</text:p>
          </table:table-cell>
          <table:table-cell table:style-name="ce29" table:formula="of:=([.$B26]-[.K26])/[.$B26]" office:value-type="percentage" office:value="0.47368" calcext:value-type="percentage">
            <text:p>47%</text:p>
          </table:table-cell>
          <table:table-cell table:formula="of:=MAX(12-[.J26]; 1)/100" office:value-type="percentage" office:value="0.02" calcext:value-type="percentage">
            <text:p>2%</text:p>
          </table:table-cell>
          <table:table-cell table:style-name="ce18"/>
          <table:table-cell table:formula="of:=([.K26]*(1-[.N26])-[.$O$1])*0.93-[.$C26]" office:value-type="float" office:value="242.080810352" calcext:value-type="float">
            <text:p>242.080810352</text:p>
          </table:table-cell>
          <table:table-cell table:formula="of:=[.P26]-[.D26]" office:value-type="float" office:value="184.201524637714" calcext:value-type="float">
            <text:p>184.201524637714</text:p>
          </table:table-cell>
          <table:table-cell table:formula="of:=[.P26]/[.K26]" office:value-type="percentage" office:value="0.224475285539248" calcext:value-type="percentage">
            <text:p>22%</text:p>
          </table:table-cell>
          <table:table-cell table:formula="of:=[.Q26]/[.K26]" office:value-type="percentage" office:value="0.170805318189791" calcext:value-type="percentage">
            <text:p>17%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table:formula="of:=[.T26]-[.V26]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85" calcext:value-type="float">
            <text:p>685</text:p>
          </table:table-cell>
          <table:table-cell table:formula="of:=[затраты.$E$6]" office:value-type="float" office:value="57.8792857142857" calcext:value-type="float">
            <text:p>57.87928571428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8" calcext:value-type="float">
            <text:p>18</text:p>
          </table:table-cell>
          <table:table-cell table:style-name="ce18" table:formula="of:=1-([.I27]/[.B27])" office:value-type="float" office:value="0.4178" calcext:value-type="float">
            <text:p>0.4178</text:p>
          </table:table-cell>
          <table:table-cell table:style-name="ce17" table:formula="of:=[.B27]*(100-[.E27])/100" office:value-type="float" office:value="1454.79" calcext:value-type="float">
            <text:p>1454.79</text:p>
          </table:table-cell>
          <table:table-cell table:style-name="ce23" table:formula="of:=[.H27]*(100-[.F27])/100" office:value-type="float" office:value="1192.9278" calcext:value-type="float">
            <text:p>1192.927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I27]*(100-[.J27])/100" office:value-type="float" office:value="1192.9278" calcext:value-type="float">
            <text:p>1192.9278</text:p>
          </table:table-cell>
          <table:table-cell table:style-name="ce29" table:formula="of:=([.B27]-[.I27])/[.B27]" office:value-type="percentage" office:value="0.4178" calcext:value-type="percentage">
            <text:p>42%</text:p>
          </table:table-cell>
          <table:table-cell table:style-name="ce29" table:formula="of:=([.$B27]-[.K27])/[.$B27]" office:value-type="percentage" office:value="0.4178" calcext:value-type="percentage">
            <text:p>42%</text:p>
          </table:table-cell>
          <table:table-cell table:formula="of:=MAX(12-[.J27]; 1)/100" office:value-type="percentage" office:value="0.12" calcext:value-type="percentage">
            <text:p>12%</text:p>
          </table:table-cell>
          <table:table-cell table:style-name="ce18"/>
          <table:table-cell table:formula="of:=([.K27]*(1-[.N27])-[.$O$1])*0.93-[.$C27]" office:value-type="float" office:value="235.49211152" calcext:value-type="float">
            <text:p>235.49211152</text:p>
          </table:table-cell>
          <table:table-cell table:formula="of:=[.P27]-[.D27]" office:value-type="float" office:value="177.612825805714" calcext:value-type="float">
            <text:p>177.612825805714</text:p>
          </table:table-cell>
          <table:table-cell table:formula="of:=[.P27]/[.K27]" office:value-type="percentage" office:value="0.197406843498827" calcext:value-type="percentage">
            <text:p>20%</text:p>
          </table:table-cell>
          <table:table-cell table:style-name="ce33" table:formula="of:=[.Q27]/[.K27]" office:value-type="percentage" office:value="0.148888160545604" calcext:value-type="percentage">
            <text:p>15%</text:p>
          </table:table-cell>
          <table:table-cell table:number-columns-repeated="4"/>
          <table:table-cell table:formula="of:=[.T27]-[.V2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85" calcext:value-type="float">
            <text:p>685</text:p>
          </table:table-cell>
          <table:table-cell table:formula="of:=[затраты.$E$6]" office:value-type="float" office:value="57.8792857142857" calcext:value-type="float">
            <text:p>57.879285714285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18" table:formula="of:=1-([.I28]/[.B28])" office:value-type="float" office:value="0.3224" calcext:value-type="float">
            <text:p>0.3224</text:p>
          </table:table-cell>
          <table:table-cell table:style-name="ce17" table:formula="of:=[.B28]*(100-[.E28])/100" office:value-type="float" office:value="1577.73" calcext:value-type="float">
            <text:p>1577.73</text:p>
          </table:table-cell>
          <table:table-cell table:style-name="ce24" table:formula="of:=[.H28]*(100-[.F28])/100" office:value-type="float" office:value="1388.4024" calcext:value-type="float">
            <text:p>1388.4024</text:p>
          </table:table-cell>
          <table:table-cell office:value-type="float" office:value="0" calcext:value-type="float">
            <text:p>0</text:p>
          </table:table-cell>
          <table:table-cell table:formula="of:=[.I28]*(100-[.J28])/100" office:value-type="float" office:value="1388.4024" calcext:value-type="float">
            <text:p>1388.4024</text:p>
          </table:table-cell>
          <table:table-cell table:style-name="ce29" table:formula="of:=([.B28]-[.I28])/[.B28]" office:value-type="percentage" office:value="0.3224" calcext:value-type="percentage">
            <text:p>32%</text:p>
          </table:table-cell>
          <table:table-cell table:style-name="ce29" table:formula="of:=([.$B28]-[.K28])/[.$B28]" office:value-type="percentage" office:value="0.3224" calcext:value-type="percentage">
            <text:p>32%</text:p>
          </table:table-cell>
          <table:table-cell table:formula="of:=MAX(12-[.J28]; 1)/100" office:value-type="percentage" office:value="0.12" calcext:value-type="percentage">
            <text:p>12%</text:p>
          </table:table-cell>
          <table:table-cell table:style-name="ce18"/>
          <table:table-cell table:formula="of:=([.K28]*(1-[.N28])-[.$O$1])*0.93-[.$C28]" office:value-type="float" office:value="395.46852416" calcext:value-type="float">
            <text:p>395.46852416</text:p>
          </table:table-cell>
          <table:table-cell table:formula="of:=[.P28]-[.D28]" office:value-type="float" office:value="337.589238445714" calcext:value-type="float">
            <text:p>337.589238445714</text:p>
          </table:table-cell>
          <table:table-cell table:formula="of:=[.P28]/[.K28]" office:value-type="percentage" office:value="0.284837107858644" calcext:value-type="percentage">
            <text:p>28%</text:p>
          </table:table-cell>
          <table:table-cell table:formula="of:=[.Q28]/[.K28]" office:value-type="percentage" office:value="0.243149420114597" calcext:value-type="percentage">
            <text:p>24%</text:p>
          </table:table-cell>
          <table:table-cell table:number-columns-repeated="4"/>
          <table:table-cell table:formula="of:=[.T28]-[.V2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85" calcext:value-type="float">
            <text:p>685</text:p>
          </table:table-cell>
          <table:table-cell table:formula="of:=[затраты.$E$6]" office:value-type="float" office:value="57.8792857142857" calcext:value-type="float">
            <text:p>57.879285714285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8" table:formula="of:=1-([.I29]/[.B29])" office:value-type="float" office:value="0.3065" calcext:value-type="float">
            <text:p>0.3065</text:p>
          </table:table-cell>
          <table:table-cell table:style-name="ce17" table:formula="of:=[.B29]*(100-[.E29])/100" office:value-type="float" office:value="1495.77" calcext:value-type="float">
            <text:p>1495.77</text:p>
          </table:table-cell>
          <table:table-cell table:style-name="ce17" table:formula="of:=[.H29]*(100-[.F29])/100" office:value-type="float" office:value="1420.9815" calcext:value-type="float">
            <text:p>1420.9815</text:p>
          </table:table-cell>
          <table:table-cell office:value-type="float" office:value="7" calcext:value-type="float">
            <text:p>7</text:p>
          </table:table-cell>
          <table:table-cell table:formula="of:=[.I29]*(100-[.J29])/100" office:value-type="float" office:value="1321.512795" calcext:value-type="float">
            <text:p>1321.512795</text:p>
          </table:table-cell>
          <table:table-cell table:style-name="ce29" table:formula="of:=([.B29]-[.I29])/[.B29]" office:value-type="percentage" office:value="0.3065" calcext:value-type="percentage">
            <text:p>31%</text:p>
          </table:table-cell>
          <table:table-cell table:style-name="ce29" table:formula="of:=([.$B29]-[.K29])/[.$B29]" office:value-type="percentage" office:value="0.355045" calcext:value-type="percentage">
            <text:p>36%</text:p>
          </table:table-cell>
          <table:table-cell table:formula="of:=MAX(12-[.J29]; 1)/100" office:value-type="percentage" office:value="0.05" calcext:value-type="percentage">
            <text:p>5%</text:p>
          </table:table-cell>
          <table:table-cell table:style-name="ce18"/>
          <table:table-cell table:formula="of:=([.K29]*(1-[.N29])-[.$O$1])*0.93-[.$C29]" office:value-type="float" office:value="426.7565543825" calcext:value-type="float">
            <text:p>426.7565543825</text:p>
          </table:table-cell>
          <table:table-cell table:formula="of:=[.P29]-[.D29]" office:value-type="float" office:value="368.877268668214" calcext:value-type="float">
            <text:p>368.877268668214</text:p>
          </table:table-cell>
          <table:table-cell table:formula="of:=[.P29]/[.K29]" office:value-type="percentage" office:value="0.322930323487712" calcext:value-type="percentage">
            <text:p>32%</text:p>
          </table:table-cell>
          <table:table-cell table:formula="of:=[.Q29]/[.K29]" office:value-type="percentage" office:value="0.279132574473647" calcext:value-type="percentage">
            <text:p>28%</text:p>
          </table:table-cell>
          <table:table-cell table:number-columns-repeated="4"/>
          <table:table-cell table:formula="of:=[.T29]-[.V2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85" calcext:value-type="float">
            <text:p>685</text:p>
          </table:table-cell>
          <table:table-cell table:formula="of:=[затраты.$E$6]" office:value-type="float" office:value="57.8792857142857" calcext:value-type="float">
            <text:p>57.879285714285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8" table:formula="of:=1-([.I30]/[.B30])" office:value-type="float" office:value="0.3065" calcext:value-type="float">
            <text:p>0.3065</text:p>
          </table:table-cell>
          <table:table-cell table:style-name="ce17" table:formula="of:=[.B30]*(100-[.E30])/100" office:value-type="float" office:value="1495.77" calcext:value-type="float">
            <text:p>1495.77</text:p>
          </table:table-cell>
          <table:table-cell table:style-name="ce17" table:formula="of:=[.H30]*(100-[.F30])/100" office:value-type="float" office:value="1420.9815" calcext:value-type="float">
            <text:p>1420.9815</text:p>
          </table:table-cell>
          <table:table-cell table:style-name="ce24" office:value-type="float" office:value="7" calcext:value-type="float">
            <text:p>7</text:p>
          </table:table-cell>
          <table:table-cell table:formula="of:=[.I30]*(100-[.J30])/100" office:value-type="float" office:value="1321.512795" calcext:value-type="float">
            <text:p>1321.512795</text:p>
          </table:table-cell>
          <table:table-cell table:style-name="ce29" table:formula="of:=([.B30]-[.I30])/[.B30]" office:value-type="percentage" office:value="0.3065" calcext:value-type="percentage">
            <text:p>31%</text:p>
          </table:table-cell>
          <table:table-cell table:style-name="ce29" table:formula="of:=([.$B30]-[.K30])/[.$B30]" office:value-type="percentage" office:value="0.355045" calcext:value-type="percentage">
            <text:p>36%</text:p>
          </table:table-cell>
          <table:table-cell table:formula="of:=MAX(12-[.J30]; 1)/100" office:value-type="percentage" office:value="0.05" calcext:value-type="percentage">
            <text:p>5%</text:p>
          </table:table-cell>
          <table:table-cell table:style-name="ce18"/>
          <table:table-cell table:formula="of:=([.K30]*(1-[.N30])-[.$O$1])*0.93-[.$C30]" office:value-type="float" office:value="426.7565543825" calcext:value-type="float">
            <text:p>426.7565543825</text:p>
          </table:table-cell>
          <table:table-cell table:formula="of:=[.P30]-[.D30]" office:value-type="float" office:value="368.877268668214" calcext:value-type="float">
            <text:p>368.877268668214</text:p>
          </table:table-cell>
          <table:table-cell table:formula="of:=[.P30]/[.K30]" office:value-type="percentage" office:value="0.322930323487712" calcext:value-type="percentage">
            <text:p>32%</text:p>
          </table:table-cell>
          <table:table-cell table:formula="of:=[.Q30]/[.K30]" office:value-type="percentage" office:value="0.279132574473647" calcext:value-type="percentage">
            <text:p>28%</text:p>
          </table:table-cell>
          <table:table-cell table:number-columns-repeated="4"/>
          <table:table-cell table:formula="of:=[.T30]-[.V3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85" calcext:value-type="float">
            <text:p>685</text:p>
          </table:table-cell>
          <table:table-cell table:formula="of:=[затраты.$D$6]" office:value-type="float" office:value="746.879285714286" calcext:value-type="float">
            <text:p>746.87928571428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style-name="ce18" table:formula="of:=1-([.I31]/[.B31])" office:value-type="float" office:value="0.496" calcext:value-type="float">
            <text:p>0.496</text:p>
          </table:table-cell>
          <table:table-cell table:style-name="ce17" table:formula="of:=[.B31]*(100-[.E31])/100" office:value-type="float" office:value="1290.87" calcext:value-type="float">
            <text:p>1290.87</text:p>
          </table:table-cell>
          <table:table-cell table:style-name="ce24" table:formula="of:=[.H31]*(100-[.F31])/100" office:value-type="float" office:value="1032.696" calcext:value-type="float">
            <text:p>1032.696</text:p>
          </table:table-cell>
          <table:table-cell table:style-name="ce23" office:value-type="float" office:value="7" calcext:value-type="float">
            <text:p>7</text:p>
          </table:table-cell>
          <table:table-cell table:formula="of:=[.I31]*(100-[.J31])/100" office:value-type="float" office:value="960.40728" calcext:value-type="float">
            <text:p>960.40728</text:p>
          </table:table-cell>
          <table:table-cell table:style-name="ce29" table:formula="of:=([.B31]-[.I31])/[.B31]" office:value-type="percentage" office:value="0.496" calcext:value-type="percentage">
            <text:p>50%</text:p>
          </table:table-cell>
          <table:table-cell table:style-name="ce29" table:formula="of:=([.$B31]-[.K31])/[.$B31]" office:value-type="percentage" office:value="0.53128" calcext:value-type="percentage">
            <text:p>53%</text:p>
          </table:table-cell>
          <table:table-cell table:formula="of:=MAX(12-[.J31]; 1)/100" office:value-type="percentage" office:value="0.05" calcext:value-type="percentage">
            <text:p>5%</text:p>
          </table:table-cell>
          <table:table-cell table:style-name="ce18"/>
          <table:table-cell table:formula="of:=([.K31]*(1-[.N31])-[.$O$1])*0.93-[.$C31]" office:value-type="float" office:value="107.71983188" calcext:value-type="float">
            <text:p>107.71983188</text:p>
          </table:table-cell>
          <table:table-cell table:formula="of:=[.P31]-[.D31]" office:value-type="float" office:value="-639.159453834286" calcext:value-type="float">
            <text:p>-639.159453834286</text:p>
          </table:table-cell>
          <table:table-cell table:formula="of:=[.P31]/[.K31]" office:value-type="percentage" office:value="0.112160574084778" calcext:value-type="percentage">
            <text:p>11%</text:p>
          </table:table-cell>
          <table:table-cell table:formula="of:=[.Q31]/[.K31]" office:value-type="percentage" office:value="-0.665508755654461" calcext:value-type="percentage">
            <text:p>-67%</text:p>
          </table:table-cell>
          <table:table-cell table:number-columns-repeated="4"/>
          <table:table-cell table:formula="of:=[.T31]-[.V3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 table:formula="of:=1-([.I32]/[.B32])" office:value-type="string" office:string-value="" calcext:value-type="error">
            <text:p>#ДЕЛ/0!</text:p>
          </table:table-cell>
          <table:table-cell table:style-name="ce17" table:number-columns-repeated="3"/>
          <table:table-cell/>
          <table:table-cell table:style-name="ce29" table:number-columns-repeated="2"/>
          <table:table-cell table:formula="of:=MAX(12-[.J32]; 1)/100" office:value-type="percentage" office:value="0.12" calcext:value-type="percentage">
            <text:p>12%</text:p>
          </table:table-cell>
          <table:table-cell table:style-name="ce18"/>
          <table:table-cell table:formula="of:=([.K32]*(1-[.N32])-[.$O$1])*0.93-[.$C32]" office:value-type="float" office:value="-55.8" calcext:value-type="float">
            <text:p>-55.8</text:p>
          </table:table-cell>
          <table:table-cell table:formula="of:=[.P32]-[.D32]" office:value-type="float" office:value="-55.8" calcext:value-type="float">
            <text:p>-55.8</text:p>
          </table:table-cell>
          <table:table-cell table:formula="of:=[.P32]/[.K32]" office:value-type="string" office:string-value="" calcext:value-type="error">
            <text:p>#ДЕЛ/0!</text:p>
          </table:table-cell>
          <table:table-cell table:formula="of:=[.Q32]/[.K32]" office:value-type="string" office:string-value="" calcext:value-type="error">
            <text:p>#ДЕЛ/0!</text:p>
          </table:table-cell>
          <table:table-cell table:number-columns-repeated="4"/>
          <table:table-cell table:formula="of:=[.T32]-[.V3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3x разные</text:p>
          </table:table-cell>
          <table:table-cell office:value-type="float" office:value="1184" calcext:value-type="float">
            <text:p>1184</text:p>
          </table:table-cell>
          <table:table-cell office:value-type="float" office:value="320" calcext:value-type="float">
            <text:p>320</text:p>
          </table:table-cell>
          <table:table-cell table:formula="of:=[затраты.$E$5]" office:value-type="float" office:value="32.68125" calcext:value-type="float">
            <text:p>32.681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8" table:formula="of:=1-([.I33]/[.B33])" office:value-type="float" office:value="0.3065" calcext:value-type="float">
            <text:p>0.3065</text:p>
          </table:table-cell>
          <table:table-cell table:style-name="ce17" table:formula="of:=[.B33]*(100-[.E33])/100" office:value-type="float" office:value="864.32" calcext:value-type="float">
            <text:p>864.32</text:p>
          </table:table-cell>
          <table:table-cell table:style-name="ce17" table:formula="of:=[.H33]*(100-[.F33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I33]*(100-[.J33])/100" office:value-type="float" office:value="763.62672" calcext:value-type="float">
            <text:p>763.62672</text:p>
          </table:table-cell>
          <table:table-cell table:style-name="ce29" table:formula="of:=([.B33]-[.I33])/[.B33]" office:value-type="percentage" office:value="0.3065" calcext:value-type="percentage">
            <text:p>31%</text:p>
          </table:table-cell>
          <table:table-cell table:style-name="ce29" table:formula="of:=([.$B33]-[.K33])/[.$B33]" office:value-type="percentage" office:value="0.355045" calcext:value-type="percentage">
            <text:p>36%</text:p>
          </table:table-cell>
          <table:table-cell table:formula="of:=MAX(12-[.J33]; 1)/100" office:value-type="percentage" office:value="0.05" calcext:value-type="percentage">
            <text:p>5%</text:p>
          </table:table-cell>
          <table:table-cell table:style-name="ce18"/>
          <table:table-cell table:formula="of:=([.K33]*(1-[.N33])-[.$O$1])*0.93-[.$C33]" office:value-type="float" office:value="298.86420712" calcext:value-type="float">
            <text:p>298.86420712</text:p>
          </table:table-cell>
          <table:table-cell table:formula="of:=[.P33]-[.D33]" office:value-type="float" office:value="266.18295712" calcext:value-type="float">
            <text:p>266.18295712</text:p>
          </table:table-cell>
          <table:table-cell table:formula="of:=[.P33]/[.K33]" office:value-type="percentage" office:value="0.391374737541924" calcext:value-type="percentage">
            <text:p>39%</text:p>
          </table:table-cell>
          <table:table-cell table:formula="of:=[.Q33]/[.K33]" office:value-type="percentage" office:value="0.348577322071706" calcext:value-type="percentage">
            <text:p>35%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table:formula="of:=[.T33]-[.V33]" office:value-type="float" office:value="-5" calcext:value-type="float">
            <text:p>-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0" calcext:value-type="float">
            <text:p>320</text:p>
          </table:table-cell>
          <table:table-cell table:formula="of:=[затраты.$E$5]" office:value-type="float" office:value="32.68125" calcext:value-type="float">
            <text:p>32.681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34]/[.B34])" office:value-type="float" office:value="0.37" calcext:value-type="float">
            <text:p>0.37</text:p>
          </table:table-cell>
          <table:table-cell table:style-name="ce17" table:formula="of:=[.B34]*(100-[.E34])/100" office:value-type="float" office:value="828.8" calcext:value-type="float">
            <text:p>828.8</text:p>
          </table:table-cell>
          <table:table-cell table:style-name="ce24" table:formula="of:=[.H34]*(100-[.F34])/100" office:value-type="float" office:value="745.92" calcext:value-type="float">
            <text:p>745.92</text:p>
          </table:table-cell>
          <table:table-cell office:value-type="float" office:value="7" calcext:value-type="float">
            <text:p>7</text:p>
          </table:table-cell>
          <table:table-cell table:formula="of:=[.I34]*(100-[.J34])/100" office:value-type="float" office:value="693.7056" calcext:value-type="float">
            <text:p>693.7056</text:p>
          </table:table-cell>
          <table:table-cell table:style-name="ce29" table:formula="of:=([.B34]-[.I34])/[.B34]" office:value-type="percentage" office:value="0.37" calcext:value-type="percentage">
            <text:p>37%</text:p>
          </table:table-cell>
          <table:table-cell table:style-name="ce29" table:formula="of:=([.$B34]-[.K34])/[.$B34]" office:value-type="percentage" office:value="0.4141" calcext:value-type="percentage">
            <text:p>41%</text:p>
          </table:table-cell>
          <table:table-cell table:formula="of:=MAX(12-[.J34]; 1)/100" office:value-type="percentage" office:value="0.05" calcext:value-type="percentage">
            <text:p>5%</text:p>
          </table:table-cell>
          <table:table-cell table:style-name="ce18"/>
          <table:table-cell table:formula="of:=([.K34]*(1-[.N34])-[.$O$1])*0.93-[.$C34]" office:value-type="float" office:value="237.0888976" calcext:value-type="float">
            <text:p>237.0888976</text:p>
          </table:table-cell>
          <table:table-cell table:formula="of:=[.P34]-[.D34]" office:value-type="float" office:value="204.4076476" calcext:value-type="float">
            <text:p>204.4076476</text:p>
          </table:table-cell>
          <table:table-cell table:formula="of:=[.P34]/[.K34]" office:value-type="percentage" office:value="0.34177163569099" calcext:value-type="percentage">
            <text:p>34%</text:p>
          </table:table-cell>
          <table:table-cell table:formula="of:=[.Q34]/[.K34]" office:value-type="percentage" office:value="0.294660512470996" calcext:value-type="percentage">
            <text:p>29%</text:p>
          </table:table-cell>
          <table:table-cell table:number-columns-repeated="4"/>
          <table:table-cell table:formula="of:=[.T34]-[.V3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0" calcext:value-type="float">
            <text:p>320</text:p>
          </table:table-cell>
          <table:table-cell table:formula="of:=[затраты.$E$5]" office:value-type="float" office:value="32.68125" calcext:value-type="float">
            <text:p>32.681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3" calcext:value-type="float">
            <text:p>23</text:p>
          </table:table-cell>
          <table:table-cell table:style-name="ce18" table:formula="of:=1-([.I35]/[.B35])" office:value-type="float" office:value="0.4764" calcext:value-type="float">
            <text:p>0.4764</text:p>
          </table:table-cell>
          <table:table-cell table:style-name="ce17" table:formula="of:=[.B35]*(100-[.E35])/100" office:value-type="float" office:value="805.12" calcext:value-type="float">
            <text:p>805.12</text:p>
          </table:table-cell>
          <table:table-cell table:style-name="ce23" table:formula="of:=[.H35]*(100-[.F35])/100" office:value-type="float" office:value="619.9424" calcext:value-type="float">
            <text:p>619.9424</text:p>
          </table:table-cell>
          <table:table-cell office:value-type="float" office:value="0" calcext:value-type="float">
            <text:p>0</text:p>
          </table:table-cell>
          <table:table-cell table:style-name="ce5" table:formula="of:=[.I35]*(100-[.J35])/100" office:value-type="float" office:value="619.9424" calcext:value-type="float">
            <text:p>619.9424</text:p>
          </table:table-cell>
          <table:table-cell table:style-name="ce29" table:formula="of:=([.B35]-[.I35])/[.B35]" office:value-type="percentage" office:value="0.4764" calcext:value-type="percentage">
            <text:p>48%</text:p>
          </table:table-cell>
          <table:table-cell table:style-name="ce29" table:formula="of:=([.$B35]-[.K35])/[.$B35]" office:value-type="percentage" office:value="0.4764" calcext:value-type="percentage">
            <text:p>48%</text:p>
          </table:table-cell>
          <table:table-cell table:formula="of:=MAX(12-[.J35]; 1)/100" office:value-type="percentage" office:value="0.12" calcext:value-type="percentage">
            <text:p>12%</text:p>
          </table:table-cell>
          <table:table-cell table:style-name="ce18"/>
          <table:table-cell table:formula="of:=([.K35]*(1-[.N35])-[.$O$1])*0.93-[.$C35]" office:value-type="float" office:value="131.56086016" calcext:value-type="float">
            <text:p>131.56086016</text:p>
          </table:table-cell>
          <table:table-cell table:formula="of:=[.P35]-[.D35]" office:value-type="float" office:value="98.87961016" calcext:value-type="float">
            <text:p>98.87961016</text:p>
          </table:table-cell>
          <table:table-cell table:formula="of:=[.P35]/[.K35]" office:value-type="percentage" office:value="0.212214651167592" calcext:value-type="percentage">
            <text:p>21%</text:p>
          </table:table-cell>
          <table:table-cell table:style-name="ce31" table:formula="of:=[.Q35]/[.K35]" office:value-type="percentage" office:value="0.159498060077839" calcext:value-type="percentage">
            <text:p>16%</text:p>
          </table:table-cell>
          <table:table-cell table:number-columns-repeated="4"/>
          <table:table-cell table:formula="of:=[.T35]-[.V3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0" calcext:value-type="float">
            <text:p>320</text:p>
          </table:table-cell>
          <table:table-cell table:formula="of:=[затраты.$E$5]" office:value-type="float" office:value="32.68125" calcext:value-type="float">
            <text:p>32.681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8" table:formula="of:=1-([.I36]/[.B36])" office:value-type="float" office:value="0.3065" calcext:value-type="float">
            <text:p>0.3065</text:p>
          </table:table-cell>
          <table:table-cell table:style-name="ce17" table:formula="of:=[.B36]*(100-[.E36])/100" office:value-type="float" office:value="864.32" calcext:value-type="float">
            <text:p>864.32</text:p>
          </table:table-cell>
          <table:table-cell table:style-name="ce17" table:formula="of:=[.H36]*(100-[.F36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I36]*(100-[.J36])/100" office:value-type="float" office:value="763.62672" calcext:value-type="float">
            <text:p>763.62672</text:p>
          </table:table-cell>
          <table:table-cell table:style-name="ce29" table:formula="of:=([.B36]-[.I36])/[.B36]" office:value-type="percentage" office:value="0.3065" calcext:value-type="percentage">
            <text:p>31%</text:p>
          </table:table-cell>
          <table:table-cell table:style-name="ce29" table:formula="of:=([.$B36]-[.K36])/[.$B36]" office:value-type="percentage" office:value="0.355045" calcext:value-type="percentage">
            <text:p>36%</text:p>
          </table:table-cell>
          <table:table-cell table:formula="of:=MAX(12-[.J36]; 1)/100" office:value-type="percentage" office:value="0.05" calcext:value-type="percentage">
            <text:p>5%</text:p>
          </table:table-cell>
          <table:table-cell table:style-name="ce18"/>
          <table:table-cell table:formula="of:=([.K36]*(1-[.N36])-[.$O$1])*0.93-[.$C36]" office:value-type="float" office:value="298.86420712" calcext:value-type="float">
            <text:p>298.86420712</text:p>
          </table:table-cell>
          <table:table-cell table:formula="of:=[.P36]-[.D36]" office:value-type="float" office:value="266.18295712" calcext:value-type="float">
            <text:p>266.18295712</text:p>
          </table:table-cell>
          <table:table-cell table:formula="of:=[.P36]/[.K36]" office:value-type="percentage" office:value="0.391374737541924" calcext:value-type="percentage">
            <text:p>39%</text:p>
          </table:table-cell>
          <table:table-cell table:formula="of:=[.Q36]/[.K36]" office:value-type="percentage" office:value="0.348577322071706" calcext:value-type="percentage">
            <text:p>35%</text:p>
          </table:table-cell>
          <table:table-cell table:number-columns-repeated="4"/>
          <table:table-cell table:formula="of:=[.T36]-[.V3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0" calcext:value-type="float">
            <text:p>320</text:p>
          </table:table-cell>
          <table:table-cell table:formula="of:=[затраты.$E$5]" office:value-type="float" office:value="32.68125" calcext:value-type="float">
            <text:p>32.681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8" table:formula="of:=1-([.I37]/[.B37])" office:value-type="float" office:value="0.3065" calcext:value-type="float">
            <text:p>0.3065</text:p>
          </table:table-cell>
          <table:table-cell table:style-name="ce17" table:formula="of:=[.B37]*(100-[.E37])/100" office:value-type="float" office:value="864.32" calcext:value-type="float">
            <text:p>864.32</text:p>
          </table:table-cell>
          <table:table-cell table:style-name="ce17" table:formula="of:=[.H37]*(100-[.F37])/100" office:value-type="float" office:value="821.104" calcext:value-type="float">
            <text:p>821.104</text:p>
          </table:table-cell>
          <table:table-cell table:style-name="ce24" office:value-type="float" office:value="7" calcext:value-type="float">
            <text:p>7</text:p>
          </table:table-cell>
          <table:table-cell table:formula="of:=[.I37]*(100-[.J37])/100" office:value-type="float" office:value="763.62672" calcext:value-type="float">
            <text:p>763.62672</text:p>
          </table:table-cell>
          <table:table-cell table:style-name="ce29" table:formula="of:=([.B37]-[.I37])/[.B37]" office:value-type="percentage" office:value="0.3065" calcext:value-type="percentage">
            <text:p>31%</text:p>
          </table:table-cell>
          <table:table-cell table:style-name="ce29" table:formula="of:=([.$B37]-[.K37])/[.$B37]" office:value-type="percentage" office:value="0.355045" calcext:value-type="percentage">
            <text:p>36%</text:p>
          </table:table-cell>
          <table:table-cell table:formula="of:=MAX(12-[.J37]; 1)/100" office:value-type="percentage" office:value="0.05" calcext:value-type="percentage">
            <text:p>5%</text:p>
          </table:table-cell>
          <table:table-cell table:style-name="ce18"/>
          <table:table-cell table:formula="of:=([.K37]*(1-[.N37])-[.$O$1])*0.93-[.$C37]" office:value-type="float" office:value="298.86420712" calcext:value-type="float">
            <text:p>298.86420712</text:p>
          </table:table-cell>
          <table:table-cell table:formula="of:=[.P37]-[.D37]" office:value-type="float" office:value="266.18295712" calcext:value-type="float">
            <text:p>266.18295712</text:p>
          </table:table-cell>
          <table:table-cell table:formula="of:=[.P37]/[.K37]" office:value-type="percentage" office:value="0.391374737541924" calcext:value-type="percentage">
            <text:p>39%</text:p>
          </table:table-cell>
          <table:table-cell table:formula="of:=[.Q37]/[.K37]" office:value-type="percentage" office:value="0.348577322071706" calcext:value-type="percentage">
            <text:p>35%</text:p>
          </table:table-cell>
          <table:table-cell table:number-columns-repeated="4"/>
          <table:table-cell table:formula="of:=[.T37]-[.V3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0" calcext:value-type="float">
            <text:p>320</text:p>
          </table:table-cell>
          <table:table-cell table:formula="of:=[затраты.$E$5]" office:value-type="float" office:value="32.68125" calcext:value-type="float">
            <text:p>32.6812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1-([.I38]/[.B38])" office:value-type="float" office:value="0.5464" calcext:value-type="float">
            <text:p>0.5464</text:p>
          </table:table-cell>
          <table:table-cell table:style-name="ce17" table:formula="of:=[.B38]*(100-[.E38])/100" office:value-type="float" office:value="639.36" calcext:value-type="float">
            <text:p>639.36</text:p>
          </table:table-cell>
          <table:table-cell table:style-name="ce24" table:formula="of:=[.H38]*(100-[.F38])/100" office:value-type="float" office:value="537.0624" calcext:value-type="float">
            <text:p>537.0624</text:p>
          </table:table-cell>
          <table:table-cell table:style-name="ce23" office:value-type="float" office:value="7" calcext:value-type="float">
            <text:p>7</text:p>
          </table:table-cell>
          <table:table-cell table:formula="of:=[.I38]*(100-[.J38])/100" office:value-type="float" office:value="499.468032" calcext:value-type="float">
            <text:p>499.468032</text:p>
          </table:table-cell>
          <table:table-cell table:style-name="ce29" table:formula="of:=([.B38]-[.I38])/[.B38]" office:value-type="percentage" office:value="0.5464" calcext:value-type="percentage">
            <text:p>55%</text:p>
          </table:table-cell>
          <table:table-cell table:style-name="ce29" table:formula="of:=([.$B38]-[.K38])/[.$B38]" office:value-type="percentage" office:value="0.578152" calcext:value-type="percentage">
            <text:p>58%</text:p>
          </table:table-cell>
          <table:table-cell table:formula="of:=MAX(12-[.J38]; 1)/100" office:value-type="percentage" office:value="0.05" calcext:value-type="percentage">
            <text:p>5%</text:p>
          </table:table-cell>
          <table:table-cell table:style-name="ce18"/>
          <table:table-cell table:formula="of:=([.K38]*(1-[.N38])-[.$O$1])*0.93-[.$C38]" office:value-type="float" office:value="65.480006272" calcext:value-type="float">
            <text:p>65.480006272</text:p>
          </table:table-cell>
          <table:table-cell table:formula="of:=[.P38]-[.D38]" office:value-type="float" office:value="32.798756272" calcext:value-type="float">
            <text:p>32.798756272</text:p>
          </table:table-cell>
          <table:table-cell table:formula="of:=[.P38]/[.K38]" office:value-type="percentage" office:value="0.131099494015265" calcext:value-type="percentage">
            <text:p>13%</text:p>
          </table:table-cell>
          <table:table-cell table:formula="of:=[.Q38]/[.K38]" office:value-type="percentage" office:value="0.0656673784319393" calcext:value-type="percentage">
            <text:p>7%</text:p>
          </table:table-cell>
          <table:table-cell table:number-columns-repeated="4"/>
          <table:table-cell table:formula="of:=[.T38]-[.V3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 table:formula="of:=1-([.I39]/[.B39])" office:value-type="string" office:string-value="" calcext:value-type="error">
            <text:p>#ДЕЛ/0!</text:p>
          </table:table-cell>
          <table:table-cell table:style-name="ce17"/>
          <table:table-cell table:style-name="ce23" table:number-columns-repeated="2"/>
          <table:table-cell/>
          <table:table-cell table:style-name="ce29" table:number-columns-repeated="2"/>
          <table:table-cell table:formula="of:=MAX(12-[.J39]; 1)/100" office:value-type="percentage" office:value="0.12" calcext:value-type="percentage">
            <text:p>12%</text:p>
          </table:table-cell>
          <table:table-cell table:style-name="ce18"/>
          <table:table-cell table:formula="of:=([.K39]*(1-[.N39])-[.$O$1])*0.93-[.$C39]" office:value-type="float" office:value="-55.8" calcext:value-type="float">
            <text:p>-55.8</text:p>
          </table:table-cell>
          <table:table-cell table:formula="of:=[.P39]-[.D39]" office:value-type="float" office:value="-55.8" calcext:value-type="float">
            <text:p>-55.8</text:p>
          </table:table-cell>
          <table:table-cell table:formula="of:=[.P39]/[.K39]" office:value-type="string" office:string-value="" calcext:value-type="error">
            <text:p>#ДЕЛ/0!</text:p>
          </table:table-cell>
          <table:table-cell table:formula="of:=[.Q39]/[.K39]" office:value-type="string" office:string-value="" calcext:value-type="error">
            <text:p>#ДЕЛ/0!</text:p>
          </table:table-cell>
          <table:table-cell table:number-columns-repeated="4"/>
          <table:table-cell table:formula="of:=[.T39]-[.V3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3x 40x70</text:p>
          </table:table-cell>
          <table:table-cell office:value-type="float" office:value="752" calcext:value-type="float">
            <text:p>752</text:p>
          </table:table-cell>
          <table:table-cell office:value-type="float" office:value="160" calcext:value-type="float">
            <text:p>160</text:p>
          </table:table-cell>
          <table:table-cell table:formula="of:=[затраты.$E$9]" office:value-type="float" office:value="18.3604166666667" calcext:value-type="float">
            <text:p>18.3604166666667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0" calcext:value-type="float">
            <text:p>20</text:p>
          </table:table-cell>
          <table:table-cell table:style-name="ce18" table:formula="of:=1-([.I40]/[.B40])" office:value-type="float" office:value="0.496" calcext:value-type="float">
            <text:p>0.496</text:p>
          </table:table-cell>
          <table:table-cell table:style-name="ce17" table:formula="of:=[.B40]*(100-[.E40])/100" office:value-type="float" office:value="473.76" calcext:value-type="float">
            <text:p>473.76</text:p>
          </table:table-cell>
          <table:table-cell table:style-name="ce23" table:formula="of:=[.H40]*(100-[.F40])/100" office:value-type="float" office:value="379.008" calcext:value-type="float">
            <text:p>379.008</text:p>
          </table:table-cell>
          <table:table-cell office:value-type="float" office:value="0" calcext:value-type="float">
            <text:p>0</text:p>
          </table:table-cell>
          <table:table-cell table:style-name="ce5" table:formula="of:=[.I40]*(100-[.J40])/100" office:value-type="float" office:value="379.008" calcext:value-type="float">
            <text:p>379.008</text:p>
          </table:table-cell>
          <table:table-cell table:style-name="ce29" table:formula="of:=([.B40]-[.I40])/[.B40]" office:value-type="percentage" office:value="0.496" calcext:value-type="percentage">
            <text:p>50%</text:p>
          </table:table-cell>
          <table:table-cell table:style-name="ce29" table:formula="of:=([.$B40]-[.K40])/[.$B40]" office:value-type="percentage" office:value="0.496" calcext:value-type="percentage">
            <text:p>50%</text:p>
          </table:table-cell>
          <table:table-cell table:formula="of:=MAX(12-[.J40]; 1)/100" office:value-type="percentage" office:value="0.12" calcext:value-type="percentage">
            <text:p>12%</text:p>
          </table:table-cell>
          <table:table-cell table:style-name="ce18"/>
          <table:table-cell table:formula="of:=([.K40]*(1-[.N40])-[.$O$1])*0.93-[.$C40]" office:value-type="float" office:value="94.3801472000001" calcext:value-type="float">
            <text:p>94.3801472000001</text:p>
          </table:table-cell>
          <table:table-cell table:formula="of:=[.P40]-[.D40]" office:value-type="float" office:value="76.0197305333334" calcext:value-type="float">
            <text:p>76.0197305333334</text:p>
          </table:table-cell>
          <table:table-cell table:formula="of:=[.P40]/[.K40]" office:value-type="percentage" office:value="0.249018878757177" calcext:value-type="percentage">
            <text:p>25%</text:p>
          </table:table-cell>
          <table:table-cell table:style-name="ce20" table:formula="of:=[.Q40]/[.K40]" office:value-type="percentage" office:value="0.200575530155916" calcext:value-type="percentage">
            <text:p>20%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60" calcext:value-type="float">
            <text:p>460</text:p>
          </table:table-cell>
          <table:table-cell/>
          <table:table-cell table:formula="of:=[.T40]-[.V40]" office:value-type="float" office:value="-11" calcext:value-type="float">
            <text:p>-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60" calcext:value-type="float">
            <text:p>160</text:p>
          </table:table-cell>
          <table:table-cell table:formula="of:=[затраты.$E$9]" office:value-type="float" office:value="18.3604166666667" calcext:value-type="float">
            <text:p>18.360416666666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8" table:formula="of:=1-([.I41]/[.B41])" office:value-type="float" office:value="0.384" calcext:value-type="float">
            <text:p>0.384</text:p>
          </table:table-cell>
          <table:table-cell table:style-name="ce17" table:formula="of:=[.B41]*(100-[.E41])/100" office:value-type="float" office:value="526.4" calcext:value-type="float">
            <text:p>526.4</text:p>
          </table:table-cell>
          <table:table-cell table:style-name="ce24" table:formula="of:=[.H41]*(100-[.F41])/100" office:value-type="float" office:value="463.232" calcext:value-type="float">
            <text:p>463.232</text:p>
          </table:table-cell>
          <table:table-cell office:value-type="float" office:value="7" calcext:value-type="float">
            <text:p>7</text:p>
          </table:table-cell>
          <table:table-cell table:formula="of:=[.I41]*(100-[.J41])/100" office:value-type="float" office:value="430.80576" calcext:value-type="float">
            <text:p>430.80576</text:p>
          </table:table-cell>
          <table:table-cell table:style-name="ce29" table:formula="of:=([.B41]-[.I41])/[.B41]" office:value-type="percentage" office:value="0.384" calcext:value-type="percentage">
            <text:p>38%</text:p>
          </table:table-cell>
          <table:table-cell table:style-name="ce29" table:formula="of:=([.$B41]-[.K41])/[.$B41]" office:value-type="percentage" office:value="0.42712" calcext:value-type="percentage">
            <text:p>43%</text:p>
          </table:table-cell>
          <table:table-cell table:formula="of:=MAX(12-[.J41]; 1)/100" office:value-type="percentage" office:value="0.05" calcext:value-type="percentage">
            <text:p>5%</text:p>
          </table:table-cell>
          <table:table-cell table:style-name="ce18"/>
          <table:table-cell table:formula="of:=([.K41]*(1-[.N41])-[.$O$1])*0.93-[.$C41]" office:value-type="float" office:value="164.81688896" calcext:value-type="float">
            <text:p>164.81688896</text:p>
          </table:table-cell>
          <table:table-cell table:formula="of:=[.P41]-[.D41]" office:value-type="float" office:value="146.456472293333" calcext:value-type="float">
            <text:p>146.456472293333</text:p>
          </table:table-cell>
          <table:table-cell table:formula="of:=[.P41]/[.K41]" office:value-type="percentage" office:value="0.382578192454994" calcext:value-type="percentage">
            <text:p>38%</text:p>
          </table:table-cell>
          <table:table-cell table:formula="of:=[.Q41]/[.K41]" office:value-type="percentage" office:value="0.339959410694354" calcext:value-type="percentage">
            <text:p>34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60" calcext:value-type="float">
            <text:p>160</text:p>
          </table:table-cell>
          <table:table-cell table:formula="of:=[затраты.$E$9]" office:value-type="float" office:value="18.3604166666667" calcext:value-type="float">
            <text:p>18.360416666666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42]/[.B42])" office:value-type="float" office:value="0.37" calcext:value-type="float">
            <text:p>0.37</text:p>
          </table:table-cell>
          <table:table-cell table:style-name="ce17" table:formula="of:=[.B42]*(100-[.E42])/100" office:value-type="float" office:value="526.4" calcext:value-type="float">
            <text:p>526.4</text:p>
          </table:table-cell>
          <table:table-cell table:style-name="ce24" table:formula="of:=[.H42]*(100-[.F42])/100" office:value-type="float" office:value="473.76" calcext:value-type="float">
            <text:p>473.76</text:p>
          </table:table-cell>
          <table:table-cell office:value-type="float" office:value="7" calcext:value-type="float">
            <text:p>7</text:p>
          </table:table-cell>
          <table:table-cell table:formula="of:=[.I42]*(100-[.J42])/100" office:value-type="float" office:value="440.5968" calcext:value-type="float">
            <text:p>440.5968</text:p>
          </table:table-cell>
          <table:table-cell table:style-name="ce29" table:formula="of:=([.B42]-[.I42])/[.B42]" office:value-type="percentage" office:value="0.37" calcext:value-type="percentage">
            <text:p>37%</text:p>
          </table:table-cell>
          <table:table-cell table:style-name="ce29" table:formula="of:=([.$B42]-[.K42])/[.$B42]" office:value-type="percentage" office:value="0.4141" calcext:value-type="percentage">
            <text:p>41%</text:p>
          </table:table-cell>
          <table:table-cell table:formula="of:=MAX(12-[.J42]; 1)/100" office:value-type="percentage" office:value="0.05" calcext:value-type="percentage">
            <text:p>5%</text:p>
          </table:table-cell>
          <table:table-cell table:style-name="ce18"/>
          <table:table-cell table:formula="of:=([.K42]*(1-[.N42])-[.$O$1])*0.93-[.$C42]" office:value-type="float" office:value="173.4672728" calcext:value-type="float">
            <text:p>173.4672728</text:p>
          </table:table-cell>
          <table:table-cell table:formula="of:=[.P42]-[.D42]" office:value-type="float" office:value="155.106856133333" calcext:value-type="float">
            <text:p>155.106856133333</text:p>
          </table:table-cell>
          <table:table-cell table:formula="of:=[.P42]/[.K42]" office:value-type="percentage" office:value="0.393709788178216" calcext:value-type="percentage">
            <text:p>39%</text:p>
          </table:table-cell>
          <table:table-cell table:formula="of:=[.Q42]/[.K42]" office:value-type="percentage" office:value="0.352038090456702" calcext:value-type="percentage">
            <text:p>35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60" calcext:value-type="float">
            <text:p>160</text:p>
          </table:table-cell>
          <table:table-cell table:formula="of:=[затраты.$E$9]" office:value-type="float" office:value="18.3604166666667" calcext:value-type="float">
            <text:p>18.360416666666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8" calcext:value-type="float">
            <text:p>18</text:p>
          </table:table-cell>
          <table:table-cell table:style-name="ce18" table:formula="of:=1-([.I43]/[.B43])" office:value-type="float" office:value="0.4588" calcext:value-type="float">
            <text:p>0.4588</text:p>
          </table:table-cell>
          <table:table-cell table:style-name="ce17" table:formula="of:=[.B43]*(100-[.E43])/100" office:value-type="float" office:value="496.32" calcext:value-type="float">
            <text:p>496.32</text:p>
          </table:table-cell>
          <table:table-cell table:style-name="ce24" table:formula="of:=[.H43]*(100-[.F43])/100" office:value-type="float" office:value="406.9824" calcext:value-type="float">
            <text:p>406.9824</text:p>
          </table:table-cell>
          <table:table-cell office:value-type="float" office:value="0" calcext:value-type="float">
            <text:p>0</text:p>
          </table:table-cell>
          <table:table-cell table:style-name="ce5" table:formula="of:=[.I43]*(100-[.J43])/100" office:value-type="float" office:value="406.9824" calcext:value-type="float">
            <text:p>406.9824</text:p>
          </table:table-cell>
          <table:table-cell table:style-name="ce29" table:formula="of:=([.B43]-[.I43])/[.B43]" office:value-type="percentage" office:value="0.4588" calcext:value-type="percentage">
            <text:p>46%</text:p>
          </table:table-cell>
          <table:table-cell table:style-name="ce29" table:formula="of:=([.$B43]-[.K43])/[.$B43]" office:value-type="percentage" office:value="0.4588" calcext:value-type="percentage">
            <text:p>46%</text:p>
          </table:table-cell>
          <table:table-cell table:formula="of:=MAX(12-[.J43]; 1)/100" office:value-type="percentage" office:value="0.12" calcext:value-type="percentage">
            <text:p>12%</text:p>
          </table:table-cell>
          <table:table-cell table:style-name="ce18"/>
          <table:table-cell table:formula="of:=([.K43]*(1-[.N43])-[.$O$1])*0.93-[.$C43]" office:value-type="float" office:value="117.27439616" calcext:value-type="float">
            <text:p>117.27439616</text:p>
          </table:table-cell>
          <table:table-cell table:formula="of:=[.P43]-[.D43]" office:value-type="float" office:value="98.9139794933333" calcext:value-type="float">
            <text:p>98.9139794933333</text:p>
          </table:table-cell>
          <table:table-cell table:formula="of:=[.P43]/[.K43]" office:value-type="percentage" office:value="0.288155940306018" calcext:value-type="percentage">
            <text:p>29%</text:p>
          </table:table-cell>
          <table:table-cell table:formula="of:=[.Q43]/[.K43]" office:value-type="percentage" office:value="0.243042400588658" calcext:value-type="percentage">
            <text:p>24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60" calcext:value-type="float">
            <text:p>160</text:p>
          </table:table-cell>
          <table:table-cell table:formula="of:=[затраты.$E$9]" office:value-type="float" office:value="18.3604166666667" calcext:value-type="float">
            <text:p>18.360416666666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18" table:formula="of:=1-([.I44]/[.B44])" office:value-type="float" office:value="0.3065" calcext:value-type="float">
            <text:p>0.3065</text:p>
          </table:table-cell>
          <table:table-cell table:style-name="ce17" table:formula="of:=[.B44]*(100-[.E44])/100" office:value-type="float" office:value="548.96" calcext:value-type="float">
            <text:p>548.96</text:p>
          </table:table-cell>
          <table:table-cell table:style-name="ce24" table:formula="of:=[.H44]*(100-[.F44])/100" office:value-type="float" office:value="521.512" calcext:value-type="float">
            <text:p>521.512</text:p>
          </table:table-cell>
          <table:table-cell table:style-name="ce24" office:value-type="float" office:value="7" calcext:value-type="float">
            <text:p>7</text:p>
          </table:table-cell>
          <table:table-cell table:formula="of:=[.I44]*(100-[.J44])/100" office:value-type="float" office:value="485.00616" calcext:value-type="float">
            <text:p>485.00616</text:p>
          </table:table-cell>
          <table:table-cell table:style-name="ce29" table:formula="of:=([.B44]-[.I44])/[.B44]" office:value-type="percentage" office:value="0.3065" calcext:value-type="percentage">
            <text:p>31%</text:p>
          </table:table-cell>
          <table:table-cell table:style-name="ce29" table:formula="of:=([.$B44]-[.K44])/[.$B44]" office:value-type="percentage" office:value="0.355045" calcext:value-type="percentage">
            <text:p>36%</text:p>
          </table:table-cell>
          <table:table-cell table:formula="of:=MAX(12-[.J44]; 1)/100" office:value-type="percentage" office:value="0.05" calcext:value-type="percentage">
            <text:p>5%</text:p>
          </table:table-cell>
          <table:table-cell table:style-name="ce18"/>
          <table:table-cell table:formula="of:=([.K44]*(1-[.N44])-[.$O$1])*0.93-[.$C44]" office:value-type="float" office:value="212.70294236" calcext:value-type="float">
            <text:p>212.70294236</text:p>
          </table:table-cell>
          <table:table-cell table:formula="of:=[.P44]-[.D44]" office:value-type="float" office:value="194.342525693333" calcext:value-type="float">
            <text:p>194.342525693333</text:p>
          </table:table-cell>
          <table:table-cell table:formula="of:=[.P44]/[.K44]" office:value-type="percentage" office:value="0.438557197624047" calcext:value-type="percentage">
            <text:p>44%</text:p>
          </table:table-cell>
          <table:table-cell table:formula="of:=[.Q44]/[.K44]" office:value-type="percentage" office:value="0.400701149225266" calcext:value-type="percentage">
            <text:p>40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60" calcext:value-type="float">
            <text:p>160</text:p>
          </table:table-cell>
          <table:table-cell table:formula="of:=[затраты.$E$9]" office:value-type="float" office:value="18.3604166666667" calcext:value-type="float">
            <text:p>18.360416666666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style-name="ce18" table:formula="of:=1-([.I45]/[.B45])" office:value-type="float" office:value="0.585" calcext:value-type="float">
            <text:p>0.585</text:p>
          </table:table-cell>
          <table:table-cell table:style-name="ce22" table:formula="of:=[.B45]*(100-[.E45])/100" office:value-type="float" office:value="376" calcext:value-type="float">
            <text:p>376</text:p>
          </table:table-cell>
          <table:table-cell table:style-name="ce25" table:formula="of:=[.H45]*(100-[.F45])/100" office:value-type="float" office:value="312.08" calcext:value-type="float">
            <text:p>312.08</text:p>
          </table:table-cell>
          <table:table-cell table:style-name="ce26" office:value-type="float" office:value="7" calcext:value-type="float">
            <text:p>7</text:p>
          </table:table-cell>
          <table:table-cell table:formula="of:=[.I45]*(100-[.J45])/100" office:value-type="float" office:value="290.2344" calcext:value-type="float">
            <text:p>290.2344</text:p>
          </table:table-cell>
          <table:table-cell table:style-name="ce30" table:formula="of:=([.B45]-[.I45])/[.B45]" office:value-type="percentage" office:value="0.585" calcext:value-type="percentage">
            <text:p>59%</text:p>
          </table:table-cell>
          <table:table-cell table:style-name="ce30" table:formula="of:=([.$B45]-[.K45])/[.$B45]" office:value-type="percentage" office:value="0.61405" calcext:value-type="percentage">
            <text:p>61%</text:p>
          </table:table-cell>
          <table:table-cell table:formula="of:=MAX(12-[.J45]; 1)/100" office:value-type="percentage" office:value="0.05" calcext:value-type="percentage">
            <text:p>5%</text:p>
          </table:table-cell>
          <table:table-cell table:style-name="ce18"/>
          <table:table-cell table:formula="of:=([.K45]*(1-[.N45])-[.$O$1])*0.93-[.$C45]" office:value-type="float" office:value="40.6220924" calcext:value-type="float">
            <text:p>40.6220924</text:p>
          </table:table-cell>
          <table:table-cell table:formula="of:=[.P45]-[.D45]" office:value-type="float" office:value="22.2616757333333" calcext:value-type="float">
            <text:p>22.2616757333333</text:p>
          </table:table-cell>
          <table:table-cell table:formula="of:=[.P45]/[.K45]" office:value-type="percentage" office:value="0.139963051933196" calcext:value-type="percentage">
            <text:p>14%</text:p>
          </table:table-cell>
          <table:table-cell table:formula="of:=[.Q45]/[.K45]" office:value-type="percentage" office:value="0.0767024023800531" calcext:value-type="percentage">
            <text:p>8%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8" table:formula="of:=1-([.I46]/[.B46])" office:value-type="string" office:string-value="" calcext:value-type="error">
            <text:p>#ДЕЛ/0!</text:p>
          </table:table-cell>
          <table:table-cell table:style-name="ce17"/>
          <table:table-cell table:style-name="ce23" table:number-columns-repeated="2"/>
          <table:table-cell/>
          <table:table-cell table:style-name="ce29" table:number-columns-repeated="2"/>
          <table:table-cell table:formula="of:=MAX(12-[.J46]; 1)/100" office:value-type="percentage" office:value="0.12" calcext:value-type="percentage">
            <text:p>12%</text:p>
          </table:table-cell>
          <table:table-cell table:style-name="ce18"/>
          <table:table-cell table:formula="of:=([.K46]*(1-[.N46])-[.$O$1])*0.93-[.$C46]" office:value-type="float" office:value="-55.8" calcext:value-type="float">
            <text:p>-55.8</text:p>
          </table:table-cell>
          <table:table-cell table:formula="of:=[.P46]-[.D46]" office:value-type="float" office:value="-55.8" calcext:value-type="float">
            <text:p>-55.8</text:p>
          </table:table-cell>
          <table:table-cell table:formula="of:=[.P46]/[.K46]" office:value-type="string" office:string-value="" calcext:value-type="error">
            <text:p>#ДЕЛ/0!</text:p>
          </table:table-cell>
          <table:table-cell table:formula="of:=[.Q46]/[.K46]" office:value-type="string" office:string-value="" calcext:value-type="error">
            <text:p>#ДЕЛ/0!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8" table:formula="of:=1-([.I47]/[.B47])" office:value-type="string" office:string-value="" calcext:value-type="error">
            <text:p>#ДЕЛ/0!</text:p>
          </table:table-cell>
          <table:table-cell table:style-name="ce17"/>
          <table:table-cell table:style-name="ce23" table:number-columns-repeated="2"/>
          <table:table-cell/>
          <table:table-cell table:style-name="ce29" table:number-columns-repeated="2"/>
          <table:table-cell table:formula="of:=MAX(12-[.J47]; 1)/100" office:value-type="percentage" office:value="0.12" calcext:value-type="percentage">
            <text:p>12%</text:p>
          </table:table-cell>
          <table:table-cell table:style-name="ce18"/>
          <table:table-cell table:formula="of:=([.K47]*(1-[.N47])-[.$O$1])*0.93-[.$C47]" office:value-type="float" office:value="-55.8" calcext:value-type="float">
            <text:p>-55.8</text:p>
          </table:table-cell>
          <table:table-cell table:formula="of:=[.P47]-[.D47]" office:value-type="float" office:value="-55.8" calcext:value-type="float">
            <text:p>-55.8</text:p>
          </table:table-cell>
          <table:table-cell table:formula="of:=[.P47]/[.K47]" office:value-type="string" office:string-value="" calcext:value-type="error">
            <text:p>#ДЕЛ/0!</text:p>
          </table:table-cell>
          <table:table-cell table:formula="of:=[.Q47]/[.K47]" office:value-type="string" office:string-value="" calcext:value-type="error">
            <text:p>#ДЕЛ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 50x90</text:p>
          </table:table-cell>
          <table:table-cell office:value-type="float" office:value="955" calcext:value-type="float">
            <text:p>955</text:p>
          </table:table-cell>
          <table:table-cell table:formula="of:=88*3" office:value-type="float" office:value="264" calcext:value-type="float">
            <text:p>264</text:p>
          </table:table-cell>
          <table:table-cell table:formula="of:=[затраты.$E$10]" office:value-type="float" office:value="27.01875" calcext:value-type="float">
            <text:p>27.0187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style-name="ce18" table:formula="of:=1-([.I48]/[.B48])" office:value-type="float" office:value="0.535" calcext:value-type="float">
            <text:p>0.535</text:p>
          </table:table-cell>
          <table:table-cell table:style-name="ce17" table:formula="of:=[.B48]*(100-[.E48])/100" office:value-type="float" office:value="592.1" calcext:value-type="float">
            <text:p>592.1</text:p>
          </table:table-cell>
          <table:table-cell table:style-name="ce24" table:formula="of:=[.H48]*(100-[.F48])/100" office:value-type="float" office:value="444.075" calcext:value-type="float">
            <text:p>444.075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[.I48]*(100-[.J48])/100" office:value-type="float" office:value="444.075" calcext:value-type="float">
            <text:p>444.075</text:p>
          </table:table-cell>
          <table:table-cell table:style-name="ce29" table:formula="of:=([.B48]-[.I48])/[.B48]" office:value-type="percentage" office:value="0.535" calcext:value-type="percentage">
            <text:p>54%</text:p>
          </table:table-cell>
          <table:table-cell table:style-name="ce29" table:formula="of:=([.$B48]-[.K48])/[.$B48]" office:value-type="percentage" office:value="0.535" calcext:value-type="percentage">
            <text:p>54%</text:p>
          </table:table-cell>
          <table:table-cell table:formula="of:=MAX(12-[.J48]; 1)/100" office:value-type="percentage" office:value="0.12" calcext:value-type="percentage">
            <text:p>12%</text:p>
          </table:table-cell>
          <table:table-cell table:style-name="ce18"/>
          <table:table-cell table:formula="of:=([.K48]*(1-[.N48])-[.$O$1])*0.93-[.$C48]" office:value-type="float" office:value="43.63098" calcext:value-type="float">
            <text:p>43.63098</text:p>
          </table:table-cell>
          <table:table-cell table:formula="of:=[.P48]-[.D48]" office:value-type="float" office:value="16.61223" calcext:value-type="float">
            <text:p>16.61223</text:p>
          </table:table-cell>
          <table:table-cell table:formula="of:=[.P48]/[.K48]" office:value-type="percentage" office:value="0.0982513764566797" calcext:value-type="percentage">
            <text:p>10%</text:p>
          </table:table-cell>
          <table:table-cell table:formula="of:=[.Q48]/[.K48]" office:value-type="percentage" office:value="0.037408613409897" calcext:value-type="percentage">
            <text:p>4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88*3" office:value-type="float" office:value="264" calcext:value-type="float">
            <text:p>264</text:p>
          </table:table-cell>
          <table:table-cell table:formula="of:=[затраты.$E$10]" office:value-type="float" office:value="27.01875" calcext:value-type="float">
            <text:p>27.0187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8" table:formula="of:=1-([.I49]/[.B49])" office:value-type="float" office:value="0.384" calcext:value-type="float">
            <text:p>0.384</text:p>
          </table:table-cell>
          <table:table-cell table:style-name="ce17" table:formula="of:=[.B49]*(100-[.E49])/100" office:value-type="float" office:value="668.5" calcext:value-type="float">
            <text:p>668.5</text:p>
          </table:table-cell>
          <table:table-cell table:style-name="ce24" table:formula="of:=[.H49]*(100-[.F49])/100" office:value-type="float" office:value="588.28" calcext:value-type="float">
            <text:p>588.28</text:p>
          </table:table-cell>
          <table:table-cell office:value-type="float" office:value="7" calcext:value-type="float">
            <text:p>7</text:p>
          </table:table-cell>
          <table:table-cell table:formula="of:=[.I49]*(100-[.J49])/100" office:value-type="float" office:value="547.1004" calcext:value-type="float">
            <text:p>547.1004</text:p>
          </table:table-cell>
          <table:table-cell table:style-name="ce29" table:formula="of:=([.B49]-[.I49])/[.B49]" office:value-type="percentage" office:value="0.384" calcext:value-type="percentage">
            <text:p>38%</text:p>
          </table:table-cell>
          <table:table-cell table:style-name="ce29" table:formula="of:=([.$B49]-[.K49])/[.$B49]" office:value-type="percentage" office:value="0.42712" calcext:value-type="percentage">
            <text:p>43%</text:p>
          </table:table-cell>
          <table:table-cell table:formula="of:=MAX(12-[.J49]; 1)/100" office:value-type="percentage" office:value="0.05" calcext:value-type="percentage">
            <text:p>5%</text:p>
          </table:table-cell>
          <table:table-cell table:style-name="ce18"/>
          <table:table-cell table:formula="of:=([.K49]*(1-[.N49])-[.$O$1])*0.93-[.$C49]" office:value-type="float" office:value="163.5632034" calcext:value-type="float">
            <text:p>163.5632034</text:p>
          </table:table-cell>
          <table:table-cell table:formula="of:=[.P49]-[.D49]" office:value-type="float" office:value="136.5444534" calcext:value-type="float">
            <text:p>136.5444534</text:p>
          </table:table-cell>
          <table:table-cell table:formula="of:=[.P49]/[.K49]" office:value-type="percentage" office:value="0.298963779591461" calcext:value-type="percentage">
            <text:p>30%</text:p>
          </table:table-cell>
          <table:table-cell table:formula="of:=[.Q49]/[.K49]" office:value-type="percentage" office:value="0.249578419975566" calcext:value-type="percentage">
            <text:p>25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88*3" office:value-type="float" office:value="264" calcext:value-type="float">
            <text:p>264</text:p>
          </table:table-cell>
          <table:table-cell table:formula="of:=[затраты.$E$10]" office:value-type="float" office:value="27.01875" calcext:value-type="float">
            <text:p>27.018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50]/[.B50])" office:value-type="float" office:value="0.37" calcext:value-type="float">
            <text:p>0.37</text:p>
          </table:table-cell>
          <table:table-cell table:style-name="ce17" table:formula="of:=[.B50]*(100-[.E50])/100" office:value-type="float" office:value="668.5" calcext:value-type="float">
            <text:p>668.5</text:p>
          </table:table-cell>
          <table:table-cell table:style-name="ce24" table:formula="of:=[.H50]*(100-[.F50])/100" office:value-type="float" office:value="601.65" calcext:value-type="float">
            <text:p>601.65</text:p>
          </table:table-cell>
          <table:table-cell office:value-type="float" office:value="7" calcext:value-type="float">
            <text:p>7</text:p>
          </table:table-cell>
          <table:table-cell table:formula="of:=[.I50]*(100-[.J50])/100" office:value-type="float" office:value="559.5345" calcext:value-type="float">
            <text:p>559.5345</text:p>
          </table:table-cell>
          <table:table-cell table:style-name="ce29" table:formula="of:=([.B50]-[.I50])/[.B50]" office:value-type="percentage" office:value="0.37" calcext:value-type="percentage">
            <text:p>37%</text:p>
          </table:table-cell>
          <table:table-cell table:style-name="ce29" table:formula="of:=([.$B50]-[.K50])/[.$B50]" office:value-type="percentage" office:value="0.4141" calcext:value-type="percentage">
            <text:p>41%</text:p>
          </table:table-cell>
          <table:table-cell table:formula="of:=MAX(12-[.J50]; 1)/100" office:value-type="percentage" office:value="0.05" calcext:value-type="percentage">
            <text:p>5%</text:p>
          </table:table-cell>
          <table:table-cell table:style-name="ce18"/>
          <table:table-cell table:formula="of:=([.K50]*(1-[.N50])-[.$O$1])*0.93-[.$C50]" office:value-type="float" office:value="174.54873075" calcext:value-type="float">
            <text:p>174.54873075</text:p>
          </table:table-cell>
          <table:table-cell table:formula="of:=[.P50]-[.D50]" office:value-type="float" office:value="147.52998075" calcext:value-type="float">
            <text:p>147.52998075</text:p>
          </table:table-cell>
          <table:table-cell table:formula="of:=[.P50]/[.K50]" office:value-type="percentage" office:value="0.311953473378317" calcext:value-type="percentage">
            <text:p>31%</text:p>
          </table:table-cell>
          <table:table-cell table:formula="of:=[.Q50]/[.K50]" office:value-type="percentage" office:value="0.263665566198331" calcext:value-type="percentage">
            <text:p>26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88*3" office:value-type="float" office:value="264" calcext:value-type="float">
            <text:p>264</text:p>
          </table:table-cell>
          <table:table-cell table:formula="of:=[затраты.$E$10]" office:value-type="float" office:value="27.01875" calcext:value-type="float">
            <text:p>27.0187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18" table:formula="of:=1-([.I51]/[.B51])" office:value-type="float" office:value="0.475" calcext:value-type="float">
            <text:p>0.475</text:p>
          </table:table-cell>
          <table:table-cell table:style-name="ce17" table:formula="of:=[.B51]*(100-[.E51])/100" office:value-type="float" office:value="668.5" calcext:value-type="float">
            <text:p>668.5</text:p>
          </table:table-cell>
          <table:table-cell table:style-name="ce24" table:formula="of:=[.H51]*(100-[.F51])/100" office:value-type="float" office:value="501.375" calcext:value-type="float">
            <text:p>501.375</text:p>
          </table:table-cell>
          <table:table-cell office:value-type="float" office:value="0" calcext:value-type="float">
            <text:p>0</text:p>
          </table:table-cell>
          <table:table-cell table:formula="of:=[.I51]*(100-[.J51])/100" office:value-type="float" office:value="501.375" calcext:value-type="float">
            <text:p>501.375</text:p>
          </table:table-cell>
          <table:table-cell table:style-name="ce29" table:formula="of:=([.B51]-[.I51])/[.B51]" office:value-type="percentage" office:value="0.475" calcext:value-type="percentage">
            <text:p>48%</text:p>
          </table:table-cell>
          <table:table-cell table:style-name="ce29" table:formula="of:=([.$B51]-[.K51])/[.$B51]" office:value-type="percentage" office:value="0.475" calcext:value-type="percentage">
            <text:p>48%</text:p>
          </table:table-cell>
          <table:table-cell table:formula="of:=MAX(12-[.J51]; 1)/100" office:value-type="percentage" office:value="0.12" calcext:value-type="percentage">
            <text:p>12%</text:p>
          </table:table-cell>
          <table:table-cell table:style-name="ce18"/>
          <table:table-cell table:formula="of:=([.K51]*(1-[.N51])-[.$O$1])*0.93-[.$C51]" office:value-type="float" office:value="90.5253" calcext:value-type="float">
            <text:p>90.5253</text:p>
          </table:table-cell>
          <table:table-cell table:formula="of:=[.P51]-[.D51]" office:value-type="float" office:value="63.50655" calcext:value-type="float">
            <text:p>63.50655</text:p>
          </table:table-cell>
          <table:table-cell table:formula="of:=[.P51]/[.K51]" office:value-type="percentage" office:value="0.180554076290202" calcext:value-type="percentage">
            <text:p>18%</text:p>
          </table:table-cell>
          <table:table-cell table:style-name="ce33" table:formula="of:=[.Q51]/[.K51]" office:value-type="percentage" office:value="0.126664771877337" calcext:value-type="percentage">
            <text:p>13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88*3" office:value-type="float" office:value="264" calcext:value-type="float">
            <text:p>264</text:p>
          </table:table-cell>
          <table:table-cell table:formula="of:=[затраты.$E$10]" office:value-type="float" office:value="27.01875" calcext:value-type="float">
            <text:p>27.0187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18" table:formula="of:=1-([.I52]/[.B52])" office:value-type="float" office:value="0.503" calcext:value-type="float">
            <text:p>0.503</text:p>
          </table:table-cell>
          <table:table-cell table:style-name="ce17" table:formula="of:=[.B52]*(100-[.E52])/100" office:value-type="float" office:value="668.5" calcext:value-type="float">
            <text:p>668.5</text:p>
          </table:table-cell>
          <table:table-cell table:style-name="ce24" table:formula="of:=[.H52]*(100-[.F52])/100" office:value-type="float" office:value="474.635" calcext:value-type="float">
            <text:p>474.635</text:p>
          </table:table-cell>
          <table:table-cell table:style-name="ce24" office:value-type="float" office:value="7" calcext:value-type="float">
            <text:p>7</text:p>
          </table:table-cell>
          <table:table-cell table:formula="of:=[.I52]*(100-[.J52])/100" office:value-type="float" office:value="441.41055" calcext:value-type="float">
            <text:p>441.41055</text:p>
          </table:table-cell>
          <table:table-cell table:style-name="ce29" table:formula="of:=([.B52]-[.I52])/[.B52]" office:value-type="percentage" office:value="0.503" calcext:value-type="percentage">
            <text:p>50%</text:p>
          </table:table-cell>
          <table:table-cell table:style-name="ce29" table:formula="of:=([.$B52]-[.K52])/[.$B52]" office:value-type="percentage" office:value="0.53779" calcext:value-type="percentage">
            <text:p>54%</text:p>
          </table:table-cell>
          <table:table-cell table:formula="of:=MAX(12-[.J52]; 1)/100" office:value-type="percentage" office:value="0.05" calcext:value-type="percentage">
            <text:p>5%</text:p>
          </table:table-cell>
          <table:table-cell table:style-name="ce18"/>
          <table:table-cell table:formula="of:=([.K52]*(1-[.N52])-[.$O$1])*0.93-[.$C52]" office:value-type="float" office:value="70.186220925" calcext:value-type="float">
            <text:p>70.186220925</text:p>
          </table:table-cell>
          <table:table-cell table:formula="of:=[.P52]-[.D52]" office:value-type="float" office:value="43.167470925" calcext:value-type="float">
            <text:p>43.167470925</text:p>
          </table:table-cell>
          <table:table-cell table:formula="of:=[.P52]/[.K52]" office:value-type="percentage" office:value="0.159004402873923" calcext:value-type="percentage">
            <text:p>16%</text:p>
          </table:table-cell>
          <table:table-cell table:formula="of:=[.Q52]/[.K52]" office:value-type="percentage" office:value="0.0977943796880251" calcext:value-type="percentage">
            <text:p>10%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88*3" office:value-type="float" office:value="264" calcext:value-type="float">
            <text:p>264</text:p>
          </table:table-cell>
          <table:table-cell table:formula="of:=[затраты.$E$10]" office:value-type="float" office:value="27.01875" calcext:value-type="float">
            <text:p>27.01875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style-name="ce18" table:formula="of:=1-([.I53]/[.B53])" office:value-type="float" office:value="0.585" calcext:value-type="float">
            <text:p>0.585</text:p>
          </table:table-cell>
          <table:table-cell table:style-name="ce22" table:formula="of:=[.B53]*(100-[.E53])/100" office:value-type="float" office:value="477.5" calcext:value-type="float">
            <text:p>477.5</text:p>
          </table:table-cell>
          <table:table-cell table:style-name="ce25" table:formula="of:=[.H53]*(100-[.F53])/100" office:value-type="float" office:value="396.325" calcext:value-type="float">
            <text:p>396.325</text:p>
          </table:table-cell>
          <table:table-cell table:style-name="ce26" office:value-type="float" office:value="7" calcext:value-type="float">
            <text:p>7</text:p>
          </table:table-cell>
          <table:table-cell table:formula="of:=[.I53]*(100-[.J53])/100" office:value-type="float" office:value="368.58225" calcext:value-type="float">
            <text:p>368.58225</text:p>
          </table:table-cell>
          <table:table-cell table:style-name="ce30" table:formula="of:=([.B53]-[.I53])/[.B53]" office:value-type="percentage" office:value="0.585" calcext:value-type="percentage">
            <text:p>59%</text:p>
          </table:table-cell>
          <table:table-cell table:style-name="ce30" table:formula="of:=([.$B53]-[.K53])/[.$B53]" office:value-type="percentage" office:value="0.61405" calcext:value-type="percentage">
            <text:p>61%</text:p>
          </table:table-cell>
          <table:table-cell table:formula="of:=MAX(12-[.J53]; 1)/100" office:value-type="percentage" office:value="0.05" calcext:value-type="percentage">
            <text:p>5%</text:p>
          </table:table-cell>
          <table:table-cell table:style-name="ce18"/>
          <table:table-cell table:formula="of:=([.K53]*(1-[.N53])-[.$O$1])*0.93-[.$C53]" office:value-type="float" office:value="5.84241787499997" calcext:value-type="float">
            <text:p>5.84241787499997</text:p>
          </table:table-cell>
          <table:table-cell table:formula="of:=[.P53]-[.D53]" office:value-type="float" office:value="-21.176332125" calcext:value-type="float">
            <text:p>-21.176332125</text:p>
          </table:table-cell>
          <table:table-cell table:formula="of:=[.P53]/[.K53]" office:value-type="percentage" office:value="0.0158510559719031" calcext:value-type="percentage">
            <text:p>2%</text:p>
          </table:table-cell>
          <table:table-cell table:formula="of:=[.Q53]/[.K53]" office:value-type="percentage" office:value="-0.0574534778194013" calcext:value-type="percentage">
            <text:p>-6%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8" table:formula="of:=1-([.I54]/[.B54])" office:value-type="string" office:string-value="" calcext:value-type="error">
            <text:p>#ДЕЛ/0!</text:p>
          </table:table-cell>
          <table:table-cell table:number-columns-repeated="6"/>
          <table:table-cell table:formula="of:=MAX(12-[.J54]; 1)/100" office:value-type="percentage" office:value="0.12" calcext:value-type="percentage">
            <text:p>12%</text:p>
          </table:table-cell>
          <table:table-cell table:number-columns-repeated="2"/>
          <table:table-cell table:formula="of:=[.P54]-[.D54]" office:value-type="float" office:value="0" calcext:value-type="float">
            <text:p>0</text:p>
          </table:table-cell>
          <table:table-cell/>
          <table:table-cell table:formula="of:=[.Q54]/[.K54]" office:value-type="string" office:string-value="" calcext:value-type="error">
            <text:p>#ДЕЛ/0!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8" table:formula="of:=1-([.I55]/[.B55])" office:value-type="string" office:string-value="" calcext:value-type="error">
            <text:p>#ДЕЛ/0!</text:p>
          </table:table-cell>
          <table:table-cell table:number-columns-repeated="6"/>
          <table:table-cell table:formula="of:=MAX(12-[.J55]; 1)/100" office:value-type="percentage" office:value="0.12" calcext:value-type="percentage">
            <text:p>12%</text:p>
          </table:table-cell>
          <table:table-cell table:number-columns-repeated="2"/>
          <table:table-cell table:formula="of:=[.P55]-[.D55]" office:value-type="float" office:value="0" calcext:value-type="float">
            <text:p>0</text:p>
          </table:table-cell>
          <table:table-cell/>
          <table:table-cell table:formula="of:=[.Q55]/[.K55]" office:value-type="string" office:string-value="" calcext:value-type="error">
            <text:p>#ДЕЛ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x 70x140</text:p>
          </table:table-cell>
          <table:table-cell office:value-type="float" office:value="1214" calcext:value-type="float">
            <text:p>1214</text:p>
          </table:table-cell>
          <table:table-cell office:value-type="float" office:value="350" calcext:value-type="float">
            <text:p>350</text:p>
          </table:table-cell>
          <table:table-cell table:formula="of:=[$затраты.$E$3]" office:value-type="float" office:value="38.48125" calcext:value-type="float">
            <text:p>38.4812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18" table:formula="of:=1-([.I56]/[.B56])" office:value-type="float" office:value="0.488" calcext:value-type="float">
            <text:p>0.488</text:p>
          </table:table-cell>
          <table:table-cell table:style-name="ce17" table:formula="of:=[.B56]*(100-[.E56])/100" office:value-type="float" office:value="776.96" calcext:value-type="float">
            <text:p>776.96</text:p>
          </table:table-cell>
          <table:table-cell table:style-name="ce24" table:formula="of:=[.H56]*(100-[.F56])/100" office:value-type="float" office:value="621.568" calcext:value-type="float">
            <text:p>621.568</text:p>
          </table:table-cell>
          <table:table-cell office:value-type="float" office:value="12" calcext:value-type="float">
            <text:p>12</text:p>
          </table:table-cell>
          <table:table-cell table:formula="of:=[.I56]*(100-[.J56])/100" office:value-type="float" office:value="546.97984" calcext:value-type="float">
            <text:p>546.97984</text:p>
          </table:table-cell>
          <table:table-cell table:style-name="ce29" table:formula="of:=([.B56]-[.I56])/[.B56]" office:value-type="percentage" office:value="0.488" calcext:value-type="percentage">
            <text:p>49%</text:p>
          </table:table-cell>
          <table:table-cell table:style-name="ce29" table:formula="of:=([.$B56]-[.K56])/[.$B56]" office:value-type="percentage" office:value="0.54944" calcext:value-type="percentage">
            <text:p>55%</text:p>
          </table:table-cell>
          <table:table-cell table:formula="of:=MAX(12-[.J56]; 1)/100" office:value-type="percentage" office:value="0.01" calcext:value-type="percentage">
            <text:p>1%</text:p>
          </table:table-cell>
          <table:table-cell table:style-name="ce18"/>
          <table:table-cell table:formula="of:=([.K56]*(1-[.N56])-[.$O$1])*0.93-[.$C56]" office:value-type="float" office:value="97.8043386879999" calcext:value-type="float">
            <text:p>97.8043386879999</text:p>
          </table:table-cell>
          <table:table-cell table:formula="of:=[.P56]-[.D56]" office:value-type="float" office:value="59.3230886879999" calcext:value-type="float">
            <text:p>59.3230886879999</text:p>
          </table:table-cell>
          <table:table-cell table:formula="of:=[.P56]/[.K56]" office:value-type="percentage" office:value="0.178807940504718" calcext:value-type="percentage">
            <text:p>18%</text:p>
          </table:table-cell>
          <table:table-cell table:formula="of:=[.Q56]/[.K56]" office:value-type="percentage" office:value="0.108455713263582" calcext:value-type="percentage">
            <text:p>11%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T56]-[.V56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350" calcext:value-type="float">
            <text:p>350</text:p>
          </table:table-cell>
          <table:table-cell table:formula="of:=[$затраты.$E$3]" office:value-type="float" office:value="38.48125" calcext:value-type="float">
            <text:p>38.4812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18" table:formula="of:=1-([.I57]/[.B57])" office:value-type="float" office:value="0.536" calcext:value-type="float">
            <text:p>0.536</text:p>
          </table:table-cell>
          <table:table-cell table:style-name="ce17" table:formula="of:=[.B57]*(100-[.E57])/100" office:value-type="float" office:value="704.12" calcext:value-type="float">
            <text:p>704.12</text:p>
          </table:table-cell>
          <table:table-cell table:style-name="ce24" table:formula="of:=[.H57]*(100-[.F57])/100" office:value-type="float" office:value="563.296" calcext:value-type="float">
            <text:p>563.296</text:p>
          </table:table-cell>
          <table:table-cell office:value-type="float" office:value="7" calcext:value-type="float">
            <text:p>7</text:p>
          </table:table-cell>
          <table:table-cell table:formula="of:=[.I57]*(100-[.J57])/100" office:value-type="float" office:value="523.86528" calcext:value-type="float">
            <text:p>523.86528</text:p>
          </table:table-cell>
          <table:table-cell table:style-name="ce29" table:formula="of:=([.B57]-[.I57])/[.B57]" office:value-type="percentage" office:value="0.536" calcext:value-type="percentage">
            <text:p>54%</text:p>
          </table:table-cell>
          <table:table-cell table:style-name="ce29" table:formula="of:=([.$B57]-[.K57])/[.$B57]" office:value-type="percentage" office:value="0.56848" calcext:value-type="percentage">
            <text:p>57%</text:p>
          </table:table-cell>
          <table:table-cell table:formula="of:=MAX(12-[.J57]; 1)/100" office:value-type="percentage" office:value="0.05" calcext:value-type="percentage">
            <text:p>5%</text:p>
          </table:table-cell>
          <table:table-cell table:style-name="ce18"/>
          <table:table-cell table:formula="of:=([.K57]*(1-[.N57])-[.$O$1])*0.93-[.$C57]" office:value-type="float" office:value="57.0349748800001" calcext:value-type="float">
            <text:p>57.0349748800001</text:p>
          </table:table-cell>
          <table:table-cell table:formula="of:=[.P57]-[.D57]" office:value-type="float" office:value="18.55372488" calcext:value-type="float">
            <text:p>18.55372488</text:p>
          </table:table-cell>
          <table:table-cell table:formula="of:=[.P57]/[.K57]" office:value-type="percentage" office:value="0.108873363166958" calcext:value-type="percentage">
            <text:p>11%</text:p>
          </table:table-cell>
          <table:table-cell table:formula="of:=[.Q57]/[.K57]" office:value-type="percentage" office:value="0.0354169775862986" calcext:value-type="percentage">
            <text:p>4%</text:p>
          </table:table-cell>
          <table:table-cell table:number-columns-repeated="4"/>
          <table:table-cell table:formula="of:=[.T57]-[.V5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350" calcext:value-type="float">
            <text:p>350</text:p>
          </table:table-cell>
          <table:table-cell table:formula="of:=[$затраты.$E$3]" office:value-type="float" office:value="38.48125" calcext:value-type="float">
            <text:p>38.481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1" calcext:value-type="float">
            <text:p>21</text:p>
          </table:table-cell>
          <table:table-cell table:style-name="ce18" table:formula="of:=1-([.I58]/[.B58])" office:value-type="float" office:value="0.4628" calcext:value-type="float">
            <text:p>0.4628</text:p>
          </table:table-cell>
          <table:table-cell table:style-name="ce17" table:formula="of:=[.B58]*(100-[.E58])/100" office:value-type="float" office:value="825.52" calcext:value-type="float">
            <text:p>825.52</text:p>
          </table:table-cell>
          <table:table-cell table:style-name="ce24" table:formula="of:=[.H58]*(100-[.F58])/100" office:value-type="float" office:value="652.1608" calcext:value-type="float">
            <text:p>652.1608</text:p>
          </table:table-cell>
          <table:table-cell office:value-type="float" office:value="0" calcext:value-type="float">
            <text:p>0</text:p>
          </table:table-cell>
          <table:table-cell table:style-name="ce5" table:formula="of:=[.I58]*(100-[.J58])/100" office:value-type="float" office:value="652.1608" calcext:value-type="float">
            <text:p>652.1608</text:p>
          </table:table-cell>
          <table:table-cell table:style-name="ce29" table:formula="of:=([.B58]-[.I58])/[.B58]" office:value-type="percentage" office:value="0.4628" calcext:value-type="percentage">
            <text:p>46%</text:p>
          </table:table-cell>
          <table:table-cell table:style-name="ce29" table:formula="of:=([.$B58]-[.K58])/[.$B58]" office:value-type="percentage" office:value="0.4628" calcext:value-type="percentage">
            <text:p>46%</text:p>
          </table:table-cell>
          <table:table-cell table:formula="of:=MAX(12-[.J58]; 1)/100" office:value-type="percentage" office:value="0.12" calcext:value-type="percentage">
            <text:p>12%</text:p>
          </table:table-cell>
          <table:table-cell table:style-name="ce18"/>
          <table:table-cell table:formula="of:=([.K58]*(1-[.N58])-[.$O$1])*0.93-[.$C58]" office:value-type="float" office:value="127.92839872" calcext:value-type="float">
            <text:p>127.92839872</text:p>
          </table:table-cell>
          <table:table-cell table:formula="of:=[.P58]-[.D58]" office:value-type="float" office:value="89.4471487200001" calcext:value-type="float">
            <text:p>89.4471487200001</text:p>
          </table:table-cell>
          <table:table-cell table:style-name="ce31" table:formula="of:=[.P58]/[.K58]" office:value-type="percentage" office:value="0.196160822177598" calcext:value-type="percentage">
            <text:p>20%</text:p>
          </table:table-cell>
          <table:table-cell table:style-name="ce35" table:formula="of:=[.Q58]/[.K58]" office:value-type="percentage" office:value="0.137155052434921" calcext:value-type="percentage">
            <text:p>14%</text:p>
          </table:table-cell>
          <table:table-cell table:number-columns-repeated="4"/>
          <table:table-cell table:formula="of:=[.T58]-[.V5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350" calcext:value-type="float">
            <text:p>350</text:p>
          </table:table-cell>
          <table:table-cell table:formula="of:=[$затраты.$E$3]" office:value-type="float" office:value="38.48125" calcext:value-type="float">
            <text:p>38.48125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style-name="ce18" table:formula="of:=1-([.I59]/[.B59])" office:value-type="float" office:value="0.5125" calcext:value-type="float">
            <text:p>0.5125</text:p>
          </table:table-cell>
          <table:table-cell table:style-name="ce17" table:formula="of:=[.B59]*(100-[.E59])/100" office:value-type="float" office:value="789.1" calcext:value-type="float">
            <text:p>789.1</text:p>
          </table:table-cell>
          <table:table-cell table:style-name="ce24" table:formula="of:=[.H59]*(100-[.F59])/100" office:value-type="float" office:value="591.825" calcext:value-type="float">
            <text:p>591.825</text:p>
          </table:table-cell>
          <table:table-cell office:value-type="float" office:value="0" calcext:value-type="float">
            <text:p>0</text:p>
          </table:table-cell>
          <table:table-cell table:formula="of:=[.I59]*(100-[.J59])/100" office:value-type="float" office:value="591.825" calcext:value-type="float">
            <text:p>591.825</text:p>
          </table:table-cell>
          <table:table-cell table:style-name="ce29" table:formula="of:=([.B59]-[.I59])/[.B59]" office:value-type="percentage" office:value="0.5125" calcext:value-type="percentage">
            <text:p>51%</text:p>
          </table:table-cell>
          <table:table-cell table:style-name="ce29" table:formula="of:=([.$B59]-[.K59])/[.$B59]" office:value-type="percentage" office:value="0.5125" calcext:value-type="percentage">
            <text:p>51%</text:p>
          </table:table-cell>
          <table:table-cell table:formula="of:=MAX(12-[.J59]; 1)/100" office:value-type="percentage" office:value="0.12" calcext:value-type="percentage">
            <text:p>12%</text:p>
          </table:table-cell>
          <table:table-cell table:style-name="ce18"/>
          <table:table-cell table:formula="of:=([.K59]*(1-[.N59])-[.$O$1])*0.93-[.$C59]" office:value-type="float" office:value="78.5495800000001" calcext:value-type="float">
            <text:p>78.5495800000001</text:p>
          </table:table-cell>
          <table:table-cell table:formula="of:=[.P59]-[.D59]" office:value-type="float" office:value="40.0683300000001" calcext:value-type="float">
            <text:p>40.0683300000001</text:p>
          </table:table-cell>
          <table:table-cell table:formula="of:=[.P59]/[.K59]" office:value-type="percentage" office:value="0.13272433574114" calcext:value-type="percentage">
            <text:p>13%</text:p>
          </table:table-cell>
          <table:table-cell table:formula="of:=[.Q59]/[.K59]" office:value-type="percentage" office:value="0.0677030034216196" calcext:value-type="percentage">
            <text:p>7%</text:p>
          </table:table-cell>
          <table:table-cell table:number-columns-repeated="4"/>
          <table:table-cell table:formula="of:=[.T59]-[.V5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350" calcext:value-type="float">
            <text:p>350</text:p>
          </table:table-cell>
          <table:table-cell table:formula="of:=[$затраты.$E$3]" office:value-type="float" office:value="38.48125" calcext:value-type="float">
            <text:p>38.481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60]/[.B60])" office:value-type="float" office:value="0.37" calcext:value-type="float">
            <text:p>0.37</text:p>
          </table:table-cell>
          <table:table-cell table:style-name="ce17" table:formula="of:=[.B60]*(100-[.E60])/100" office:value-type="float" office:value="849.8" calcext:value-type="float">
            <text:p>849.8</text:p>
          </table:table-cell>
          <table:table-cell table:style-name="ce24" table:formula="of:=[.H60]*(100-[.F60])/100" office:value-type="float" office:value="764.82" calcext:value-type="float">
            <text:p>764.82</text:p>
          </table:table-cell>
          <table:table-cell table:style-name="ce24" office:value-type="float" office:value="7" calcext:value-type="float">
            <text:p>7</text:p>
          </table:table-cell>
          <table:table-cell table:formula="of:=[.I60]*(100-[.J60])/100" office:value-type="float" office:value="711.2826" calcext:value-type="float">
            <text:p>711.2826</text:p>
          </table:table-cell>
          <table:table-cell table:style-name="ce29" table:formula="of:=([.B60]-[.I60])/[.B60]" office:value-type="percentage" office:value="0.37" calcext:value-type="percentage">
            <text:p>37%</text:p>
          </table:table-cell>
          <table:table-cell table:style-name="ce29" table:formula="of:=([.$B60]-[.K60])/[.$B60]" office:value-type="percentage" office:value="0.4141" calcext:value-type="percentage">
            <text:p>41%</text:p>
          </table:table-cell>
          <table:table-cell table:formula="of:=MAX(12-[.J60]; 1)/100" office:value-type="percentage" office:value="0.05" calcext:value-type="percentage">
            <text:p>5%</text:p>
          </table:table-cell>
          <table:table-cell table:style-name="ce18"/>
          <table:table-cell table:formula="of:=([.K60]*(1-[.N60])-[.$O$1])*0.93-[.$C60]" office:value-type="float" office:value="222.6181771" calcext:value-type="float">
            <text:p>222.6181771</text:p>
          </table:table-cell>
          <table:table-cell table:formula="of:=[.P60]-[.D60]" office:value-type="float" office:value="184.1369271" calcext:value-type="float">
            <text:p>184.1369271</text:p>
          </table:table-cell>
          <table:table-cell table:formula="of:=[.P60]/[.K60]" office:value-type="percentage" office:value="0.312981334142013" calcext:value-type="percentage">
            <text:p>31%</text:p>
          </table:table-cell>
          <table:table-cell table:formula="of:=[.Q60]/[.K60]" office:value-type="percentage" office:value="0.258880123174671" calcext:value-type="percentage">
            <text:p>26%</text:p>
          </table:table-cell>
          <table:table-cell table:number-columns-repeated="4"/>
          <table:table-cell table:formula="of:=[.T60]-[.V6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350" calcext:value-type="float">
            <text:p>350</text:p>
          </table:table-cell>
          <table:table-cell table:formula="of:=[$затраты.$E$3]" office:value-type="float" office:value="38.48125" calcext:value-type="float">
            <text:p>38.4812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8" calcext:value-type="float">
            <text:p>18</text:p>
          </table:table-cell>
          <table:table-cell table:style-name="ce18" table:formula="of:=1-([.I61]/[.B61])" office:value-type="float" office:value="0.549" calcext:value-type="float">
            <text:p>0.549</text:p>
          </table:table-cell>
          <table:table-cell table:style-name="ce17" table:formula="of:=[.B61]*(100-[.E61])/100" office:value-type="float" office:value="667.7" calcext:value-type="float">
            <text:p>667.7</text:p>
          </table:table-cell>
          <table:table-cell table:style-name="ce24" table:formula="of:=[.H61]*(100-[.F61])/100" office:value-type="float" office:value="547.514" calcext:value-type="float">
            <text:p>547.514</text:p>
          </table:table-cell>
          <table:table-cell table:style-name="ce24" office:value-type="float" office:value="7" calcext:value-type="float">
            <text:p>7</text:p>
          </table:table-cell>
          <table:table-cell table:formula="of:=[.I61]*(100-[.J61])/100" office:value-type="float" office:value="509.18802" calcext:value-type="float">
            <text:p>509.18802</text:p>
          </table:table-cell>
          <table:table-cell table:style-name="ce29" table:formula="of:=([.B61]-[.I61])/[.B61]" office:value-type="percentage" office:value="0.549" calcext:value-type="percentage">
            <text:p>55%</text:p>
          </table:table-cell>
          <table:table-cell table:style-name="ce29" table:formula="of:=([.$B61]-[.K61])/[.$B61]" office:value-type="percentage" office:value="0.58057" calcext:value-type="percentage">
            <text:p>58%</text:p>
          </table:table-cell>
          <table:table-cell table:formula="of:=MAX(12-[.J61]; 1)/100" office:value-type="percentage" office:value="0.05" calcext:value-type="percentage">
            <text:p>5%</text:p>
          </table:table-cell>
          <table:table-cell table:style-name="ce18"/>
          <table:table-cell table:formula="of:=([.K61]*(1-[.N61])-[.$O$1])*0.93-[.$C61]" office:value-type="float" office:value="44.0676156700001" calcext:value-type="float">
            <text:p>44.0676156700001</text:p>
          </table:table-cell>
          <table:table-cell table:formula="of:=[.P61]-[.D61]" office:value-type="float" office:value="5.58636567000006" calcext:value-type="float">
            <text:p>5.58636567000006</text:p>
          </table:table-cell>
          <table:table-cell table:formula="of:=[.P61]/[.K61]" office:value-type="percentage" office:value="0.0865448791784223" calcext:value-type="percentage">
            <text:p>9%</text:p>
          </table:table-cell>
          <table:table-cell table:formula="of:=[.Q61]/[.K61]" office:value-type="percentage" office:value="0.0109711254989857" calcext:value-type="percentage">
            <text:p>1%</text:p>
          </table:table-cell>
          <table:table-cell table:number-columns-repeated="4"/>
          <table:table-cell table:formula="of:=[.T61]-[.V6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 table:formula="of:=1-([.I62]/[.B62])" office:value-type="string" office:string-value="" calcext:value-type="error">
            <text:p>#ДЕЛ/0!</text:p>
          </table:table-cell>
          <table:table-cell table:number-columns-repeated="6"/>
          <table:table-cell table:formula="of:=MAX(12-[.J62]; 1)/100" office:value-type="percentage" office:value="0.12" calcext:value-type="percentage">
            <text:p>12%</text:p>
          </table:table-cell>
          <table:table-cell table:number-columns-repeated="2"/>
          <table:table-cell table:formula="of:=[.P62]-[.D62]" office:value-type="float" office:value="0" calcext:value-type="float">
            <text:p>0</text:p>
          </table:table-cell>
          <table:table-cell/>
          <table:table-cell table:formula="of:=[.Q62]/[.K62]" office:value-type="string" office:string-value="" calcext:value-type="error">
            <text:p>#ДЕЛ/0!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8" table:formula="of:=1-([.I63]/[.B63])" office:value-type="string" office:string-value="" calcext:value-type="error">
            <text:p>#ДЕЛ/0!</text:p>
          </table:table-cell>
          <table:table-cell table:number-columns-repeated="6"/>
          <table:table-cell table:formula="of:=MAX(12-[.J63]; 1)/100" office:value-type="percentage" office:value="0.12" calcext:value-type="percentage">
            <text:p>12%</text:p>
          </table:table-cell>
          <table:table-cell table:number-columns-repeated="2"/>
          <table:table-cell table:formula="of:=[.P63]-[.D63]" office:value-type="float" office:value="0" calcext:value-type="float">
            <text:p>0</text:p>
          </table:table-cell>
          <table:table-cell/>
          <table:table-cell table:formula="of:=[.Q63]/[.K63]" office:value-type="string" office:string-value="" calcext:value-type="error">
            <text:p>#ДЕЛ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x 70x140</text:p>
          </table:table-cell>
          <table:table-cell office:value-type="float" office:value="1874" calcext:value-type="float">
            <text:p>1874</text:p>
          </table:table-cell>
          <table:table-cell table:formula="of:=175*3" office:value-type="float" office:value="525" calcext:value-type="float">
            <text:p>525</text:p>
          </table:table-cell>
          <table:table-cell table:formula="of:=[затраты.$E$4]" office:value-type="float" office:value="55.9625" calcext:value-type="float">
            <text:p>55.962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18" table:formula="of:=1-([.I64]/[.B64])" office:value-type="float" office:value="0.488" calcext:value-type="float">
            <text:p>0.488</text:p>
          </table:table-cell>
          <table:table-cell table:style-name="ce17" table:formula="of:=[.B64]*(100-[.E64])/100" office:value-type="float" office:value="1199.36" calcext:value-type="float">
            <text:p>1199.36</text:p>
          </table:table-cell>
          <table:table-cell table:style-name="ce24" table:formula="of:=[.H64]*(100-[.F64])/100" office:value-type="float" office:value="959.488" calcext:value-type="float">
            <text:p>959.488</text:p>
          </table:table-cell>
          <table:table-cell office:value-type="float" office:value="12" calcext:value-type="float">
            <text:p>12</text:p>
          </table:table-cell>
          <table:table-cell table:formula="of:=[.I64]*(100-[.J64])/100" office:value-type="float" office:value="844.34944" calcext:value-type="float">
            <text:p>844.34944</text:p>
          </table:table-cell>
          <table:table-cell table:style-name="ce29" table:formula="of:=([.B64]-[.I64])/[.B64]" office:value-type="percentage" office:value="0.488" calcext:value-type="percentage">
            <text:p>49%</text:p>
          </table:table-cell>
          <table:table-cell table:style-name="ce29" table:formula="of:=([.$B64]-[.K64])/[.$B64]" office:value-type="percentage" office:value="0.54944" calcext:value-type="percentage">
            <text:p>55%</text:p>
          </table:table-cell>
          <table:table-cell table:formula="of:=MAX(12-[.J64]; 1)/100" office:value-type="percentage" office:value="0.01" calcext:value-type="percentage">
            <text:p>1%</text:p>
          </table:table-cell>
          <table:table-cell table:style-name="ce18"/>
          <table:table-cell table:formula="of:=([.K64]*(1-[.N64])-[.$O$1])*0.93-[.$C64]" office:value-type="float" office:value="196.592529408" calcext:value-type="float">
            <text:p>196.592529408</text:p>
          </table:table-cell>
          <table:table-cell table:formula="of:=[.P64]-[.D64]" office:value-type="float" office:value="140.630029408" calcext:value-type="float">
            <text:p>140.630029408</text:p>
          </table:table-cell>
          <table:table-cell table:formula="of:=[.P64]/[.K64]" office:value-type="percentage" office:value="0.232833137673426" calcext:value-type="percentage">
            <text:p>23%</text:p>
          </table:table-cell>
          <table:table-cell table:formula="of:=[.Q64]/[.K64]" office:value-type="percentage" office:value="0.166554299376334" calcext:value-type="percentage">
            <text:p>17%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T64]-[.V64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formula="of:=175*3" office:value-type="float" office:value="525" calcext:value-type="float">
            <text:p>525</text:p>
          </table:table-cell>
          <table:table-cell table:formula="of:=[затраты.$E$4]" office:value-type="float" office:value="55.9625" calcext:value-type="float">
            <text:p>55.962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18" table:formula="of:=1-([.I65]/[.B65])" office:value-type="float" office:value="0.536" calcext:value-type="float">
            <text:p>0.536</text:p>
          </table:table-cell>
          <table:table-cell table:style-name="ce17" table:formula="of:=[.B65]*(100-[.E65])/100" office:value-type="float" office:value="1086.92" calcext:value-type="float">
            <text:p>1086.92</text:p>
          </table:table-cell>
          <table:table-cell table:style-name="ce24" table:formula="of:=[.H65]*(100-[.F65])/100" office:value-type="float" office:value="869.536" calcext:value-type="float">
            <text:p>869.536</text:p>
          </table:table-cell>
          <table:table-cell office:value-type="float" office:value="7" calcext:value-type="float">
            <text:p>7</text:p>
          </table:table-cell>
          <table:table-cell table:formula="of:=[.I65]*(100-[.J65])/100" office:value-type="float" office:value="808.66848" calcext:value-type="float">
            <text:p>808.66848</text:p>
          </table:table-cell>
          <table:table-cell table:style-name="ce29" table:formula="of:=([.B65]-[.I65])/[.B65]" office:value-type="percentage" office:value="0.536" calcext:value-type="percentage">
            <text:p>54%</text:p>
          </table:table-cell>
          <table:table-cell table:style-name="ce29" table:formula="of:=([.$B65]-[.K65])/[.$B65]" office:value-type="percentage" office:value="0.56848" calcext:value-type="percentage">
            <text:p>57%</text:p>
          </table:table-cell>
          <table:table-cell table:formula="of:=MAX(12-[.J65]; 1)/100" office:value-type="percentage" office:value="0.05" calcext:value-type="percentage">
            <text:p>5%</text:p>
          </table:table-cell>
          <table:table-cell table:style-name="ce18"/>
          <table:table-cell table:formula="of:=([.K65]*(1-[.N65])-[.$O$1])*0.93-[.$C65]" office:value-type="float" office:value="133.65860208" calcext:value-type="float">
            <text:p>133.65860208</text:p>
          </table:table-cell>
          <table:table-cell table:formula="of:=[.P65]-[.D65]" office:value-type="float" office:value="77.6961020799999" calcext:value-type="float">
            <text:p>77.6961020799999</text:p>
          </table:table-cell>
          <table:table-cell table:formula="of:=[.P65]/[.K65]" office:value-type="percentage" office:value="0.165282319498838" calcext:value-type="percentage">
            <text:p>17%</text:p>
          </table:table-cell>
          <table:table-cell table:formula="of:=[.Q65]/[.K65]" office:value-type="percentage" office:value="0.0960790534088826" calcext:value-type="percentage">
            <text:p>10%</text:p>
          </table:table-cell>
          <table:table-cell table:number-columns-repeated="4"/>
          <table:table-cell table:formula="of:=[.T65]-[.V6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formula="of:=175*3" office:value-type="float" office:value="525" calcext:value-type="float">
            <text:p>525</text:p>
          </table:table-cell>
          <table:table-cell table:formula="of:=[затраты.$E$4]" office:value-type="float" office:value="55.9625" calcext:value-type="float">
            <text:p>55.96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3" calcext:value-type="float">
            <text:p>23</text:p>
          </table:table-cell>
          <table:table-cell table:style-name="ce18" table:formula="of:=1-([.I66]/[.B66])" office:value-type="float" office:value="0.4764" calcext:value-type="float">
            <text:p>0.4764</text:p>
          </table:table-cell>
          <table:table-cell table:style-name="ce17" table:formula="of:=[.B66]*(100-[.E66])/100" office:value-type="float" office:value="1274.32" calcext:value-type="float">
            <text:p>1274.32</text:p>
          </table:table-cell>
          <table:table-cell table:style-name="ce24" table:formula="of:=[.H66]*(100-[.F66])/100" office:value-type="float" office:value="981.2264" calcext:value-type="float">
            <text:p>981.2264</text:p>
          </table:table-cell>
          <table:table-cell office:value-type="float" office:value="0" calcext:value-type="float">
            <text:p>0</text:p>
          </table:table-cell>
          <table:table-cell table:style-name="ce5" table:formula="of:=[.I66]*(100-[.J66])/100" office:value-type="float" office:value="981.2264" calcext:value-type="float">
            <text:p>981.2264</text:p>
          </table:table-cell>
          <table:table-cell table:style-name="ce29" table:formula="of:=([.B66]-[.I66])/[.B66]" office:value-type="percentage" office:value="0.4764" calcext:value-type="percentage">
            <text:p>48%</text:p>
          </table:table-cell>
          <table:table-cell table:style-name="ce29" table:formula="of:=([.$B66]-[.K66])/[.$B66]" office:value-type="percentage" office:value="0.4764" calcext:value-type="percentage">
            <text:p>48%</text:p>
          </table:table-cell>
          <table:table-cell table:formula="of:=MAX(12-[.J66]; 1)/100" office:value-type="percentage" office:value="0.12" calcext:value-type="percentage">
            <text:p>12%</text:p>
          </table:table-cell>
          <table:table-cell table:style-name="ce18"/>
          <table:table-cell table:formula="of:=([.K66]*(1-[.N66])-[.$O$1])*0.93-[.$C66]" office:value-type="float" office:value="222.23568576" calcext:value-type="float">
            <text:p>222.23568576</text:p>
          </table:table-cell>
          <table:table-cell table:formula="of:=[.P66]-[.D66]" office:value-type="float" office:value="166.27318576" calcext:value-type="float">
            <text:p>166.27318576</text:p>
          </table:table-cell>
          <table:table-cell table:style-name="ce31" table:formula="of:=[.P66]/[.K66]" office:value-type="percentage" office:value="0.226487674771082" calcext:value-type="percentage">
            <text:p>23%</text:p>
          </table:table-cell>
          <table:table-cell table:style-name="ce31" table:formula="of:=[.Q66]/[.K66]" office:value-type="percentage" office:value="0.169454455933921" calcext:value-type="percentage">
            <text:p>17%</text:p>
          </table:table-cell>
          <table:table-cell table:number-columns-repeated="4"/>
          <table:table-cell table:formula="of:=[.T66]-[.V6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formula="of:=175*3" office:value-type="float" office:value="525" calcext:value-type="float">
            <text:p>525</text:p>
          </table:table-cell>
          <table:table-cell table:formula="of:=[затраты.$E$4]" office:value-type="float" office:value="55.9625" calcext:value-type="float">
            <text:p>55.962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style-name="ce18" table:formula="of:=1-([.I67]/[.B67])" office:value-type="float" office:value="0.5255" calcext:value-type="float">
            <text:p>0.5255</text:p>
          </table:table-cell>
          <table:table-cell table:style-name="ce17" table:formula="of:=[.B67]*(100-[.E67])/100" office:value-type="float" office:value="1218.1" calcext:value-type="float">
            <text:p>1218.1</text:p>
          </table:table-cell>
          <table:table-cell table:style-name="ce24" table:formula="of:=[.H67]*(100-[.F67])/100" office:value-type="float" office:value="889.213" calcext:value-type="float">
            <text:p>889.213</text:p>
          </table:table-cell>
          <table:table-cell office:value-type="float" office:value="7" calcext:value-type="float">
            <text:p>7</text:p>
          </table:table-cell>
          <table:table-cell table:formula="of:=[.I67]*(100-[.J67])/100" office:value-type="float" office:value="826.96809" calcext:value-type="float">
            <text:p>826.96809</text:p>
          </table:table-cell>
          <table:table-cell table:style-name="ce29" table:formula="of:=([.B67]-[.I67])/[.B67]" office:value-type="percentage" office:value="0.5255" calcext:value-type="percentage">
            <text:p>53%</text:p>
          </table:table-cell>
          <table:table-cell table:style-name="ce29" table:formula="of:=([.$B67]-[.K67])/[.$B67]" office:value-type="percentage" office:value="0.558715" calcext:value-type="percentage">
            <text:p>56%</text:p>
          </table:table-cell>
          <table:table-cell table:formula="of:=MAX(12-[.J67]; 1)/100" office:value-type="percentage" office:value="0.05" calcext:value-type="percentage">
            <text:p>5%</text:p>
          </table:table-cell>
          <table:table-cell table:style-name="ce18"/>
          <table:table-cell table:formula="of:=([.K67]*(1-[.N67])-[.$O$1])*0.93-[.$C67]" office:value-type="float" office:value="149.826307515" calcext:value-type="float">
            <text:p>149.826307515</text:p>
          </table:table-cell>
          <table:table-cell table:formula="of:=[.P67]-[.D67]" office:value-type="float" office:value="93.8638075149998" calcext:value-type="float">
            <text:p>93.8638075149998</text:p>
          </table:table-cell>
          <table:table-cell table:formula="of:=[.P67]/[.K67]" office:value-type="percentage" office:value="0.181175439931425" calcext:value-type="percentage">
            <text:p>18%</text:p>
          </table:table-cell>
          <table:table-cell table:formula="of:=[.Q67]/[.K67]" office:value-type="percentage" office:value="0.113503542216484" calcext:value-type="percentage">
            <text:p>11%</text:p>
          </table:table-cell>
          <table:table-cell table:number-columns-repeated="4"/>
          <table:table-cell table:formula="of:=[.T67]-[.V6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formula="of:=175*3" office:value-type="float" office:value="525" calcext:value-type="float">
            <text:p>525</text:p>
          </table:table-cell>
          <table:table-cell table:formula="of:=[затраты.$E$4]" office:value-type="float" office:value="55.9625" calcext:value-type="float">
            <text:p>55.96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68]/[.B68])" office:value-type="float" office:value="0.37" calcext:value-type="float">
            <text:p>0.37</text:p>
          </table:table-cell>
          <table:table-cell table:style-name="ce17" table:formula="of:=[.B68]*(100-[.E68])/100" office:value-type="float" office:value="1311.8" calcext:value-type="float">
            <text:p>1311.8</text:p>
          </table:table-cell>
          <table:table-cell table:style-name="ce24" table:formula="of:=[.H68]*(100-[.F68])/100" office:value-type="float" office:value="1180.62" calcext:value-type="float">
            <text:p>1180.62</text:p>
          </table:table-cell>
          <table:table-cell table:style-name="ce24" office:value-type="float" office:value="7" calcext:value-type="float">
            <text:p>7</text:p>
          </table:table-cell>
          <table:table-cell table:formula="of:=[.I68]*(100-[.J68])/100" office:value-type="float" office:value="1097.9766" calcext:value-type="float">
            <text:p>1097.9766</text:p>
          </table:table-cell>
          <table:table-cell table:style-name="ce29" table:formula="of:=([.B68]-[.I68])/[.B68]" office:value-type="percentage" office:value="0.37" calcext:value-type="percentage">
            <text:p>37%</text:p>
          </table:table-cell>
          <table:table-cell table:style-name="ce29" table:formula="of:=([.$B68]-[.K68])/[.$B68]" office:value-type="percentage" office:value="0.4141" calcext:value-type="percentage">
            <text:p>41%</text:p>
          </table:table-cell>
          <table:table-cell table:formula="of:=MAX(12-[.J68]; 1)/100" office:value-type="percentage" office:value="0.05" calcext:value-type="percentage">
            <text:p>5%</text:p>
          </table:table-cell>
          <table:table-cell table:style-name="ce18"/>
          <table:table-cell table:formula="of:=([.K68]*(1-[.N68])-[.$O$1])*0.93-[.$C68]" office:value-type="float" office:value="389.2623261" calcext:value-type="float">
            <text:p>389.2623261</text:p>
          </table:table-cell>
          <table:table-cell table:formula="of:=[.P68]-[.D68]" office:value-type="float" office:value="333.2998261" calcext:value-type="float">
            <text:p>333.2998261</text:p>
          </table:table-cell>
          <table:table-cell table:formula="of:=[.P68]/[.K68]" office:value-type="percentage" office:value="0.354526978170573" calcext:value-type="percentage">
            <text:p>35%</text:p>
          </table:table-cell>
          <table:table-cell table:formula="of:=[.Q68]/[.K68]" office:value-type="percentage" office:value="0.30355822346305" calcext:value-type="percentage">
            <text:p>30%</text:p>
          </table:table-cell>
          <table:table-cell table:number-columns-repeated="4"/>
          <table:table-cell table:formula="of:=[.T68]-[.V6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table:formula="of:=175*3" office:value-type="float" office:value="525" calcext:value-type="float">
            <text:p>525</text:p>
          </table:table-cell>
          <table:table-cell table:formula="of:=[затраты.$E$4]" office:value-type="float" office:value="55.9625" calcext:value-type="float">
            <text:p>55.962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8" calcext:value-type="float">
            <text:p>18</text:p>
          </table:table-cell>
          <table:table-cell table:style-name="ce18" table:formula="of:=1-([.I69]/[.B69])" office:value-type="float" office:value="0.549" calcext:value-type="float">
            <text:p>0.549</text:p>
          </table:table-cell>
          <table:table-cell table:style-name="ce17" table:formula="of:=[.B69]*(100-[.E69])/100" office:value-type="float" office:value="1030.7" calcext:value-type="float">
            <text:p>1030.7</text:p>
          </table:table-cell>
          <table:table-cell table:style-name="ce24" table:formula="of:=[.H69]*(100-[.F69])/100" office:value-type="float" office:value="845.174" calcext:value-type="float">
            <text:p>845.174</text:p>
          </table:table-cell>
          <table:table-cell table:style-name="ce24" office:value-type="float" office:value="7" calcext:value-type="float">
            <text:p>7</text:p>
          </table:table-cell>
          <table:table-cell table:formula="of:=[.I69]*(100-[.J69])/100" office:value-type="float" office:value="786.01182" calcext:value-type="float">
            <text:p>786.01182</text:p>
          </table:table-cell>
          <table:table-cell table:style-name="ce29" table:formula="of:=([.B69]-[.I69])/[.B69]" office:value-type="percentage" office:value="0.549" calcext:value-type="percentage">
            <text:p>55%</text:p>
          </table:table-cell>
          <table:table-cell table:style-name="ce29" table:formula="of:=([.$B69]-[.K69])/[.$B69]" office:value-type="percentage" office:value="0.58057" calcext:value-type="percentage">
            <text:p>58%</text:p>
          </table:table-cell>
          <table:table-cell table:formula="of:=MAX(12-[.J69]; 1)/100" office:value-type="percentage" office:value="0.05" calcext:value-type="percentage">
            <text:p>5%</text:p>
          </table:table-cell>
          <table:table-cell table:style-name="ce18"/>
          <table:table-cell table:formula="of:=([.K69]*(1-[.N69])-[.$O$1])*0.93-[.$C69]" office:value-type="float" office:value="113.64144297" calcext:value-type="float">
            <text:p>113.64144297</text:p>
          </table:table-cell>
          <table:table-cell table:formula="of:=[.P69]-[.D69]" office:value-type="float" office:value="57.6789429700001" calcext:value-type="float">
            <text:p>57.6789429700001</text:p>
          </table:table-cell>
          <table:table-cell table:formula="of:=[.P69]/[.K69]" office:value-type="percentage" office:value="0.144579814295923" calcext:value-type="percentage">
            <text:p>14%</text:p>
          </table:table-cell>
          <table:table-cell table:formula="of:=[.Q69]/[.K69]" office:value-type="percentage" office:value="0.0733817755692275" calcext:value-type="percentage">
            <text:p>7%</text:p>
          </table:table-cell>
          <table:table-cell table:number-columns-repeated="4"/>
          <table:table-cell table:formula="of:=[.T69]-[.V6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 table:formula="of:=1-([.I70]/[.B70])" office:value-type="string" office:string-value="" calcext:value-type="error">
            <text:p>#ДЕЛ/0!</text:p>
          </table:table-cell>
          <table:table-cell table:number-columns-repeated="6"/>
          <table:table-cell table:formula="of:=MAX(12-[.J70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8" table:formula="of:=1-([.I71]/[.B71])" office:value-type="string" office:string-value="" calcext:value-type="error">
            <text:p>#ДЕЛ/0!</text:p>
          </table:table-cell>
          <table:table-cell table:number-columns-repeated="6"/>
          <table:table-cell table:formula="of:=MAX(12-[.J71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8" table:formula="of:=1-([.I72]/[.B72])" office:value-type="string" office:string-value="" calcext:value-type="error">
            <text:p>#ДЕЛ/0!</text:p>
          </table:table-cell>
          <table:table-cell table:number-columns-repeated="6"/>
          <table:table-cell table:formula="of:=MAX(12-[.J72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x50x90 single</text:p>
          </table:table-cell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18" table:formula="of:=1-([.I73]/[.B73])" office:value-type="float" office:value="0.488" calcext:value-type="float">
            <text:p>0.488</text:p>
          </table:table-cell>
          <table:table-cell table:style-name="ce17" table:formula="of:=[.B73]*(100-[.E73])/100" office:value-type="float" office:value="522.24" calcext:value-type="float">
            <text:p>522.24</text:p>
          </table:table-cell>
          <table:table-cell table:style-name="ce24" table:formula="of:=[.H73]*(100-[.F73])/100" office:value-type="float" office:value="417.792" calcext:value-type="float">
            <text:p>417.792</text:p>
          </table:table-cell>
          <table:table-cell office:value-type="float" office:value="12" calcext:value-type="float">
            <text:p>12</text:p>
          </table:table-cell>
          <table:table-cell table:formula="of:=[.I73]*(100-[.J73])/100" office:value-type="float" office:value="367.65696" calcext:value-type="float">
            <text:p>367.65696</text:p>
          </table:table-cell>
          <table:table-cell table:style-name="ce29" table:formula="of:=([.B73]-[.I73])/[.B73]" office:value-type="percentage" office:value="0.488" calcext:value-type="percentage">
            <text:p>49%</text:p>
          </table:table-cell>
          <table:table-cell table:style-name="ce29" table:formula="of:=([.$B73]-[.K73])/[.$B73]" office:value-type="percentage" office:value="0.54944" calcext:value-type="percentage">
            <text:p>55%</text:p>
          </table:table-cell>
          <table:table-cell table:formula="of:=MAX(12-[.J73]; 1)/100" office:value-type="percentage" office:value="0.01" calcext:value-type="percentage">
            <text:p>1%</text:p>
          </table:table-cell>
          <table:table-cell table:style-name="ce18"/>
          <table:table-cell table:formula="of:=([.K73]*(1-[.N73])-[.$O$1])*0.93-[.$C73]" office:value-type="float" office:value="92.701763072" calcext:value-type="float">
            <text:p>92.701763072</text:p>
          </table:table-cell>
          <table:table-cell table:formula="of:=[.P73]-[.D73]" office:value-type="float" office:value="72.433013072" calcext:value-type="float">
            <text:p>72.433013072</text:p>
          </table:table-cell>
          <table:table-cell table:formula="of:=[.P73]/[.K73]" office:value-type="percentage" office:value="0.252142005069073" calcext:value-type="percentage">
            <text:p>25%</text:p>
          </table:table-cell>
          <table:table-cell table:formula="of:=[.Q73]/[.K73]" office:value-type="percentage" office:value="0.197012489773075" calcext:value-type="percentage">
            <text:p>20%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T73]-[.V73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18" table:formula="of:=1-([.I74]/[.B74])" office:value-type="float" office:value="0.536" calcext:value-type="float">
            <text:p>0.536</text:p>
          </table:table-cell>
          <table:table-cell table:style-name="ce17" table:formula="of:=[.B74]*(100-[.E74])/100" office:value-type="float" office:value="473.28" calcext:value-type="float">
            <text:p>473.28</text:p>
          </table:table-cell>
          <table:table-cell table:style-name="ce24" table:formula="of:=[.H74]*(100-[.F74])/100" office:value-type="float" office:value="378.624" calcext:value-type="float">
            <text:p>378.624</text:p>
          </table:table-cell>
          <table:table-cell office:value-type="float" office:value="7" calcext:value-type="float">
            <text:p>7</text:p>
          </table:table-cell>
          <table:table-cell table:formula="of:=[.I74]*(100-[.J74])/100" office:value-type="float" office:value="352.12032" calcext:value-type="float">
            <text:p>352.12032</text:p>
          </table:table-cell>
          <table:table-cell table:style-name="ce29" table:formula="of:=([.B74]-[.I74])/[.B74]" office:value-type="percentage" office:value="0.536" calcext:value-type="percentage">
            <text:p>54%</text:p>
          </table:table-cell>
          <table:table-cell table:style-name="ce29" table:formula="of:=([.$B74]-[.K74])/[.$B74]" office:value-type="percentage" office:value="0.56848" calcext:value-type="percentage">
            <text:p>57%</text:p>
          </table:table-cell>
          <table:table-cell table:formula="of:=MAX(12-[.J74]; 1)/100" office:value-type="percentage" office:value="0.05" calcext:value-type="percentage">
            <text:p>5%</text:p>
          </table:table-cell>
          <table:table-cell table:style-name="ce18"/>
          <table:table-cell table:formula="of:=([.K74]*(1-[.N74])-[.$O$1])*0.93-[.$C74]" office:value-type="float" office:value="65.29830272" calcext:value-type="float">
            <text:p>65.29830272</text:p>
          </table:table-cell>
          <table:table-cell table:formula="of:=[.P74]-[.D74]" office:value-type="float" office:value="45.02955272" calcext:value-type="float">
            <text:p>45.02955272</text:p>
          </table:table-cell>
          <table:table-cell table:formula="of:=[.P74]/[.K74]" office:value-type="percentage" office:value="0.185443153976459" calcext:value-type="percentage">
            <text:p>19%</text:p>
          </table:table-cell>
          <table:table-cell table:formula="of:=[.Q74]/[.K74]" office:value-type="percentage" office:value="0.127881153578413" calcext:value-type="percentage">
            <text:p>13%</text:p>
          </table:table-cell>
          <table:table-cell table:number-columns-repeated="4"/>
          <table:table-cell table:formula="of:=[.T74]-[.V7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style-name="ce18" table:formula="of:=1-([.I75]/[.B75])" office:value-type="float" office:value="0.49" calcext:value-type="float">
            <text:p>0.49</text:p>
          </table:table-cell>
          <table:table-cell table:style-name="ce17" table:formula="of:=[.B75]*(100-[.E75])/100" office:value-type="float" office:value="554.88" calcext:value-type="float">
            <text:p>554.88</text:p>
          </table:table-cell>
          <table:table-cell table:style-name="ce24" table:formula="of:=[.H75]*(100-[.F75])/100" office:value-type="float" office:value="416.16" calcext:value-type="float">
            <text:p>416.16</text:p>
          </table:table-cell>
          <table:table-cell office:value-type="float" office:value="0" calcext:value-type="float">
            <text:p>0</text:p>
          </table:table-cell>
          <table:table-cell table:style-name="ce5" table:formula="of:=[.I75]*(100-[.J75])/100" office:value-type="float" office:value="416.16" calcext:value-type="float">
            <text:p>416.16</text:p>
          </table:table-cell>
          <table:table-cell table:style-name="ce29" table:formula="of:=([.B75]-[.I75])/[.B75]" office:value-type="percentage" office:value="0.49" calcext:value-type="percentage">
            <text:p>49%</text:p>
          </table:table-cell>
          <table:table-cell table:style-name="ce29" table:formula="of:=([.$B75]-[.K75])/[.$B75]" office:value-type="percentage" office:value="0.49" calcext:value-type="percentage">
            <text:p>49%</text:p>
          </table:table-cell>
          <table:table-cell table:formula="of:=MAX(12-[.J75]; 1)/100" office:value-type="percentage" office:value="0.12" calcext:value-type="percentage">
            <text:p>12%</text:p>
          </table:table-cell>
          <table:table-cell table:style-name="ce18"/>
          <table:table-cell table:formula="of:=([.K75]*(1-[.N75])-[.$O$1])*0.93-[.$C75]" office:value-type="float" office:value="94.785344" calcext:value-type="float">
            <text:p>94.785344</text:p>
          </table:table-cell>
          <table:table-cell table:formula="of:=[.P75]-[.D75]" office:value-type="float" office:value="74.516594" calcext:value-type="float">
            <text:p>74.516594</text:p>
          </table:table-cell>
          <table:table-cell table:style-name="ce31" table:formula="of:=[.P75]/[.K75]" office:value-type="percentage" office:value="0.227761783929258" calcext:value-type="percentage">
            <text:p>23%</text:p>
          </table:table-cell>
          <table:table-cell table:style-name="ce31" table:formula="of:=[.Q75]/[.K75]" office:value-type="percentage" office:value="0.179057559592464" calcext:value-type="percentage">
            <text:p>18%</text:p>
          </table:table-cell>
          <table:table-cell table:number-columns-repeated="4"/>
          <table:table-cell table:formula="of:=[.T75]-[.V7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style-name="ce18" table:formula="of:=1-([.I76]/[.B76])" office:value-type="float" office:value="0.5385" calcext:value-type="float">
            <text:p>0.5385</text:p>
          </table:table-cell>
          <table:table-cell table:style-name="ce17" table:formula="of:=[.B76]*(100-[.E76])/100" office:value-type="float" office:value="530.4" calcext:value-type="float">
            <text:p>530.4</text:p>
          </table:table-cell>
          <table:table-cell table:style-name="ce24" table:formula="of:=[.H76]*(100-[.F76])/100" office:value-type="float" office:value="376.584" calcext:value-type="float">
            <text:p>376.584</text:p>
          </table:table-cell>
          <table:table-cell office:value-type="float" office:value="7" calcext:value-type="float">
            <text:p>7</text:p>
          </table:table-cell>
          <table:table-cell table:formula="of:=[.I76]*(100-[.J76])/100" office:value-type="float" office:value="350.22312" calcext:value-type="float">
            <text:p>350.22312</text:p>
          </table:table-cell>
          <table:table-cell table:style-name="ce29" table:formula="of:=([.B76]-[.I76])/[.B76]" office:value-type="percentage" office:value="0.5385" calcext:value-type="percentage">
            <text:p>54%</text:p>
          </table:table-cell>
          <table:table-cell table:style-name="ce29" table:formula="of:=([.$B76]-[.K76])/[.$B76]" office:value-type="percentage" office:value="0.570805" calcext:value-type="percentage">
            <text:p>57%</text:p>
          </table:table-cell>
          <table:table-cell table:formula="of:=MAX(12-[.J76]; 1)/100" office:value-type="percentage" office:value="0.05" calcext:value-type="percentage">
            <text:p>5%</text:p>
          </table:table-cell>
          <table:table-cell table:style-name="ce18"/>
          <table:table-cell table:formula="of:=([.K76]*(1-[.N76])-[.$O$1])*0.93-[.$C76]" office:value-type="float" office:value="63.62212652" calcext:value-type="float">
            <text:p>63.62212652</text:p>
          </table:table-cell>
          <table:table-cell table:formula="of:=[.P76]-[.D76]" office:value-type="float" office:value="43.35337652" calcext:value-type="float">
            <text:p>43.35337652</text:p>
          </table:table-cell>
          <table:table-cell table:formula="of:=[.P76]/[.K76]" office:value-type="percentage" office:value="0.181661697605801" calcext:value-type="percentage">
            <text:p>18%</text:p>
          </table:table-cell>
          <table:table-cell table:formula="of:=[.Q76]/[.K76]" office:value-type="percentage" office:value="0.123787877053919" calcext:value-type="percentage">
            <text:p>12%</text:p>
          </table:table-cell>
          <table:table-cell table:number-columns-repeated="4"/>
          <table:table-cell table:formula="of:=[.T76]-[.V7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77]/[.B77])" office:value-type="float" office:value="0.37" calcext:value-type="float">
            <text:p>0.37</text:p>
          </table:table-cell>
          <table:table-cell table:style-name="ce17" table:formula="of:=[.B77]*(100-[.E77])/100" office:value-type="float" office:value="571.2" calcext:value-type="float">
            <text:p>571.2</text:p>
          </table:table-cell>
          <table:table-cell table:style-name="ce24" table:formula="of:=[.H77]*(100-[.F77])/100" office:value-type="float" office:value="514.08" calcext:value-type="float">
            <text:p>514.08</text:p>
          </table:table-cell>
          <table:table-cell table:style-name="ce24" office:value-type="float" office:value="7" calcext:value-type="float">
            <text:p>7</text:p>
          </table:table-cell>
          <table:table-cell table:formula="of:=[.I77]*(100-[.J77])/100" office:value-type="float" office:value="478.0944" calcext:value-type="float">
            <text:p>478.0944</text:p>
          </table:table-cell>
          <table:table-cell table:style-name="ce29" table:formula="of:=([.B77]-[.I77])/[.B77]" office:value-type="percentage" office:value="0.37" calcext:value-type="percentage">
            <text:p>37%</text:p>
          </table:table-cell>
          <table:table-cell table:style-name="ce29" table:formula="of:=([.$B77]-[.K77])/[.$B77]" office:value-type="percentage" office:value="0.4141" calcext:value-type="percentage">
            <text:p>41%</text:p>
          </table:table-cell>
          <table:table-cell table:formula="of:=MAX(12-[.J77]; 1)/100" office:value-type="percentage" office:value="0.05" calcext:value-type="percentage">
            <text:p>5%</text:p>
          </table:table-cell>
          <table:table-cell table:style-name="ce18"/>
          <table:table-cell table:formula="of:=([.K77]*(1-[.N77])-[.$O$1])*0.93-[.$C77]" office:value-type="float" office:value="176.5964024" calcext:value-type="float">
            <text:p>176.5964024</text:p>
          </table:table-cell>
          <table:table-cell table:formula="of:=[.P77]-[.D77]" office:value-type="float" office:value="156.3276524" calcext:value-type="float">
            <text:p>156.3276524</text:p>
          </table:table-cell>
          <table:table-cell table:formula="of:=[.P77]/[.K77]" office:value-type="percentage" office:value="0.369375592769963" calcext:value-type="percentage">
            <text:p>37%</text:p>
          </table:table-cell>
          <table:table-cell table:formula="of:=[.Q77]/[.K77]" office:value-type="percentage" office:value="0.32698072263553" calcext:value-type="percentage">
            <text:p>33%</text:p>
          </table:table-cell>
          <table:table-cell table:number-columns-repeated="4"/>
          <table:table-cell table:formula="of:=[.T77]-[.V7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8" calcext:value-type="float">
            <text:p>18</text:p>
          </table:table-cell>
          <table:table-cell table:style-name="ce18" table:formula="of:=1-([.I78]/[.B78])" office:value-type="float" office:value="0.549" calcext:value-type="float">
            <text:p>0.549</text:p>
          </table:table-cell>
          <table:table-cell table:style-name="ce17" table:formula="of:=[.B78]*(100-[.E78])/100" office:value-type="float" office:value="448.8" calcext:value-type="float">
            <text:p>448.8</text:p>
          </table:table-cell>
          <table:table-cell table:style-name="ce24" table:formula="of:=[.H78]*(100-[.F78])/100" office:value-type="float" office:value="368.016" calcext:value-type="float">
            <text:p>368.016</text:p>
          </table:table-cell>
          <table:table-cell table:style-name="ce24" office:value-type="float" office:value="7" calcext:value-type="float">
            <text:p>7</text:p>
          </table:table-cell>
          <table:table-cell table:formula="of:=[.I78]*(100-[.J78])/100" office:value-type="float" office:value="342.25488" calcext:value-type="float">
            <text:p>342.25488</text:p>
          </table:table-cell>
          <table:table-cell table:style-name="ce29" table:formula="of:=([.B78]-[.I78])/[.B78]" office:value-type="percentage" office:value="0.549" calcext:value-type="percentage">
            <text:p>55%</text:p>
          </table:table-cell>
          <table:table-cell table:style-name="ce29" table:formula="of:=([.$B78]-[.K78])/[.$B78]" office:value-type="percentage" office:value="0.58057" calcext:value-type="percentage">
            <text:p>58%</text:p>
          </table:table-cell>
          <table:table-cell table:formula="of:=MAX(12-[.J78]; 1)/100" office:value-type="percentage" office:value="0.05" calcext:value-type="percentage">
            <text:p>5%</text:p>
          </table:table-cell>
          <table:table-cell table:style-name="ce18"/>
          <table:table-cell table:formula="of:=([.K78]*(1-[.N78])-[.$O$1])*0.93-[.$C78]" office:value-type="float" office:value="56.58218648" calcext:value-type="float">
            <text:p>56.58218648</text:p>
          </table:table-cell>
          <table:table-cell table:formula="of:=[.P78]-[.D78]" office:value-type="float" office:value="36.31343648" calcext:value-type="float">
            <text:p>36.31343648</text:p>
          </table:table-cell>
          <table:table-cell table:formula="of:=[.P78]/[.K78]" office:value-type="percentage" office:value="0.165321781474672" calcext:value-type="percentage">
            <text:p>17%</text:p>
          </table:table-cell>
          <table:table-cell table:formula="of:=[.Q78]/[.K78]" office:value-type="percentage" office:value="0.106100565987547" calcext:value-type="percentage">
            <text:p>11%</text:p>
          </table:table-cell>
          <table:table-cell table:number-columns-repeated="4"/>
          <table:table-cell table:formula="of:=[.T78]-[.V7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 table:formula="of:=1-([.I79]/[.B79])" office:value-type="string" office:string-value="" calcext:value-type="error">
            <text:p>#ДЕЛ/0!</text:p>
          </table:table-cell>
          <table:table-cell table:number-columns-repeated="6"/>
          <table:table-cell table:formula="of:=MAX(12-[.J79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8" table:formula="of:=1-([.I80]/[.B80])" office:value-type="string" office:string-value="" calcext:value-type="error">
            <text:p>#ДЕЛ/0!</text:p>
          </table:table-cell>
          <table:table-cell table:number-columns-repeated="6"/>
          <table:table-cell table:formula="of:=MAX(12-[.J80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8" table:formula="of:=1-([.I81]/[.B81])" office:value-type="string" office:string-value="" calcext:value-type="error">
            <text:p>#ДЕЛ/0!</text:p>
          </table:table-cell>
          <table:table-cell table:number-columns-repeated="6"/>
          <table:table-cell table:formula="of:=MAX(12-[.J81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x 50x90</text:p>
          </table:table-cell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18" table:formula="of:=1-([.I82]/[.B82])" office:value-type="float" office:value="0.488" calcext:value-type="float">
            <text:p>0.488</text:p>
          </table:table-cell>
          <table:table-cell table:style-name="ce17" table:formula="of:=[.B82]*(100-[.E82])/100" office:value-type="float" office:value="522.24" calcext:value-type="float">
            <text:p>522.24</text:p>
          </table:table-cell>
          <table:table-cell table:style-name="ce24" table:formula="of:=[.H82]*(100-[.F82])/100" office:value-type="float" office:value="417.792" calcext:value-type="float">
            <text:p>417.792</text:p>
          </table:table-cell>
          <table:table-cell office:value-type="float" office:value="12" calcext:value-type="float">
            <text:p>12</text:p>
          </table:table-cell>
          <table:table-cell table:formula="of:=[.I82]*(100-[.J82])/100" office:value-type="float" office:value="367.65696" calcext:value-type="float">
            <text:p>367.65696</text:p>
          </table:table-cell>
          <table:table-cell table:style-name="ce29" table:formula="of:=([.B82]-[.I82])/[.B82]" office:value-type="percentage" office:value="0.488" calcext:value-type="percentage">
            <text:p>49%</text:p>
          </table:table-cell>
          <table:table-cell table:style-name="ce29" table:formula="of:=([.$B82]-[.K82])/[.$B82]" office:value-type="percentage" office:value="0.54944" calcext:value-type="percentage">
            <text:p>55%</text:p>
          </table:table-cell>
          <table:table-cell table:formula="of:=MAX(12-[.J82]; 1)/100" office:value-type="percentage" office:value="0.01" calcext:value-type="percentage">
            <text:p>1%</text:p>
          </table:table-cell>
          <table:table-cell table:style-name="ce18"/>
          <table:table-cell table:formula="of:=([.K82]*(1-[.N82])-[.$O$1])*0.93-[.$C82]" office:value-type="float" office:value="92.701763072" calcext:value-type="float">
            <text:p>92.701763072</text:p>
          </table:table-cell>
          <table:table-cell table:formula="of:=[.P82]-[.D82]" office:value-type="float" office:value="72.433013072" calcext:value-type="float">
            <text:p>72.433013072</text:p>
          </table:table-cell>
          <table:table-cell table:formula="of:=[.P82]/[.K82]" office:value-type="percentage" office:value="0.252142005069073" calcext:value-type="percentage">
            <text:p>25%</text:p>
          </table:table-cell>
          <table:table-cell table:formula="of:=[.Q82]/[.K82]" office:value-type="percentage" office:value="0.197012489773075" calcext:value-type="percentage">
            <text:p>20%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T82]-[.V82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18" table:formula="of:=1-([.I83]/[.B83])" office:value-type="float" office:value="0.536" calcext:value-type="float">
            <text:p>0.536</text:p>
          </table:table-cell>
          <table:table-cell table:style-name="ce17" table:formula="of:=[.B83]*(100-[.E83])/100" office:value-type="float" office:value="473.28" calcext:value-type="float">
            <text:p>473.28</text:p>
          </table:table-cell>
          <table:table-cell table:style-name="ce24" table:formula="of:=[.H83]*(100-[.F83])/100" office:value-type="float" office:value="378.624" calcext:value-type="float">
            <text:p>378.624</text:p>
          </table:table-cell>
          <table:table-cell office:value-type="float" office:value="7" calcext:value-type="float">
            <text:p>7</text:p>
          </table:table-cell>
          <table:table-cell table:formula="of:=[.I83]*(100-[.J83])/100" office:value-type="float" office:value="352.12032" calcext:value-type="float">
            <text:p>352.12032</text:p>
          </table:table-cell>
          <table:table-cell table:style-name="ce29" table:formula="of:=([.B83]-[.I83])/[.B83]" office:value-type="percentage" office:value="0.536" calcext:value-type="percentage">
            <text:p>54%</text:p>
          </table:table-cell>
          <table:table-cell table:style-name="ce29" table:formula="of:=([.$B83]-[.K83])/[.$B83]" office:value-type="percentage" office:value="0.56848" calcext:value-type="percentage">
            <text:p>57%</text:p>
          </table:table-cell>
          <table:table-cell table:formula="of:=MAX(12-[.J83]; 1)/100" office:value-type="percentage" office:value="0.05" calcext:value-type="percentage">
            <text:p>5%</text:p>
          </table:table-cell>
          <table:table-cell table:style-name="ce18"/>
          <table:table-cell table:formula="of:=([.K83]*(1-[.N83])-[.$O$1])*0.93-[.$C83]" office:value-type="float" office:value="65.29830272" calcext:value-type="float">
            <text:p>65.29830272</text:p>
          </table:table-cell>
          <table:table-cell table:formula="of:=[.P83]-[.D83]" office:value-type="float" office:value="45.02955272" calcext:value-type="float">
            <text:p>45.02955272</text:p>
          </table:table-cell>
          <table:table-cell table:formula="of:=[.P83]/[.K83]" office:value-type="percentage" office:value="0.185443153976459" calcext:value-type="percentage">
            <text:p>19%</text:p>
          </table:table-cell>
          <table:table-cell table:formula="of:=[.Q83]/[.K83]" office:value-type="percentage" office:value="0.127881153578413" calcext:value-type="percentage">
            <text:p>13%</text:p>
          </table:table-cell>
          <table:table-cell table:number-columns-repeated="4"/>
          <table:table-cell table:formula="of:=[.T83]-[.V8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style-name="ce18" table:formula="of:=1-([.I84]/[.B84])" office:value-type="float" office:value="0.49" calcext:value-type="float">
            <text:p>0.49</text:p>
          </table:table-cell>
          <table:table-cell table:style-name="ce17" table:formula="of:=[.B84]*(100-[.E84])/100" office:value-type="float" office:value="554.88" calcext:value-type="float">
            <text:p>554.88</text:p>
          </table:table-cell>
          <table:table-cell table:style-name="ce24" table:formula="of:=[.H84]*(100-[.F84])/100" office:value-type="float" office:value="416.16" calcext:value-type="float">
            <text:p>416.16</text:p>
          </table:table-cell>
          <table:table-cell office:value-type="float" office:value="0" calcext:value-type="float">
            <text:p>0</text:p>
          </table:table-cell>
          <table:table-cell table:style-name="ce5" table:formula="of:=[.I84]*(100-[.J84])/100" office:value-type="float" office:value="416.16" calcext:value-type="float">
            <text:p>416.16</text:p>
          </table:table-cell>
          <table:table-cell table:style-name="ce29" table:formula="of:=([.B84]-[.I84])/[.B84]" office:value-type="percentage" office:value="0.49" calcext:value-type="percentage">
            <text:p>49%</text:p>
          </table:table-cell>
          <table:table-cell table:style-name="ce29" table:formula="of:=([.$B84]-[.K84])/[.$B84]" office:value-type="percentage" office:value="0.49" calcext:value-type="percentage">
            <text:p>49%</text:p>
          </table:table-cell>
          <table:table-cell table:formula="of:=MAX(12-[.J84]; 1)/100" office:value-type="percentage" office:value="0.12" calcext:value-type="percentage">
            <text:p>12%</text:p>
          </table:table-cell>
          <table:table-cell table:style-name="ce18"/>
          <table:table-cell table:formula="of:=([.K84]*(1-[.N84])-[.$O$1])*0.93-[.$C84]" office:value-type="float" office:value="94.785344" calcext:value-type="float">
            <text:p>94.785344</text:p>
          </table:table-cell>
          <table:table-cell table:formula="of:=[.P84]-[.D84]" office:value-type="float" office:value="74.516594" calcext:value-type="float">
            <text:p>74.516594</text:p>
          </table:table-cell>
          <table:table-cell table:style-name="ce31" table:formula="of:=[.P84]/[.K84]" office:value-type="percentage" office:value="0.227761783929258" calcext:value-type="percentage">
            <text:p>23%</text:p>
          </table:table-cell>
          <table:table-cell table:style-name="ce31" table:formula="of:=[.Q84]/[.K84]" office:value-type="percentage" office:value="0.179057559592464" calcext:value-type="percentage">
            <text:p>18%</text:p>
          </table:table-cell>
          <table:table-cell table:number-columns-repeated="4"/>
          <table:table-cell table:formula="of:=[.T84]-[.V8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style-name="ce18" table:formula="of:=1-([.I85]/[.B85])" office:value-type="float" office:value="0.5385" calcext:value-type="float">
            <text:p>0.5385</text:p>
          </table:table-cell>
          <table:table-cell table:style-name="ce17" table:formula="of:=[.B85]*(100-[.E85])/100" office:value-type="float" office:value="530.4" calcext:value-type="float">
            <text:p>530.4</text:p>
          </table:table-cell>
          <table:table-cell table:style-name="ce24" table:formula="of:=[.H85]*(100-[.F85])/100" office:value-type="float" office:value="376.584" calcext:value-type="float">
            <text:p>376.584</text:p>
          </table:table-cell>
          <table:table-cell office:value-type="float" office:value="0" calcext:value-type="float">
            <text:p>0</text:p>
          </table:table-cell>
          <table:table-cell table:formula="of:=[.I85]*(100-[.J85])/100" office:value-type="float" office:value="376.584" calcext:value-type="float">
            <text:p>376.584</text:p>
          </table:table-cell>
          <table:table-cell table:style-name="ce29" table:formula="of:=([.B85]-[.I85])/[.B85]" office:value-type="percentage" office:value="0.5385" calcext:value-type="percentage">
            <text:p>54%</text:p>
          </table:table-cell>
          <table:table-cell table:style-name="ce29" table:formula="of:=([.$B85]-[.K85])/[.$B85]" office:value-type="percentage" office:value="0.5385" calcext:value-type="percentage">
            <text:p>54%</text:p>
          </table:table-cell>
          <table:table-cell table:formula="of:=MAX(12-[.J85]; 1)/100" office:value-type="percentage" office:value="0.12" calcext:value-type="percentage">
            <text:p>12%</text:p>
          </table:table-cell>
          <table:table-cell table:style-name="ce18"/>
          <table:table-cell table:formula="of:=([.K85]*(1-[.N85])-[.$O$1])*0.93-[.$C85]" office:value-type="float" office:value="62.3963456" calcext:value-type="float">
            <text:p>62.3963456</text:p>
          </table:table-cell>
          <table:table-cell table:formula="of:=[.P85]-[.D85]" office:value-type="float" office:value="42.1275956" calcext:value-type="float">
            <text:p>42.1275956</text:p>
          </table:table-cell>
          <table:table-cell table:formula="of:=[.P85]/[.K85]" office:value-type="percentage" office:value="0.165690378773394" calcext:value-type="percentage">
            <text:p>17%</text:p>
          </table:table-cell>
          <table:table-cell table:formula="of:=[.Q85]/[.K85]" office:value-type="percentage" office:value="0.111867725660145" calcext:value-type="percentage">
            <text:p>11%</text:p>
          </table:table-cell>
          <table:table-cell table:number-columns-repeated="4"/>
          <table:table-cell table:formula="of:=[.T85]-[.V8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86]/[.B86])" office:value-type="float" office:value="0.37" calcext:value-type="float">
            <text:p>0.37</text:p>
          </table:table-cell>
          <table:table-cell table:style-name="ce17" table:formula="of:=[.B86]*(100-[.E86])/100" office:value-type="float" office:value="571.2" calcext:value-type="float">
            <text:p>571.2</text:p>
          </table:table-cell>
          <table:table-cell table:style-name="ce24" table:formula="of:=[.H86]*(100-[.F86])/100" office:value-type="float" office:value="514.08" calcext:value-type="float">
            <text:p>514.08</text:p>
          </table:table-cell>
          <table:table-cell table:style-name="ce24" office:value-type="float" office:value="7" calcext:value-type="float">
            <text:p>7</text:p>
          </table:table-cell>
          <table:table-cell table:formula="of:=[.I86]*(100-[.J86])/100" office:value-type="float" office:value="478.0944" calcext:value-type="float">
            <text:p>478.0944</text:p>
          </table:table-cell>
          <table:table-cell table:style-name="ce29" table:formula="of:=([.B86]-[.I86])/[.B86]" office:value-type="percentage" office:value="0.37" calcext:value-type="percentage">
            <text:p>37%</text:p>
          </table:table-cell>
          <table:table-cell table:style-name="ce29" table:formula="of:=([.$B86]-[.K86])/[.$B86]" office:value-type="percentage" office:value="0.4141" calcext:value-type="percentage">
            <text:p>41%</text:p>
          </table:table-cell>
          <table:table-cell table:formula="of:=MAX(12-[.J86]; 1)/100" office:value-type="percentage" office:value="0.05" calcext:value-type="percentage">
            <text:p>5%</text:p>
          </table:table-cell>
          <table:table-cell table:style-name="ce18"/>
          <table:table-cell table:formula="of:=([.K86]*(1-[.N86])-[.$O$1])*0.93-[.$C86]" office:value-type="float" office:value="176.5964024" calcext:value-type="float">
            <text:p>176.5964024</text:p>
          </table:table-cell>
          <table:table-cell table:formula="of:=[.P86]-[.D86]" office:value-type="float" office:value="156.3276524" calcext:value-type="float">
            <text:p>156.3276524</text:p>
          </table:table-cell>
          <table:table-cell table:formula="of:=[.P86]/[.K86]" office:value-type="percentage" office:value="0.369375592769963" calcext:value-type="percentage">
            <text:p>37%</text:p>
          </table:table-cell>
          <table:table-cell table:formula="of:=[.Q86]/[.K86]" office:value-type="percentage" office:value="0.32698072263553" calcext:value-type="percentage">
            <text:p>33%</text:p>
          </table:table-cell>
          <table:table-cell table:number-columns-repeated="4"/>
          <table:table-cell table:formula="of:=[.T86]-[.V8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90" calcext:value-type="float">
            <text:p>190</text:p>
          </table:table-cell>
          <table:table-cell table:formula="of:=[$затраты.$E$11]" office:value-type="float" office:value="20.26875" calcext:value-type="float">
            <text:p>20.2687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8" calcext:value-type="float">
            <text:p>18</text:p>
          </table:table-cell>
          <table:table-cell table:style-name="ce18" table:formula="of:=1-([.I87]/[.B87])" office:value-type="float" office:value="0.549" calcext:value-type="float">
            <text:p>0.549</text:p>
          </table:table-cell>
          <table:table-cell table:style-name="ce17" table:formula="of:=[.B87]*(100-[.E87])/100" office:value-type="float" office:value="448.8" calcext:value-type="float">
            <text:p>448.8</text:p>
          </table:table-cell>
          <table:table-cell table:style-name="ce24" table:formula="of:=[.H87]*(100-[.F87])/100" office:value-type="float" office:value="368.016" calcext:value-type="float">
            <text:p>368.016</text:p>
          </table:table-cell>
          <table:table-cell table:style-name="ce24" office:value-type="float" office:value="7" calcext:value-type="float">
            <text:p>7</text:p>
          </table:table-cell>
          <table:table-cell table:formula="of:=[.I87]*(100-[.J87])/100" office:value-type="float" office:value="342.25488" calcext:value-type="float">
            <text:p>342.25488</text:p>
          </table:table-cell>
          <table:table-cell table:style-name="ce29" table:formula="of:=([.B87]-[.I87])/[.B87]" office:value-type="percentage" office:value="0.549" calcext:value-type="percentage">
            <text:p>55%</text:p>
          </table:table-cell>
          <table:table-cell table:style-name="ce29" table:formula="of:=([.$B87]-[.K87])/[.$B87]" office:value-type="percentage" office:value="0.58057" calcext:value-type="percentage">
            <text:p>58%</text:p>
          </table:table-cell>
          <table:table-cell table:formula="of:=MAX(12-[.J87]; 1)/100" office:value-type="percentage" office:value="0.05" calcext:value-type="percentage">
            <text:p>5%</text:p>
          </table:table-cell>
          <table:table-cell table:style-name="ce18"/>
          <table:table-cell table:formula="of:=([.K87]*(1-[.N87])-[.$O$1])*0.93-[.$C87]" office:value-type="float" office:value="56.58218648" calcext:value-type="float">
            <text:p>56.58218648</text:p>
          </table:table-cell>
          <table:table-cell table:formula="of:=[.P87]-[.D87]" office:value-type="float" office:value="36.31343648" calcext:value-type="float">
            <text:p>36.31343648</text:p>
          </table:table-cell>
          <table:table-cell table:formula="of:=[.P87]/[.K87]" office:value-type="percentage" office:value="0.165321781474672" calcext:value-type="percentage">
            <text:p>17%</text:p>
          </table:table-cell>
          <table:table-cell table:formula="of:=[.Q87]/[.K87]" office:value-type="percentage" office:value="0.106100565987547" calcext:value-type="percentage">
            <text:p>11%</text:p>
          </table:table-cell>
          <table:table-cell table:number-columns-repeated="4"/>
          <table:table-cell table:formula="of:=[.T87]-[.V8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8" table:formula="of:=1-([.I88]/[.B88])" office:value-type="string" office:string-value="" calcext:value-type="error">
            <text:p>#ДЕЛ/0!</text:p>
          </table:table-cell>
          <table:table-cell table:number-columns-repeated="6"/>
          <table:table-cell table:formula="of:=MAX(12-[.J88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8" table:formula="of:=1-([.I89]/[.B89])" office:value-type="string" office:string-value="" calcext:value-type="error">
            <text:p>#ДЕЛ/0!</text:p>
          </table:table-cell>
          <table:table-cell table:number-columns-repeated="6"/>
          <table:table-cell table:formula="of:=MAX(12-[.J89]; 1)/100" office:value-type="percentage" office:value="0.12" calcext:value-type="percentage">
            <text:p>1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0x140</text:p>
          </table:table-cell>
          <table:table-cell office:value-type="float" office:value="890" calcext:value-type="float">
            <text:p>890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18" table:formula="of:=1-([.I90]/[.B90])" office:value-type="float" office:value="0.488" calcext:value-type="float">
            <text:p>0.488</text:p>
          </table:table-cell>
          <table:table-cell table:style-name="ce17" table:formula="of:=[.B90]*(100-[.E90])/100" office:value-type="float" office:value="569.6" calcext:value-type="float">
            <text:p>569.6</text:p>
          </table:table-cell>
          <table:table-cell table:style-name="ce24" table:formula="of:=[.H90]*(100-[.F90])/100" office:value-type="float" office:value="455.68" calcext:value-type="float">
            <text:p>455.68</text:p>
          </table:table-cell>
          <table:table-cell office:value-type="float" office:value="12" calcext:value-type="float">
            <text:p>12</text:p>
          </table:table-cell>
          <table:table-cell table:formula="of:=[.I90]*(100-[.J90])/100" office:value-type="float" office:value="400.9984" calcext:value-type="float">
            <text:p>400.9984</text:p>
          </table:table-cell>
          <table:table-cell table:style-name="ce29" table:formula="of:=([.B90]-[.I90])/[.B90]" office:value-type="percentage" office:value="0.488" calcext:value-type="percentage">
            <text:p>49%</text:p>
          </table:table-cell>
          <table:table-cell table:style-name="ce29" table:formula="of:=([.$B90]-[.K90])/[.$B90]" office:value-type="percentage" office:value="0.54944" calcext:value-type="percentage">
            <text:p>55%</text:p>
          </table:table-cell>
          <table:table-cell table:formula="of:=MAX(12-[.J90]; 1)/100" office:value-type="percentage" office:value="0.01" calcext:value-type="percentage">
            <text:p>1%</text:p>
          </table:table-cell>
          <table:table-cell table:style-name="ce18"/>
          <table:table-cell table:formula="of:=([.K90]*(1-[.N90])-[.$O$1])*0.93-[.$C90]" office:value-type="float" office:value="138.39922688" calcext:value-type="float">
            <text:p>138.39922688</text:p>
          </table:table-cell>
          <table:table-cell table:formula="of:=[.P90]-[.D90]" office:value-type="float" office:value="119.98672688" calcext:value-type="float">
            <text:p>119.98672688</text:p>
          </table:table-cell>
          <table:table-cell table:formula="of:=[.P90]/[.K90]" office:value-type="percentage" office:value="0.345136606230848" calcext:value-type="percentage">
            <text:p>35%</text:p>
          </table:table-cell>
          <table:table-cell table:formula="of:=[.Q90]/[.K90]" office:value-type="percentage" office:value="0.299219964169433" calcext:value-type="percentage">
            <text:p>30%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T90]-[.V90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style-name="ce18" table:formula="of:=1-([.I91]/[.B91])" office:value-type="float" office:value="0.536" calcext:value-type="float">
            <text:p>0.536</text:p>
          </table:table-cell>
          <table:table-cell table:style-name="ce17" table:formula="of:=[.B91]*(100-[.E91])/100" office:value-type="float" office:value="516.2" calcext:value-type="float">
            <text:p>516.2</text:p>
          </table:table-cell>
          <table:table-cell table:style-name="ce24" table:formula="of:=[.H91]*(100-[.F91])/100" office:value-type="float" office:value="412.96" calcext:value-type="float">
            <text:p>412.96</text:p>
          </table:table-cell>
          <table:table-cell office:value-type="float" office:value="7" calcext:value-type="float">
            <text:p>7</text:p>
          </table:table-cell>
          <table:table-cell table:formula="of:=[.I91]*(100-[.J91])/100" office:value-type="float" office:value="384.0528" calcext:value-type="float">
            <text:p>384.0528</text:p>
          </table:table-cell>
          <table:table-cell table:style-name="ce29" table:formula="of:=([.B91]-[.I91])/[.B91]" office:value-type="percentage" office:value="0.536" calcext:value-type="percentage">
            <text:p>54%</text:p>
          </table:table-cell>
          <table:table-cell table:style-name="ce29" table:formula="of:=([.$B91]-[.K91])/[.$B91]" office:value-type="percentage" office:value="0.56848" calcext:value-type="percentage">
            <text:p>57%</text:p>
          </table:table-cell>
          <table:table-cell table:formula="of:=MAX(12-[.J91]; 1)/100" office:value-type="percentage" office:value="0.05" calcext:value-type="percentage">
            <text:p>5%</text:p>
          </table:table-cell>
          <table:table-cell table:style-name="ce18"/>
          <table:table-cell table:formula="of:=([.K91]*(1-[.N91])-[.$O$1])*0.93-[.$C91]" office:value-type="float" office:value="108.5106488" calcext:value-type="float">
            <text:p>108.5106488</text:p>
          </table:table-cell>
          <table:table-cell table:formula="of:=[.P91]-[.D91]" office:value-type="float" office:value="90.0981488" calcext:value-type="float">
            <text:p>90.0981488</text:p>
          </table:table-cell>
          <table:table-cell table:formula="of:=[.P91]/[.K91]" office:value-type="percentage" office:value="0.282540965200618" calcext:value-type="percentage">
            <text:p>28%</text:p>
          </table:table-cell>
          <table:table-cell table:formula="of:=[.Q91]/[.K91]" office:value-type="percentage" office:value="0.234598338561781" calcext:value-type="percentage">
            <text:p>23%</text:p>
          </table:table-cell>
          <table:table-cell table:number-columns-repeated="4"/>
          <table:table-cell table:formula="of:=[.T91]-[.V9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18" table:formula="of:=1-([.I92]/[.B92])" office:value-type="float" office:value="0.558" calcext:value-type="float">
            <text:p>0.558</text:p>
          </table:table-cell>
          <table:table-cell table:style-name="ce17" table:formula="of:=[.B92]*(100-[.E92])/100" office:value-type="float" office:value="605.2" calcext:value-type="float">
            <text:p>605.2</text:p>
          </table:table-cell>
          <table:table-cell table:style-name="ce24" table:formula="of:=[.H92]*(100-[.F92])/100" office:value-type="float" office:value="393.38" calcext:value-type="float">
            <text:p>393.38</text:p>
          </table:table-cell>
          <table:table-cell office:value-type="float" office:value="0" calcext:value-type="float">
            <text:p>0</text:p>
          </table:table-cell>
          <table:table-cell table:style-name="ce5" table:formula="of:=[.I92]*(100-[.J92])/100" office:value-type="float" office:value="393.38" calcext:value-type="float">
            <text:p>393.38</text:p>
          </table:table-cell>
          <table:table-cell table:style-name="ce29" table:formula="of:=([.B92]-[.I92])/[.B92]" office:value-type="percentage" office:value="0.558" calcext:value-type="percentage">
            <text:p>56%</text:p>
          </table:table-cell>
          <table:table-cell table:style-name="ce29" table:formula="of:=([.$B92]-[.K92])/[.$B92]" office:value-type="percentage" office:value="0.558" calcext:value-type="percentage">
            <text:p>56%</text:p>
          </table:table-cell>
          <table:table-cell table:formula="of:=MAX(12-[.J92]; 1)/100" office:value-type="percentage" office:value="0.12" calcext:value-type="percentage">
            <text:p>12%</text:p>
          </table:table-cell>
          <table:table-cell table:style-name="ce18"/>
          <table:table-cell table:formula="of:=([.K92]*(1-[.N92])-[.$O$1])*0.93-[.$C92]" office:value-type="float" office:value="91.142192" calcext:value-type="float">
            <text:p>91.142192</text:p>
          </table:table-cell>
          <table:table-cell table:formula="of:=[.P92]-[.D92]" office:value-type="float" office:value="72.729692" calcext:value-type="float">
            <text:p>72.729692</text:p>
          </table:table-cell>
          <table:table-cell table:style-name="ce31" table:formula="of:=[.P92]/[.K92]" office:value-type="percentage" office:value="0.23168994865016" calcext:value-type="percentage">
            <text:p>23%</text:p>
          </table:table-cell>
          <table:table-cell table:style-name="ce20" table:formula="of:=[.Q92]/[.K92]" office:value-type="percentage" office:value="0.184884061213076" calcext:value-type="percentage">
            <text:p>18%</text:p>
          </table:table-cell>
          <table:table-cell table:number-columns-repeated="4"/>
          <table:table-cell table:formula="of:=[.T92]-[.V9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style-name="ce18" table:formula="of:=1-([.I93]/[.B93])" office:value-type="float" office:value="0.6035" calcext:value-type="float">
            <text:p>0.6035</text:p>
          </table:table-cell>
          <table:table-cell table:style-name="ce17" table:formula="of:=[.B93]*(100-[.E93])/100" office:value-type="float" office:value="578.5" calcext:value-type="float">
            <text:p>578.5</text:p>
          </table:table-cell>
          <table:table-cell table:style-name="ce24" table:formula="of:=[.H93]*(100-[.F93])/100" office:value-type="float" office:value="352.885" calcext:value-type="float">
            <text:p>352.885</text:p>
          </table:table-cell>
          <table:table-cell office:value-type="float" office:value="7" calcext:value-type="float">
            <text:p>7</text:p>
          </table:table-cell>
          <table:table-cell table:formula="of:=[.I93]*(100-[.J93])/100" office:value-type="float" office:value="328.18305" calcext:value-type="float">
            <text:p>328.18305</text:p>
          </table:table-cell>
          <table:table-cell table:style-name="ce29" table:formula="of:=([.B93]-[.I93])/[.B93]" office:value-type="percentage" office:value="0.6035" calcext:value-type="percentage">
            <text:p>60%</text:p>
          </table:table-cell>
          <table:table-cell table:style-name="ce29" table:formula="of:=([.$B93]-[.K93])/[.$B93]" office:value-type="percentage" office:value="0.631255" calcext:value-type="percentage">
            <text:p>63%</text:p>
          </table:table-cell>
          <table:table-cell table:formula="of:=MAX(12-[.J93]; 1)/100" office:value-type="percentage" office:value="0.05" calcext:value-type="percentage">
            <text:p>5%</text:p>
          </table:table-cell>
          <table:table-cell table:style-name="ce18"/>
          <table:table-cell table:formula="of:=([.K93]*(1-[.N93])-[.$O$1])*0.93-[.$C93]" office:value-type="float" office:value="59.149724675" calcext:value-type="float">
            <text:p>59.149724675</text:p>
          </table:table-cell>
          <table:table-cell table:formula="of:=[.P93]-[.D93]" office:value-type="float" office:value="40.737224675" calcext:value-type="float">
            <text:p>40.737224675</text:p>
          </table:table-cell>
          <table:table-cell table:formula="of:=[.P93]/[.K93]" office:value-type="percentage" office:value="0.180233941621909" calcext:value-type="percentage">
            <text:p>18%</text:p>
          </table:table-cell>
          <table:table-cell table:formula="of:=[.Q93]/[.K93]" office:value-type="percentage" office:value="0.124129581570407" calcext:value-type="percentage">
            <text:p>12%</text:p>
          </table:table-cell>
          <table:table-cell table:number-columns-repeated="4"/>
          <table:table-cell table:formula="of:=[.T93]-[.V9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8" table:formula="of:=1-([.I94]/[.B94])" office:value-type="float" office:value="0.37" calcext:value-type="float">
            <text:p>0.37</text:p>
          </table:table-cell>
          <table:table-cell table:style-name="ce17" table:formula="of:=[.B94]*(100-[.E94])/100" office:value-type="float" office:value="623" calcext:value-type="float">
            <text:p>623</text:p>
          </table:table-cell>
          <table:table-cell table:style-name="ce24" table:formula="of:=[.H94]*(100-[.F94])/100" office:value-type="float" office:value="560.7" calcext:value-type="float">
            <text:p>560.7</text:p>
          </table:table-cell>
          <table:table-cell table:style-name="ce24" office:value-type="float" office:value="7" calcext:value-type="float">
            <text:p>7</text:p>
          </table:table-cell>
          <table:table-cell table:formula="of:=[.I94]*(100-[.J94])/100" office:value-type="float" office:value="521.451" calcext:value-type="float">
            <text:p>521.451</text:p>
          </table:table-cell>
          <table:table-cell table:style-name="ce29" table:formula="of:=([.B94]-[.I94])/[.B94]" office:value-type="percentage" office:value="0.37" calcext:value-type="percentage">
            <text:p>37%</text:p>
          </table:table-cell>
          <table:table-cell table:style-name="ce29" table:formula="of:=([.$B94]-[.K94])/[.$B94]" office:value-type="percentage" office:value="0.4141" calcext:value-type="percentage">
            <text:p>41%</text:p>
          </table:table-cell>
          <table:table-cell table:formula="of:=MAX(12-[.J94]; 1)/100" office:value-type="percentage" office:value="0.05" calcext:value-type="percentage">
            <text:p>5%</text:p>
          </table:table-cell>
          <table:table-cell table:style-name="ce18"/>
          <table:table-cell table:formula="of:=([.K94]*(1-[.N94])-[.$O$1])*0.93-[.$C94]" office:value-type="float" office:value="229.9019585" calcext:value-type="float">
            <text:p>229.9019585</text:p>
          </table:table-cell>
          <table:table-cell table:formula="of:=[.P94]-[.D94]" office:value-type="float" office:value="211.4894585" calcext:value-type="float">
            <text:p>211.4894585</text:p>
          </table:table-cell>
          <table:table-cell table:formula="of:=[.P94]/[.K94]" office:value-type="percentage" office:value="0.440888901354106" calcext:value-type="percentage">
            <text:p>44%</text:p>
          </table:table-cell>
          <table:table-cell table:formula="of:=[.Q94]/[.K94]" office:value-type="percentage" office:value="0.405578776337566" calcext:value-type="percentage">
            <text:p>41%</text:p>
          </table:table-cell>
          <table:table-cell table:number-columns-repeated="4"/>
          <table:table-cell table:formula="of:=[.T94]-[.V9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75" calcext:value-type="float">
            <text:p>175</text:p>
          </table:table-cell>
          <table:table-cell table:formula="of:=[затраты.$E$2]" office:value-type="float" office:value="18.4125" calcext:value-type="float">
            <text:p>18.412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8" calcext:value-type="float">
            <text:p>18</text:p>
          </table:table-cell>
          <table:table-cell table:style-name="ce18" table:formula="of:=1-([.I95]/[.B95])" office:value-type="float" office:value="0.549" calcext:value-type="float">
            <text:p>0.549</text:p>
          </table:table-cell>
          <table:table-cell table:style-name="ce17" table:formula="of:=[.B95]*(100-[.E95])/100" office:value-type="float" office:value="489.5" calcext:value-type="float">
            <text:p>489.5</text:p>
          </table:table-cell>
          <table:table-cell table:style-name="ce24" table:formula="of:=[.H95]*(100-[.F95])/100" office:value-type="float" office:value="401.39" calcext:value-type="float">
            <text:p>401.39</text:p>
          </table:table-cell>
          <table:table-cell table:style-name="ce24" office:value-type="float" office:value="7" calcext:value-type="float">
            <text:p>7</text:p>
          </table:table-cell>
          <table:table-cell table:formula="of:=[.I95]*(100-[.J95])/100" office:value-type="float" office:value="373.2927" calcext:value-type="float">
            <text:p>373.2927</text:p>
          </table:table-cell>
          <table:table-cell table:style-name="ce29" table:formula="of:=([.B95]-[.I95])/[.B95]" office:value-type="percentage" office:value="0.549" calcext:value-type="percentage">
            <text:p>55%</text:p>
          </table:table-cell>
          <table:table-cell table:style-name="ce29" table:formula="of:=([.$B95]-[.K95])/[.$B95]" office:value-type="percentage" office:value="0.58057" calcext:value-type="percentage">
            <text:p>58%</text:p>
          </table:table-cell>
          <table:table-cell table:formula="of:=MAX(12-[.J95]; 1)/100" office:value-type="percentage" office:value="0.05" calcext:value-type="percentage">
            <text:p>5%</text:p>
          </table:table-cell>
          <table:table-cell table:style-name="ce18"/>
          <table:table-cell table:formula="of:=([.K95]*(1-[.N95])-[.$O$1])*0.93-[.$C95]" office:value-type="float" office:value="99.00410045" calcext:value-type="float">
            <text:p>99.00410045</text:p>
          </table:table-cell>
          <table:table-cell table:formula="of:=[.P95]-[.D95]" office:value-type="float" office:value="80.59160045" calcext:value-type="float">
            <text:p>80.59160045</text:p>
          </table:table-cell>
          <table:table-cell table:formula="of:=[.P95]/[.K95]" office:value-type="percentage" office:value="0.265218420960281" calcext:value-type="percentage">
            <text:p>27%</text:p>
          </table:table-cell>
          <table:table-cell table:formula="of:=[.Q95]/[.K95]" office:value-type="percentage" office:value="0.2158938560813" calcext:value-type="percentage">
            <text:p>22%</text:p>
          </table:table-cell>
          <table:table-cell table:number-columns-repeated="4"/>
          <table:table-cell table:formula="of:=[.T95]-[.V95]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траты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ИТОГО</text:p>
          </table:table-cell>
          <table:table-cell table:style-name="ce5" office:value-type="string" calcext:value-type="string">
            <text:p>ИТОГО С РАБ И СЕБС</text:p>
          </table:table-cell>
          <table:table-cell table:style-name="ce5" office:value-type="string" calcext:value-type="string">
            <text:p>ИТОГО С РАБ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пакет</text:p>
          </table:table-cell>
          <table:table-cell office:value-type="string" calcext:value-type="string">
            <text:p>этикетка</text:p>
          </table:table-cell>
          <table:table-cell office:value-type="string" calcext:value-type="string">
            <text:p>доставка</text:p>
          </table:table-cell>
          <table:table-cell office:value-type="string" calcext:value-type="string">
            <text:p>отгрузка</text:p>
          </table:table-cell>
          <table:table-cell office:value-type="string" calcext:value-type="string">
            <text:p>палет</text:p>
          </table:table-cell>
          <table:table-cell office:value-type="string" calcext:value-type="string">
            <text:p>стретч</text:p>
          </table:table-cell>
          <table:table-cell office:value-type="string" calcext:value-type="string">
            <text:p>скотч</text:p>
          </table:table-cell>
          <table:table-cell office:value-type="string" calcext:value-type="string">
            <text:p>работа</text:p>
          </table:table-cell>
          <table:table-cell office:value-type="string" calcext:value-type="string">
            <text:p>себстоимость</text:p>
          </table:table-cell>
        </table:table-row>
        <table:table-row table:style-name="ro1">
          <table:table-cell office:value-type="string" calcext:value-type="string">
            <text:p>Полотенце 70x140</text:p>
          </table:table-cell>
          <table:table-cell table:style-name="ce5" office:value-type="string" calcext:value-type="string">
            <text:p>70x140</text:p>
          </table:table-cell>
          <table:table-cell table:formula="of:=SUM([.F2:.Q2])-[.N2]-[.O2]" office:value-type="float" office:value="8.91250000000002" calcext:value-type="float">
            <text:p>8.91250000000002</text:p>
          </table:table-cell>
          <table:table-cell table:style-name="ce21" table:formula="of:=SUM([.F2:.Q2])" office:value-type="float" office:value="195.4125" calcext:value-type="float">
            <text:p>195.4125</text:p>
          </table:table-cell>
          <table:table-cell table:style-name="ce5" table:formula="of:=[.D2]-[.O2]" office:value-type="float" office:value="18.4125" calcext:value-type="float">
            <text:p>18.4125</text:p>
          </table:table-cell>
          <table:table-cell table:formula="of:=54/30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formula="of:=100/16/30" office:value-type="float" office:value="0.208333333333333" calcext:value-type="float">
            <text:p>0.208333333333333</text:p>
          </table:table-cell>
          <table:table-cell table:formula="of:=[.L2]/2" office:value-type="float" office:value="0.104166666666667" calcext:value-type="float">
            <text:p>0.104166666666667</text:p>
          </table:table-cell>
          <table:table-cell table:formula="of:=190*0.05" office:value-type="float" office:value="9.5" calcext:value-type="float">
            <text:p>9.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Комплект полотенец 70x140 2 шт</text:p>
          </table:table-cell>
          <table:table-cell table:style-name="ce5" office:value-type="string" calcext:value-type="string">
            <text:p>2x 70x140</text:p>
          </table:table-cell>
          <table:table-cell table:formula="of:=SUM([.F3:.Q3])-[.N3]-[.O3]" office:value-type="float" office:value="15.68125" calcext:value-type="float">
            <text:p>15.68125</text:p>
          </table:table-cell>
          <table:table-cell table:style-name="ce21" table:formula="of:=SUM([.F3:.Q3])" office:value-type="float" office:value="392.48125" calcext:value-type="float">
            <text:p>392.48125</text:p>
          </table:table-cell>
          <table:table-cell table:style-name="ce5" table:formula="of:=[.D3]-[.O3]" office:value-type="float" office:value="38.48125" calcext:value-type="float">
            <text:p>38.48125</text:p>
          </table:table-cell>
          <table:table-cell table:formula="of:=2*1.8" office:value-type="float" office:value="3.6" calcext:value-type="float">
            <text:p>3.6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formula="of:=1.5*2" office:value-type="float" office:value="3" calcext:value-type="float">
            <text:p>3</text:p>
          </table:table-cell>
          <table:table-cell table:formula="of:=1.5*2" office:value-type="float" office:value="3" calcext:value-type="float">
            <text:p>3</text:p>
          </table:table-cell>
          <table:table-cell table:formula="of:=0.5*2" office:value-type="float" office:value="1" calcext:value-type="float">
            <text:p>1</text:p>
          </table:table-cell>
          <table:table-cell table:formula="of:=100/16/12" office:value-type="float" office:value="0.520833333333333" calcext:value-type="float">
            <text:p>0.520833333333333</text:p>
          </table:table-cell>
          <table:table-cell table:formula="of:=[.L3]/2" office:value-type="float" office:value="0.260416666666667" calcext:value-type="float">
            <text:p>0.260416666666667</text:p>
          </table:table-cell>
          <table:table-cell table:formula="of:=190*2*0.06" office:value-type="float" office:value="22.8" calcext:value-type="float">
            <text:p>22.8</text:p>
          </table:table-cell>
          <table:table-cell table:formula="of:=[.O2]*2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Комплект полотенец 70x140 3 шт</text:p>
          </table:table-cell>
          <table:table-cell table:style-name="ce5" office:value-type="string" calcext:value-type="string">
            <text:p>3x 70x140</text:p>
          </table:table-cell>
          <table:table-cell table:formula="of:=SUM([.F4:.Q4])-[.N4]-[.O4]" office:value-type="float" office:value="21.7624999999999" calcext:value-type="float">
            <text:p>21.7624999999999</text:p>
          </table:table-cell>
          <table:table-cell table:style-name="ce21" table:formula="of:=SUM([.F4:.Q4])" office:value-type="float" office:value="586.9625" calcext:value-type="float">
            <text:p>586.9625</text:p>
          </table:table-cell>
          <table:table-cell table:style-name="ce5" table:formula="of:=[.D4]-[.O4]" office:value-type="float" office:value="55.9625" calcext:value-type="float">
            <text:p>55.9625</text:p>
          </table:table-cell>
          <table:table-cell table:formula="of:=3*1.8"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formula="of:=1.5*3" office:value-type="float" office:value="4.5" calcext:value-type="float">
            <text:p>4.5</text:p>
          </table:table-cell>
          <table:table-cell table:formula="of:=1.5*3" office:value-type="float" office:value="4.5" calcext:value-type="float">
            <text:p>4.5</text:p>
          </table:table-cell>
          <table:table-cell table:formula="of:=0.5*3" office:value-type="float" office:value="1.5" calcext:value-type="float">
            <text:p>1.5</text:p>
          </table:table-cell>
          <table:table-cell table:formula="of:=100/16/6" office:value-type="float" office:value="1.04166666666667" calcext:value-type="float">
            <text:p>1.04166666666667</text:p>
          </table:table-cell>
          <table:table-cell table:formula="of:=[.L4]/2" office:value-type="float" office:value="0.520833333333333" calcext:value-type="float">
            <text:p>0.520833333333333</text:p>
          </table:table-cell>
          <table:table-cell table:formula="of:=190*3*0.06" office:value-type="float" office:value="34.2" calcext:value-type="float">
            <text:p>34.2</text:p>
          </table:table-cell>
          <table:table-cell table:formula="of:=[.O2]*3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Комплект полотенец "Домашний" 3 шт, 70x140, 50x90, 40x70</text:p>
          </table:table-cell>
          <table:table-cell table:style-name="ce5" office:value-type="string" calcext:value-type="string">
            <text:p>70x140,50x90,40x70</text:p>
          </table:table-cell>
          <table:table-cell table:formula="of:=SUM([.F5:.Q5])-[.N5]-[.O5]" office:value-type="float" office:value="15.68125" calcext:value-type="float">
            <text:p>15.68125</text:p>
          </table:table-cell>
          <table:table-cell table:style-name="ce21" table:formula="of:=SUM([.F5:.Q5])" office:value-type="float" office:value="349.68125" calcext:value-type="float">
            <text:p>349.68125</text:p>
          </table:table-cell>
          <table:table-cell table:style-name="ce5" table:formula="of:=[.D5]-[.O5]" office:value-type="float" office:value="32.68125" calcext:value-type="float">
            <text:p>32.68125</text:p>
          </table:table-cell>
          <table:table-cell table:formula="of:=2*1.8"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formula="of:=1.5*2" office:value-type="float" office:value="3" calcext:value-type="float">
            <text:p>3</text:p>
          </table:table-cell>
          <table:table-cell table:formula="of:=1.5*2" office:value-type="float" office:value="3" calcext:value-type="float">
            <text:p>3</text:p>
          </table:table-cell>
          <table:table-cell table:formula="of:=0.5*2" office:value-type="float" office:value="1" calcext:value-type="float">
            <text:p>1</text:p>
          </table:table-cell>
          <table:table-cell table:formula="of:=100/16/12" office:value-type="float" office:value="0.520833333333333" calcext:value-type="float">
            <text:p>0.520833333333333</text:p>
          </table:table-cell>
          <table:table-cell table:formula="of:=[.L5]/2" office:value-type="float" office:value="0.260416666666667" calcext:value-type="float">
            <text:p>0.260416666666667</text:p>
          </table:table-cell>
          <table:table-cell table:formula="of:=(190+92+58)*0.05" office:value-type="float" office:value="17" calcext:value-type="float">
            <text:p>17</text:p>
          </table:table-cell>
          <table:table-cell table:formula="of:=55+[.O2]+[.O10]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Простыня 180x210</text:p>
          </table:table-cell>
          <table:table-cell table:style-name="ce5" office:value-type="string" calcext:value-type="string">
            <text:p>180x210</text:p>
          </table:table-cell>
          <table:table-cell table:formula="of:=SUM([.F6:.Q6])-[.N6]-[.O6]" office:value-type="float" office:value="27.6392857142857" calcext:value-type="float">
            <text:p>27.6392857142857</text:p>
          </table:table-cell>
          <table:table-cell table:style-name="ce21" table:formula="of:=SUM([.F6:.Q6])" office:value-type="float" office:value="746.879285714286" calcext:value-type="float">
            <text:p>746.879285714286</text:p>
          </table:table-cell>
          <table:table-cell table:style-name="ce5" table:formula="of:=[.D6]-[.O6]" office:value-type="float" office:value="57.8792857142857" calcext:value-type="float">
            <text:p>57.8792857142857</text:p>
          </table:table-cell>
          <table:table-cell table:formula="of:=56/7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formula="of:=100/7/16" office:value-type="float" office:value="0.892857142857143" calcext:value-type="float">
            <text:p>0.892857142857143</text:p>
          </table:table-cell>
          <table:table-cell table:formula="of:=[.L6]/2" office:value-type="float" office:value="0.446428571428571" calcext:value-type="float">
            <text:p>0.446428571428571</text:p>
          </table:table-cell>
          <table:table-cell table:formula="of:=756*0.04" office:value-type="float" office:value="30.24" calcext:value-type="float">
            <text:p>30.2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Простыня 150x210</text:p>
          </table:table-cell>
          <table:table-cell table:style-name="ce5" office:value-type="string" calcext:value-type="string">
            <text:p>150x210</text:p>
          </table:table-cell>
          <table:table-cell table:formula="of:=SUM([.F7:.Q7])-[.N7]-[.O7]" office:value-type="float" office:value="23.9718750000001" calcext:value-type="float">
            <text:p>23.9718750000001</text:p>
          </table:table-cell>
          <table:table-cell table:style-name="ce21" table:formula="of:=SUM([.F7:.Q7])" office:value-type="float" office:value="613.771875" calcext:value-type="float">
            <text:p>613.771875</text:p>
          </table:table-cell>
          <table:table-cell table:style-name="ce5" table:formula="of:=[.D7]-[.O7]" office:value-type="float" office:value="48.771875" calcext:value-type="float">
            <text:p>48.7718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4.5" calcext:value-type="float">
            <text:p>4.5</text:p>
          </table:table-cell>
          <table:table-cell table:formula="of:=1.5" office:value-type="float" office:value="1.5" calcext:value-type="float">
            <text:p>1.5</text:p>
          </table:table-cell>
          <table:table-cell table:formula="of:=100/8/16" office:value-type="float" office:value="0.78125" calcext:value-type="float">
            <text:p>0.78125</text:p>
          </table:table-cell>
          <table:table-cell table:formula="of:=[.L7]/2" office:value-type="float" office:value="0.390625" calcext:value-type="float">
            <text:p>0.390625</text:p>
          </table:table-cell>
          <table:table-cell table:formula="of:=620*0.04" office:value-type="float" office:value="24.8" calcext:value-type="float">
            <text:p>24.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Полотенце 100x180</text:p>
          </table:table-cell>
          <table:table-cell table:style-name="ce5" office:value-type="string" calcext:value-type="string">
            <text:p>100x180</text:p>
          </table:table-cell>
          <table:table-cell table:formula="of:=SUM([.F8:.Q8])-[.N8]-[.O8]" office:value-type="float" office:value="15.5696428571429" calcext:value-type="float">
            <text:p>15.5696428571429</text:p>
          </table:table-cell>
          <table:table-cell table:style-name="ce21" table:formula="of:=SUM([.F8:.Q8])" office:value-type="float" office:value="371.569642857143" calcext:value-type="float">
            <text:p>371.569642857143</text:p>
          </table:table-cell>
          <table:table-cell table:style-name="ce5" table:formula="of:=[.D8]-[.O8]" office:value-type="float" office:value="46.5696428571429" calcext:value-type="float">
            <text:p>46.5696428571429</text:p>
          </table:table-cell>
          <table:table-cell table:formula="of:=56/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100/14/16" office:value-type="float" office:value="0.446428571428571" calcext:value-type="float">
            <text:p>0.446428571428571</text:p>
          </table:table-cell>
          <table:table-cell table:formula="of:=[.L8]/2" office:value-type="float" office:value="0.223214285714286" calcext:value-type="float">
            <text:p>0.223214285714286</text:p>
          </table:table-cell>
          <table:table-cell table:formula="of:=620*0.05" office:value-type="float" office:value="31" calcext:value-type="float">
            <text:p>3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Комплект полотенец 40x70 3 шт</text:p>
          </table:table-cell>
          <table:table-cell table:style-name="ce5" office:value-type="string" calcext:value-type="string">
            <text:p>3x 40x70</text:p>
          </table:table-cell>
          <table:table-cell table:formula="of:=SUM([.F9:.Q9])-[.N9]-[.O9]" office:value-type="float" office:value="8.86041666666668" calcext:value-type="float">
            <text:p>8.86041666666668</text:p>
          </table:table-cell>
          <table:table-cell table:style-name="ce21" table:formula="of:=SUM([.F9:.Q9])" office:value-type="float" office:value="183.360416666667" calcext:value-type="float">
            <text:p>183.360416666667</text:p>
          </table:table-cell>
          <table:table-cell table:style-name="ce5" table:formula="of:=[.D9]-[.O9]" office:value-type="float" office:value="18.3604166666667" calcext:value-type="float">
            <text:p>18.3604166666667</text:p>
          </table:table-cell>
          <table:table-cell table:formula="of:=54/30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formula="of:=100/36/16" office:value-type="float" office:value="0.173611111111111" calcext:value-type="float">
            <text:p>0.173611111111111</text:p>
          </table:table-cell>
          <table:table-cell table:formula="of:=[.L9]/2" office:value-type="float" office:value="0.0868055555555556" calcext:value-type="float">
            <text:p>0.086805555555556</text:p>
          </table:table-cell>
          <table:table-cell table:formula="of:=190*0.05" office:value-type="float" office:value="9.5" calcext:value-type="float">
            <text:p>9.5</text:p>
          </table:table-cell>
          <table:table-cell table:formula="of:=55*3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Комплект полотенец 50x90 3 шт</text:p>
          </table:table-cell>
          <table:table-cell table:style-name="ce5" office:value-type="string" calcext:value-type="string">
            <text:p>3x 50x90</text:p>
          </table:table-cell>
          <table:table-cell table:formula="of:=SUM([.F10:.Q10])-[.N10]-[.O10]" office:value-type="float" office:value="12.76875" calcext:value-type="float">
            <text:p>12.76875</text:p>
          </table:table-cell>
          <table:table-cell table:style-name="ce21" table:formula="of:=SUM([.F10:.Q10])" office:value-type="float" office:value="112.01875" calcext:value-type="float">
            <text:p>112.01875</text:p>
          </table:table-cell>
          <table:table-cell table:style-name="ce5" table:formula="of:=[.D10]-[.O10]" office:value-type="float" office:value="27.01875" calcext:value-type="float">
            <text:p>27.018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/20/16" office:value-type="float" office:value="0.3125" calcext:value-type="float">
            <text:p>0.3125</text:p>
          </table:table-cell>
          <table:table-cell table:formula="of:=[.L10]/2" office:value-type="float" office:value="0.15625" calcext:value-type="float">
            <text:p>0.15625</text:p>
          </table:table-cell>
          <table:table-cell table:formula="of:=95*3*0.05" office:value-type="float" office:value="14.25" calcext:value-type="float">
            <text:p>14.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Комплект полотенец 40x70 3 шт</text:p>
          </table:table-cell>
          <table:table-cell table:style-name="ce5" office:value-type="string" calcext:value-type="string">
            <text:p>2x 50x90</text:p>
          </table:table-cell>
          <table:table-cell table:formula="of:=SUM([.F11:.Q11])-[.N11]-[.O11]" office:value-type="float" office:value="10.76875" calcext:value-type="float">
            <text:p>10.76875</text:p>
          </table:table-cell>
          <table:table-cell table:style-name="ce21" table:formula="of:=SUM([.F11:.Q11])" office:value-type="float" office:value="185.26875" calcext:value-type="float">
            <text:p>185.26875</text:p>
          </table:table-cell>
          <table:table-cell table:style-name="ce5" table:formula="of:=[.D11]-[.O11]" office:value-type="float" office:value="20.26875" calcext:value-type="float">
            <text:p>20.26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/20/16" office:value-type="float" office:value="0.3125" calcext:value-type="float">
            <text:p>0.3125</text:p>
          </table:table-cell>
          <table:table-cell table:formula="of:=[.L11]/2" office:value-type="float" office:value="0.15625" calcext:value-type="float">
            <text:p>0.15625</text:p>
          </table:table-cell>
          <table:table-cell table:formula="of:=95*2*0.05" office:value-type="float" office:value="9.5" calcext:value-type="float">
            <text:p>9.5</text:p>
          </table:table-cell>
          <table:table-cell table:formula="of:=55*3" office:value-type="float" office:value="165" calcext:value-type="float">
            <text:p>165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style-name="ce36"/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3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20:39:58.2575340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9:24:14.273460151</meta:creation-date>
    <dc:date>2020-12-23T11:33:23.620307791</dc:date>
    <meta:editing-duration>P9DT9H54M14S</meta:editing-duration>
    <meta:editing-cycles>163</meta:editing-cycles>
    <meta:generator>LibreOffice/6.0.7.3$Linux_X86_64 LibreOffice_project/00m0$Build-3</meta:generator>
    <meta:document-statistic meta:table-count="2" meta:cell-count="1604" meta:object-count="0"/>
  </office:meta>
</office:document-meta>
</file>